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F703BE9A.png" manifest:media-type="image/png"/>
  <manifest:file-entry manifest:full-path="Pictures/10000000000007800000043887B5DA25.png" manifest:media-type="image/png"/>
  <manifest:file-entry manifest:full-path="Pictures/10000001000001BD0000012572EB1744.png" manifest:media-type="image/png"/>
  <manifest:file-entry manifest:full-path="Pictures/10000001000001750000011D61CC8044.png" manifest:media-type="image/png"/>
  <manifest:file-entry manifest:full-path="Pictures/100000010000012700000114D71FC023.png" manifest:media-type="image/png"/>
  <manifest:file-entry manifest:full-path="Pictures/10000000000014A900000DC261A6779B.jpg" manifest:media-type="image/jpeg"/>
  <manifest:file-entry manifest:full-path="Pictures/100000010000014F00000100B23B5E63.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pitch="variable"/>
    <style:font-face style:name="Cambria" svg:font-family="Cambria" style:font-family-generic="roman" style:font-pitch="variable"/>
    <style:font-face style:name="Cambria1" svg:font-family="Cambria"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Noto Serif CJK SC" svg:font-family="'Noto Serif CJK SC'"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gr1" style:family="graphic">
      <style:graphic-properties loext:decorative="false"/>
    </style:style>
    <style:style style:name="gr2"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3" style:family="graphic" style:parent-style-name="standard">
      <style:graphic-properties svg:stroke-opacity="0%" draw:fill="bitmap" draw:fill-image-name="Capture_25_20d_2019_écran_25_20du_25_202024-10-31_25_2015-30-49" style:repeat="stretch" draw:fill-image-ref-point-x="0%" draw:fill-image-ref-point-y="0%" draw:fill-image-ref-point="center" draw:textarea-horizontal-align="justify" draw:textarea-vertical-align="middle" draw:auto-grow-height="false" fo:min-height="3.25cm" fo:min-width="6cm" loext:decorative="false"/>
    </style:style>
    <style:style style:name="gr4" style:family="graphic" style:parent-style-name="standard">
      <style:graphic-properties svg:stroke-opacity="0%" draw:fill="bitmap" draw:fill-image-name="Capture_25_20d_2019_écran_25_20du_25_202024-10-31_25_2015-31-371" style:repeat="stretch" draw:fill-image-ref-point-x="0%" draw:fill-image-ref-point-y="0%" draw:fill-image-ref-point="center" draw:textarea-horizontal-align="justify" draw:textarea-vertical-align="middle" draw:auto-grow-height="false" fo:min-height="3.25cm" fo:min-width="6cm" loext:decorative="false"/>
    </style:style>
    <style:style style:name="gr5" style:family="graphic" style:parent-style-name="standard">
      <style:graphic-properties draw:stroke="none" svg:stroke-color="#000000" draw:fill="none" draw:fill-color="#ffffff" draw:auto-grow-height="true" draw:auto-grow-width="false" fo:min-height="4.7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3.457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8" style:family="graphic" style:parent-style-name="standard">
      <style:graphic-properties svg:stroke-opacity="0%" draw:fill="bitmap" draw:fill-image-name="tPA" style:repeat="stretch" draw:fill-image-ref-point-x="0%" draw:fill-image-ref-point-y="0%" draw:fill-image-ref-point="center" draw:textarea-horizontal-align="justify" draw:textarea-vertical-align="middle" draw:auto-grow-height="false" fo:min-height="2.58cm" fo:min-width="2.33cm" loext:decorative="false"/>
    </style:style>
    <style:style style:name="gr9" style:family="graphic">
      <style:graphic-properties style:protect="size" loext:decorative="false"/>
    </style:style>
    <style:style style:name="gr10" style:family="graphic" style:parent-style-name="standard">
      <style:graphic-properties draw:stroke="none" svg:stroke-color="#000000" draw:fill="none" draw:fill-color="#ffffff" draw:auto-grow-height="true" draw:auto-grow-width="false" fo:min-height="5.197cm" loext:decorative="false"/>
      <style:paragraph-properties style:writing-mode="lr-tb"/>
    </style:style>
    <style:style style:name="gr11"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12"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1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5"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8"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9"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2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24"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5"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8" style:family="graphic" style:parent-style-name="standard">
      <style:graphic-properties svg:stroke-color="#ffffff" draw:fill-color="#ffffff" draw:textarea-vertical-align="middle" draw:auto-grow-height="false" fo:min-height="0.142cm" fo:min-width="0.292cm" fo:wrap-option="wrap" loext:decorative="false"/>
    </style:style>
    <style:style style:name="gr29" style:family="graphic" style:parent-style-name="standard">
      <style:graphic-properties draw:stroke="none" svg:stroke-color="#000000" draw:fill="none" draw:fill-color="#ffffff" draw:auto-grow-height="true" draw:auto-grow-width="false" fo:min-height="0.966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6.895cm" loext:decorative="false"/>
      <style:paragraph-properties style:writing-mode="lr-tb"/>
    </style:style>
    <style:style style:name="gr31"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3"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4"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6"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7"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8"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9"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1"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2"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3"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4"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6"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7"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8"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9"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1" style:family="graphic" style:parent-style-name="standard">
      <style:graphic-properties draw:stroke="none" draw:stroke-dash="Dashed_20__28_var_29__20_4" svg:stroke-width="0cm" svg:stroke-color="#ff69b4" draw:stroke-linejoin="none" svg:stroke-linecap="butt" draw:fill="solid" draw:fill-color="#ffb6c1" draw:textarea-horizontal-align="center" draw:textarea-vertical-align="middle" loext:decorative="false"/>
    </style:style>
    <style:style style:name="gr52" style:family="graphic" style:parent-style-name="standard">
      <style:graphic-properties draw:stroke="solid" draw:stroke-dash="Dashed_20__28_var_29__20_4" svg:stroke-width="0.146cm" svg:stroke-color="#ff69b4" draw:stroke-linejoin="miter" svg:stroke-linecap="butt" draw:fill="solid" draw:fill-color="#ffb6c1" draw:textarea-horizontal-align="center" draw:textarea-vertical-align="middle" fo:padding-top="0.198cm" fo:padding-bottom="0.198cm" fo:padding-left="0.323cm" fo:padding-right="0.323cm"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svg:stroke-opacity="0%" draw:stroke-linejoin="miter" draw:fill="solid" draw:fill-color="#7f59ae" draw:secondary-fill-color="#d4ea6b" draw:opacity="100%" draw:textarea-horizontal-align="center" draw:textarea-vertical-align="middle" draw:auto-grow-height="false" draw:fit-to-size="false" style:shrink-to-fit="false" fo:min-height="1.617cm" fo:min-width="5.976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false" fo:min-height="1.538cm" loext:decorative="false"/>
      <style:paragraph-properties style:writing-mode="lr-tb"/>
    </style:style>
    <style:style style:name="gr55"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60"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61"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loext:decorative="false"/>
    </style:style>
    <style:style style:name="gr62"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loext:decorative="false"/>
    </style:style>
    <style:style style:name="gr63"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loext:decorative="false"/>
    </style:style>
    <style:style style:name="gr64"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loext:decorative="false"/>
    </style:style>
    <style:style style:name="gr65"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66"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loext:decorative="false"/>
    </style:style>
    <style:style style:name="gr67"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loext:decorative="false"/>
    </style:style>
    <style:style style:name="gr68"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loext:decorative="false"/>
    </style:style>
    <style:style style:name="gr69" style:family="graphic" style:parent-style-name="standard">
      <style:graphic-properties draw:stroke="none" svg:stroke-color="#000000" draw:fill="none" draw:fill-color="#ffffff" draw:auto-grow-height="true" draw:auto-grow-width="false" fo:min-height="3.366cm" loext:decorative="false"/>
      <style:paragraph-properties style:writing-mode="lr-tb"/>
    </style:style>
    <style:style style:name="gr70" style:family="graphic" style:parent-style-name="standard">
      <style:graphic-properties svg:stroke-opacity="0%" draw:fill-color="#87ceeb" draw:textarea-horizontal-align="justify" draw:textarea-vertical-align="middle" draw:auto-grow-height="false" fo:min-height="0.25cm" fo:min-width="1.25cm" loext:decorative="false"/>
    </style:style>
    <style:style style:name="gr71" style:family="graphic" style:parent-style-name="standard">
      <style:graphic-properties svg:stroke-opacity="0%" draw:fill-color="#ffd700" draw:textarea-vertical-align="middle" draw:auto-grow-height="false" fo:min-height="3.75cm" fo:min-width="2.501cm" fo:wrap-option="wrap" loext:decorative="false"/>
    </style:style>
    <style:style style:name="gr72" style:family="graphic" style:parent-style-name="standard">
      <style:graphic-properties svg:stroke-opacity="0%" draw:fill-color="#8b7594" draw:textarea-horizontal-align="justify" draw:textarea-vertical-align="middle" draw:auto-grow-height="false" fo:min-height="2.751cm" fo:min-width="0.5cm" loext:decorative="false"/>
    </style:style>
    <style:style style:name="gr73" style:family="graphic" style:parent-style-name="standard">
      <style:graphic-properties svg:stroke-opacity="0%" draw:textarea-horizontal-align="justify" draw:textarea-vertical-align="middle" draw:auto-grow-height="false" fo:min-height="3.75cm" fo:min-width="7.5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true" draw:auto-grow-width="false" fo:min-height="1.255cm" loext:decorative="false"/>
      <style:paragraph-properties style:writing-mode="lr-tb"/>
    </style:style>
    <style:style style:name="gr75" style:family="graphic" style:parent-style-name="standard">
      <style:graphic-properties draw:stroke="none" svg:stroke-color="#000000" draw:fill="none" draw:fill-color="#ffffff" draw:auto-grow-height="true" draw:auto-grow-width="false" fo:min-height="9.032cm" loext:decorative="false"/>
      <style:paragraph-properties style:writing-mode="lr-tb"/>
    </style:style>
    <style:style style:name="gr76" style:family="graphic" style:parent-style-name="standard">
      <style:graphic-properties svg:stroke-opacity="0%" draw:fill="bitmap" draw:fill-image-name="Capture_25_20d_2019_écran_25_20du_25_202024-11-11_25_2013-26-20" style:repeat="stretch" draw:fill-image-ref-point-x="0%" draw:fill-image-ref-point-y="0%" draw:fill-image-ref-point="center" draw:textarea-horizontal-align="justify" draw:textarea-vertical-align="middle" draw:auto-grow-height="false" fo:min-height="11.25cm" fo:min-width="11cm" loext:decorative="false"/>
    </style:style>
    <style:style style:name="gr77"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78"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79" style:family="graphic" style:parent-style-name="standard">
      <style:graphic-properties draw:stroke="none" draw:fill="bitmap" draw:fill-image-name="Capture_25_20d_2019_écran_25_20du_25_202024-11-11_25_2013-49-54" style:repeat="stretch" draw:fill-image-ref-point-x="0%" draw:fill-image-ref-point-y="0%" draw:fill-image-ref-point="center" draw:textarea-horizontal-align="center" draw:textarea-vertical-align="middle" loext:decorative="false"/>
    </style:style>
    <style:style style:name="gr80"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81" style:family="graphic" style:parent-style-name="standard">
      <style:graphic-properties draw:stroke="none" svg:stroke-color="#000000" draw:fill="none" draw:fill-color="#ffffff" draw:auto-grow-height="true" draw:auto-grow-width="false" fo:min-height="12.75cm" loext:decorative="false"/>
      <style:paragraph-properties style:writing-mode="lr-tb"/>
    </style:style>
    <style:style style:name="gr82"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loext:decorative="false"/>
    </style:style>
    <style:style style:name="gr83"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gr84"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loext:decorative="false"/>
    </style:style>
    <style:style style:name="gr85"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loext:decorative="false"/>
    </style:style>
    <style:style style:name="gr86"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loext:decorative="false"/>
    </style:style>
    <style:style style:name="gr8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88"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loext:decorative="false"/>
    </style:style>
    <style:style style:name="gr89"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loext:decorative="false"/>
    </style:style>
    <style:style style:name="gr90" style:family="graphic" style:parent-style-name="standard">
      <style:graphic-properties draw:stroke="none" svg:stroke-color="#000000" draw:fill="none" draw:fill-color="#ffffff" draw:textarea-vertical-align="middle" draw:auto-grow-height="true" draw:auto-grow-width="false" fo:min-height="1.25cm" loext:decorative="false"/>
      <style:paragraph-properties style:writing-mode="lr-tb"/>
    </style:style>
    <style:style style:name="gr91" style:family="graphic" style:parent-style-name="standard">
      <style:graphic-properties draw:stroke="none" svg:stroke-color="#000000" draw:fill="none" draw:fill-color="#ffffff" draw:textarea-vertical-align="middle" draw:auto-grow-height="true" draw:auto-grow-width="false" fo:min-height="1.75cm" loext:decorative="false"/>
      <style:paragraph-properties style:writing-mode="lr-tb"/>
    </style:style>
    <style:style style:name="gr92" style:family="graphic" style:parent-style-name="standard">
      <style:graphic-properties draw:stroke="none" svg:stroke-color="#000000" draw:fill="none" draw:fill-color="#ffffff" draw:textarea-vertical-align="middle" draw:auto-grow-height="true" draw:auto-grow-width="false" fo:min-height="3.457cm" loext:decorative="false"/>
      <style:paragraph-properties style:writing-mode="lr-tb"/>
    </style:style>
    <style:style style:name="gr93" style:family="graphic" style:parent-style-name="standard">
      <style:graphic-properties draw:stroke="none" svg:stroke-color="#000000" draw:fill="none" draw:fill-color="#ffffff" draw:textarea-vertical-align="middle" draw:auto-grow-height="true" draw:auto-grow-width="false" fo:min-height="4.75cm" loext:decorative="false"/>
      <style:paragraph-properties style:writing-mode="lr-tb"/>
    </style:style>
    <style:style style:name="gr94" style:family="graphic" style:parent-style-name="standard">
      <style:graphic-properties draw:stroke="none" svg:stroke-color="#000000" draw:fill="none" draw:fill-color="#ffffff" draw:auto-grow-height="true" draw:auto-grow-width="false" fo:min-height="12.732cm" loext:decorative="false"/>
      <style:paragraph-properties style:writing-mode="lr-tb"/>
    </style:style>
    <style:style style:name="gr95" style:family="graphic" style:parent-style-name="standard">
      <style:graphic-properties draw:stroke="none" svg:stroke-color="#000000" draw:fill="none" draw:fill-color="#ffffff" draw:auto-grow-height="true" draw:auto-grow-width="false" fo:min-height="6.655cm" loext:decorative="false"/>
      <style:paragraph-properties style:writing-mode="lr-tb"/>
    </style:style>
    <style:style style:name="gr96" style:family="graphic" style:parent-style-name="standard" style:list-style-name="L1">
      <style:graphic-properties draw:stroke="none" svg:stroke-color="#000000" draw:fill="none" draw:fill-color="#ffffff" draw:auto-grow-height="true" draw:auto-grow-width="false" fo:min-height="2.75cm" loext:decorative="false"/>
      <style:paragraph-properties style:writing-mode="lr-tb"/>
    </style:style>
    <style:style style:name="gr97" style:family="graphic" style:parent-style-name="standard">
      <style:graphic-properties draw:stroke="none" draw:stroke-dash="Dashed_20__28_var_29__20_4" svg:stroke-width="0cm" svg:stroke-color="#7f59ae" draw:stroke-linejoin="none" svg:stroke-linecap="round" draw:fill="solid" draw:fill-color="#c71585" draw:textarea-horizontal-align="center" draw:textarea-vertical-align="middle" loext:decorative="false"/>
      <style:paragraph-properties style:writing-mode="lr-tb"/>
    </style:style>
    <style:style style:name="gr98" style:family="graphic" style:parent-style-name="standard">
      <style:graphic-properties draw:stroke="none" svg:stroke-color="#000000" draw:fill="none" draw:fill-color="#ffffff" draw:textarea-vertical-align="middle" draw:auto-grow-height="true" draw:auto-grow-width="false" fo:min-height="3.76cm" loext:decorative="false"/>
      <style:paragraph-properties style:writing-mode="lr-tb"/>
    </style:style>
    <style:style style:name="gr99" style:family="graphic" style:parent-style-name="standard" style:list-style-name="L1">
      <style:graphic-properties draw:stroke="none" svg:stroke-color="#000000" draw:fill="none" draw:fill-color="#ffffff" draw:auto-grow-height="true" draw:auto-grow-width="false" fo:min-height="0.865cm" loext:decorative="false"/>
      <style:paragraph-properties style:writing-mode="lr-tb"/>
    </style:style>
    <style:style style:name="gr100" style:family="graphic" style:parent-style-name="standard" style:list-style-name="L1">
      <style:graphic-properties draw:stroke="none" svg:stroke-color="#000000" draw:fill="none" draw:fill-color="#ffffff" draw:textarea-vertical-align="middle" draw:auto-grow-height="true" draw:auto-grow-width="false" fo:min-height="1.55cm" loext:decorative="false"/>
      <style:paragraph-properties style:writing-mode="lr-tb"/>
    </style:style>
    <style:style style:name="gr101" style:family="graphic" style:parent-style-name="standard">
      <style:graphic-properties svg:stroke-opacity="0%" draw:fill-color="#fffaf0" draw:textarea-horizontal-align="justify" draw:textarea-vertical-align="middle" draw:auto-grow-height="false" fo:min-height="6.5cm" fo:min-width="8.6cm" loext:decorative="false"/>
    </style:style>
    <style:style style:name="gr102" style:family="graphic" style:parent-style-name="standard">
      <style:graphic-properties draw:stroke="none" svg:stroke-color="#000000" draw:fill="none" draw:fill-color="#ffffff" draw:auto-grow-height="true" draw:auto-grow-width="false" fo:min-height="5.185cm" loext:decorative="false"/>
      <style:paragraph-properties style:writing-mode="lr-tb"/>
    </style:style>
    <style:style style:name="gr103" style:family="graphic" style:parent-style-name="standard">
      <style:graphic-properties draw:stroke="none" svg:stroke-color="#000000" draw:fill="none" draw:fill-color="#ffffff" draw:auto-grow-height="true" draw:auto-grow-width="false" fo:min-height="5.567cm" loext:decorative="false"/>
      <style:paragraph-properties style:writing-mode="lr-tb"/>
    </style:style>
    <style:style style:name="gr104" style:family="graphic" style:parent-style-name="standard">
      <style:graphic-properties svg:stroke-opacity="0%" draw:fill-color="#fffaf0" draw:textarea-horizontal-align="justify" draw:textarea-vertical-align="middle" draw:auto-grow-height="false" fo:min-height="4.854cm" fo:min-width="4.751cm" loext:decorative="false"/>
    </style:style>
    <style:style style:name="gr105" style:family="graphic" style:parent-style-name="standard">
      <style:graphic-properties svg:stroke-opacity="0%" draw:fill-color="#00bfff" draw:textarea-horizontal-align="justify" draw:textarea-vertical-align="middle" draw:auto-grow-height="false" fo:min-height="1.872cm" fo:min-width="1.622cm" style:writing-mode="lr-tb" loext:decorative="false"/>
      <style:paragraph-properties style:writing-mode="lr-tb"/>
    </style:style>
    <style:style style:name="gr106" style:family="graphic" style:parent-style-name="standard">
      <style:graphic-properties draw:stroke="none" draw:fill="none" fo:min-height="2.061cm" loext:decorative="false"/>
      <style:paragraph-properties style:writing-mode="lr-tb"/>
    </style:style>
    <style:style style:name="gr107" style:family="graphic" style:parent-style-name="standard">
      <style:graphic-properties draw:stroke="none" svg:stroke-color="#000000" draw:fill="none" draw:fill-color="#ffffff" draw:auto-grow-height="true" draw:auto-grow-width="false" fo:min-height="9.642cm" loext:decorative="false"/>
      <style:paragraph-properties style:writing-mode="lr-tb"/>
    </style:style>
    <style:style style:name="gr108" style:family="graphic" style:parent-style-name="standard" style:list-style-name="L1">
      <style:graphic-properties draw:stroke="none" draw:fill="none" fo:min-height="1.56cm" loext:decorative="false"/>
      <style:paragraph-properties style:writing-mode="lr-tb"/>
    </style:style>
    <style:style style:name="gr109" style:family="graphic" style:parent-style-name="standard">
      <style:graphic-properties svg:stroke-opacity="0%" draw:fill-color="#ffa500" draw:textarea-horizontal-align="justify" draw:textarea-vertical-align="middle" draw:auto-grow-height="false" fo:min-height="1.872cm" fo:min-width="1.622cm" style:writing-mode="lr-tb" loext:decorative="false"/>
      <style:paragraph-properties style:writing-mode="lr-tb"/>
    </style:style>
    <style:style style:name="gr110" style:family="graphic" style:parent-style-name="standard">
      <style:graphic-properties draw:stroke="none" svg:stroke-color="#000000" draw:fill="none" draw:fill-color="#ffffff" draw:auto-grow-height="true" draw:auto-grow-width="false" fo:min-height="9.825cm" loext:decorative="false"/>
      <style:paragraph-properties style:writing-mode="lr-tb"/>
    </style:style>
    <style:style style:name="gr11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1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1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1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1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11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11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118" style:family="graphic" style:parent-style-name="standard">
      <style:graphic-properties draw:stroke="none" svg:stroke-color="#000000" draw:fill="none" draw:fill-color="#ffffff" draw:auto-grow-height="true" draw:auto-grow-width="false" fo:min-height="1.729cm" loext:decorative="false"/>
      <style:paragraph-properties style:writing-mode="lr-tb"/>
    </style:style>
    <style:style style:name="pr1" style:family="presentation" style:parent-style-name="Candy-title">
      <style:graphic-properties fo:min-height="2.6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Candy-title" style:list-style-name="L2">
      <style:graphic-properties fo:min-height="3.155cm" loext:decorative="false"/>
      <style:paragraph-properties style:writing-mode="lr-tb"/>
    </style:style>
    <style:style style:name="pr4" style:family="presentation" style:parent-style-name="Candy-notes">
      <style:graphic-properties draw:fill-color="#ffffff" fo:min-height="14cm" loext:decorative="false"/>
      <style:paragraph-properties style:writing-mode="lr-tb"/>
    </style:style>
    <style:style style:name="pr5" style:family="presentation" style:parent-style-name="Title_20_of_20_Content-title">
      <style:graphic-properties fo:min-height="2.119cm" loext:decorative="false"/>
      <style:paragraph-properties style:writing-mode="lr-tb"/>
    </style:style>
    <style:style style:name="pr6" style:family="presentation" style:parent-style-name="Title_20_of_20_Content-title">
      <style:graphic-properties fo:min-height="1.619cm" loext:decorative="false"/>
      <style:paragraph-properties style:writing-mode="lr-tb"/>
    </style:style>
    <style:style style:name="pr7" style:family="presentation" style:parent-style-name="Title_20_of_20_Content-title">
      <style:graphic-properties fo:min-height="1.468cm" loext:decorative="false"/>
      <style:paragraph-properties style:writing-mode="lr-tb"/>
    </style:style>
    <style:style style:name="pr8" style:family="presentation" style:parent-style-name="Title_20_of_20_Content-notes">
      <style:graphic-properties draw:fill-color="#ffffff" draw:auto-grow-height="true" fo:min-height="14cm" loext:decorative="false"/>
      <style:paragraph-properties style:writing-mode="lr-tb"/>
    </style:style>
    <style:style style:name="pr9" style:family="presentation" style:parent-style-name="Topic_20_Title_20_1-title">
      <style:graphic-properties draw:auto-grow-height="true" fo:min-height="2.888cm" loext:decorative="false"/>
      <style:paragraph-properties style:writing-mode="lr-tb"/>
    </style:style>
    <style:style style:name="pr10" style:family="presentation" style:parent-style-name="Topic_20_Title_20_1-title" style:list-style-name="L3">
      <style:graphic-properties fo:min-height="6.5cm" loext:decorative="false"/>
      <style:paragraph-properties style:writing-mode="lr-tb"/>
    </style:style>
    <style:style style:name="pr11" style:family="presentation" style:parent-style-name="Topic_20_Title_20_1-notes">
      <style:graphic-properties draw:fill-color="#ffffff" draw:auto-grow-height="true" fo:min-height="14cm" loext:decorative="false"/>
      <style:paragraph-properties style:writing-mode="lr-tb"/>
    </style:style>
    <style:style style:name="pr12" style:family="presentation" style:parent-style-name="Topic_20_Title_20_2-title">
      <style:graphic-properties draw:auto-grow-height="true" fo:min-height="4.235cm" loext:decorative="false"/>
      <style:paragraph-properties style:writing-mode="lr-tb"/>
    </style:style>
    <style:style style:name="pr13" style:family="presentation" style:parent-style-name="Topic_20_Title_20_2-title">
      <style:graphic-properties fo:min-height="9.032cm" loext:decorative="false"/>
      <style:paragraph-properties style:writing-mode="lr-tb"/>
    </style:style>
    <style:style style:name="pr14" style:family="presentation" style:parent-style-name="Topic_20_Title_20_2-notes">
      <style:graphic-properties draw:fill-color="#ffffff" draw:auto-grow-height="true" fo:min-height="14cm" loext:decorative="false"/>
      <style:paragraph-properties style:writing-mode="lr-tb"/>
    </style:style>
    <style:style style:name="pr15" style:family="presentation" style:parent-style-name="Sample_20_Article-title">
      <style:graphic-properties fo:min-height="4.977cm" loext:decorative="false"/>
      <style:paragraph-properties style:writing-mode="lr-tb"/>
    </style:style>
    <style:style style:name="pr16" style:family="presentation" style:parent-style-name="Sample_20_Article-title">
      <style:graphic-properties fo:min-height="6.913cm" loext:decorative="false"/>
      <style:paragraph-properties style:writing-mode="lr-tb"/>
    </style:style>
    <style:style style:name="pr17" style:family="presentation" style:parent-style-name="Sample_20_Article-title">
      <style:graphic-properties fo:min-height="5.582cm" loext:decorative="false"/>
      <style:paragraph-properties style:writing-mode="lr-tb"/>
    </style:style>
    <style:style style:name="pr18" style:family="presentation" style:parent-style-name="Sample_20_Article-title" style:list-style-name="L1">
      <style:graphic-properties fo:min-height="9.5cm" loext:decorative="false"/>
      <style:paragraph-properties style:writing-mode="lr-tb"/>
    </style:style>
    <style:style style:name="pr19" style:family="presentation" style:parent-style-name="Sample_20_Article-title" style:list-style-name="L1">
      <style:graphic-properties draw:auto-grow-height="true" fo:min-height="3.025cm" loext:decorative="false"/>
      <style:paragraph-properties style:writing-mode="lr-tb"/>
    </style:style>
    <style:style style:name="pr20" style:family="presentation" style:parent-style-name="Sample_20_Article-title" style:list-style-name="L1">
      <style:graphic-properties draw:auto-grow-height="true" fo:min-height="2.017cm" loext:decorative="false"/>
      <style:paragraph-properties style:writing-mode="lr-tb"/>
    </style:style>
    <style:style style:name="pr21" style:family="presentation" style:parent-style-name="Sample_20_Article-title" style:list-style-name="L1">
      <style:graphic-properties draw:auto-grow-height="true" fo:min-height="4.033cm" loext:decorative="false"/>
      <style:paragraph-properties style:writing-mode="lr-tb"/>
    </style:style>
    <style:style style:name="pr22" style:family="presentation" style:parent-style-name="Sample_20_Article-notes">
      <style:graphic-properties draw:fill-color="#ffffff" draw:auto-grow-height="true" fo:min-height="14cm" loext:decorative="false"/>
      <style:paragraph-properties style:writing-mode="lr-tb"/>
    </style:style>
    <style:style style:name="pr23" style:family="presentation" style:parent-style-name="Topic_20_title_20_3-title" style:list-style-name="L1">
      <style:graphic-properties draw:auto-grow-height="true" fo:min-height="3.075cm" loext:decorative="false"/>
      <style:paragraph-properties style:writing-mode="lr-tb"/>
    </style:style>
    <style:style style:name="pr24" style:family="presentation" style:parent-style-name="Topic_20_title_20_3-title">
      <style:graphic-properties fo:min-height="2.5cm" loext:decorative="false"/>
      <style:paragraph-properties style:writing-mode="lr-tb"/>
    </style:style>
    <style:style style:name="pr25" style:family="presentation" style:parent-style-name="Topic_20_title_20_3-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5.25cm" loext:decorative="false"/>
      <style:paragraph-properties style:writing-mode="lr-tb"/>
    </style:style>
    <style:style style:name="pr27" style:family="presentation" style:parent-style-name="Content_20_-title">
      <style:graphic-properties fo:min-height="5.083cm" loext:decorative="false"/>
      <style:paragraph-properties style:writing-mode="lr-tb"/>
    </style:style>
    <style:style style:name="pr28" style:family="presentation" style:parent-style-name="Content_20_-title">
      <style:graphic-properties fo:min-height="4.5cm" loext:decorative="false"/>
      <style:paragraph-properties style:writing-mode="lr-tb"/>
    </style:style>
    <style:style style:name="pr29" style:family="presentation" style:parent-style-name="Content_20_-notes">
      <style:graphic-properties draw:fill-color="#ffffff" draw:auto-grow-height="true" fo:min-height="14cm" loext:decorative="false"/>
      <style:paragraph-properties style:writing-mode="lr-tb"/>
    </style:style>
    <style:style style:name="pr30" style:family="presentation" style:parent-style-name="Content_20_-title">
      <style:graphic-properties fo:min-height="3.457cm" loext:decorative="false"/>
      <style:paragraph-properties style:writing-mode="lr-tb"/>
    </style:style>
    <style:style style:name="pr31" style:family="presentation" style:parent-style-name="Content_20_-title">
      <style:graphic-properties fo:min-height="3.88cm" loext:decorative="false"/>
      <style:paragraph-properties style:writing-mode="lr-tb"/>
    </style:style>
    <style:style style:name="pr32" style:family="presentation" style:parent-style-name="Content_20_-title">
      <style:graphic-properties fo:min-height="3.733cm" loext:decorative="false"/>
      <style:paragraph-properties style:writing-mode="lr-tb"/>
    </style:style>
    <style:style style:name="pr33" style:family="presentation" style:parent-style-name="Content_20_-title">
      <style:graphic-properties draw:auto-grow-height="true" fo:min-height="1.813cm" loext:decorative="false"/>
      <style:paragraph-properties style:writing-mode="lr-tb"/>
    </style:style>
    <style:style style:name="pr34" style:family="presentation" style:parent-style-name="Content_20_-notes">
      <style:graphic-properties draw:fill-color="#ffffff" fo:min-height="14cm" loext:decorative="false"/>
      <style:paragraph-properties style:writing-mode="lr-tb"/>
    </style:style>
    <style:style style:name="pr35" style:family="presentation" style:parent-style-name="Insert_20_Picture-title" style:list-style-name="L1">
      <style:graphic-properties draw:auto-grow-height="true" fo:min-height="3.469cm" loext:decorative="false"/>
      <style:paragraph-properties style:writing-mode="lr-tb"/>
    </style:style>
    <style:style style:name="pr36" style:family="presentation" style:parent-style-name="Insert_20_Picture-title">
      <style:graphic-properties draw:auto-grow-height="true" fo:min-height="1.729cm" loext:decorative="false"/>
      <style:paragraph-properties style:writing-mode="lr-tb"/>
    </style:style>
    <style:style style:name="pr37" style:family="presentation" style:parent-style-name="Insert_20_Picture-notes">
      <style:graphic-properties draw:fill-color="#ffffff" draw:auto-grow-height="true" fo:min-height="14cm" loext:decorative="false"/>
      <style:paragraph-properties style:writing-mode="lr-tb"/>
    </style:style>
    <style:style style:name="pr38" style:family="presentation" style:parent-style-name="Insert_20_Picture_20_1-notes">
      <style:graphic-properties draw:fill-color="#ffffff" draw:auto-grow-height="true" fo:min-height="14cm" loext:decorative="false"/>
      <style:paragraph-properties style:writing-mode="lr-tb"/>
    </style:style>
    <style:style style:name="pr39" style:family="presentation" style:parent-style-name="Insert_20_Picture-title" style:list-style-name="L1">
      <style:graphic-properties draw:auto-grow-height="true" fo:min-height="3.469cm" loext:decorative="false"/>
      <style:paragraph-properties style:writing-mode="lr-tb"/>
    </style:style>
    <style:style style:name="pr40" style:family="presentation" style:parent-style-name="List_20_Content-title" style:list-style-name="L1">
      <style:graphic-properties draw:auto-grow-height="true" fo:min-height="2.507cm" loext:decorative="false"/>
      <style:paragraph-properties style:writing-mode="lr-tb"/>
    </style:style>
    <style:style style:name="pr41" style:family="presentation" style:parent-style-name="List_20_Content-notes">
      <style:graphic-properties draw:fill-color="#ffffff" draw:auto-grow-height="true" fo:min-height="14cm" loext:decorative="false"/>
      <style:paragraph-properties style:writing-mode="lr-tb"/>
    </style:style>
    <style:style style:name="pr42" style:family="presentation" style:parent-style-name="List_20_Content-notes">
      <style:graphic-properties draw:fill-color="#ffffff" fo:min-height="14cm" loext:decorative="false"/>
      <style:paragraph-properties style:writing-mode="lr-tb"/>
    </style:style>
    <style:style style:name="pr43" style:family="presentation" style:parent-style-name="Topic_20_Title_20_2-notes">
      <style:graphic-properties draw:fill-color="#ffffff" fo:min-height="14cm" loext:decorative="false"/>
      <style:paragraph-properties style:writing-mode="lr-tb"/>
    </style:style>
    <style:style style:name="pr44" style:family="presentation" style:parent-style-name="Greetings-title">
      <style:graphic-properties draw:auto-grow-height="true" fo:min-height="6.352cm" loext:decorative="false"/>
      <style:paragraph-properties style:writing-mode="lr-tb"/>
    </style:style>
    <style:style style:name="pr45" style:family="presentation" style:parent-style-name="Greetings-notes">
      <style:graphic-properties draw:fill-color="#ffffff" draw:auto-grow-height="true" fo:min-height="14cm" loext:decorative="false"/>
      <style:paragraph-properties style:writing-mode="lr-tb"/>
    </style:style>
    <style:style style:name="P1" style:family="paragraph">
      <loext:graphic-properties draw:fill="solid" draw:fill-color="#60c4e4"/>
      <style:paragraph-properties fo:text-align="center"/>
      <style:text-properties style:font-name="Noto Sans" fo:language="zxx" fo:country="none"/>
    </style:style>
    <style:style style:name="P2" style:family="paragraph">
      <loext:graphic-properties draw:fill="bitmap" draw:fill-image-name="Capture_25_20d_2019_écran_25_20du_25_202024-10-31_25_2015-30-49" style:repeat="stretch" draw:fill-image-ref-point-x="0%" draw:fill-image-ref-point-y="0%" draw:fill-image-ref-point="center"/>
      <style:paragraph-properties fo:text-align="center"/>
    </style:style>
    <style:style style:name="P3" style:family="paragraph">
      <loext:graphic-properties draw:fill="bitmap" draw:fill-image-name="Capture_25_20d_2019_écran_25_20du_25_202024-10-31_25_2015-31-371" style:repeat="stretch" draw:fill-image-ref-point-x="0%" draw:fill-image-ref-point-y="0%" draw:fill-image-ref-point="center"/>
      <style:paragraph-properties fo:text-align="center"/>
    </style:style>
    <style:style style:name="P4" style:family="paragraph">
      <style:paragraph-properties fo:margin-top="0cm" fo:margin-bottom="0cm" fo:line-height="100%" fo:text-align="center"/>
    </style:style>
    <style:style style:name="P5" style:family="paragraph">
      <loext:graphic-properties draw:fill="none" draw:fill-color="#ffffff"/>
      <style:paragraph-properties fo:margin-top="0cm" fo:margin-bottom="0cm" fo:line-height="100%" fo:text-align="center"/>
      <style:text-properties fo:color="#000000" loext:opacity="100%" style:font-name="Times New Roman" fo:font-size="12pt" fo:font-weight="bold" fo:background-color="transparent" style:font-name-asian="Times New Roman1" style:font-size-asian="44pt" style:language-asian="fr" style:country-asian="FR" style:font-name-complex="Times New Roman" style:font-size-complex="12pt"/>
    </style:style>
    <style:style style:name="P6" style:family="paragraph">
      <style:text-properties fo:color="#050735" loext:opacity="100%" fo:font-weight="bold"/>
    </style:style>
    <style:style style:name="P7" style:family="paragraph">
      <loext:graphic-properties draw:fill="none" draw:fill-color="#ffffff"/>
      <style:text-properties fo:color="#050735" loext:opacity="100%" fo:font-weight="bold"/>
    </style:style>
    <style:style style:name="P8" style:family="paragraph">
      <loext:graphic-properties draw:fill="bitmap" draw:fill-image-name="tPA" style:repeat="stretch" draw:fill-image-ref-point-x="0%" draw:fill-image-ref-point-y="0%" draw:fill-image-ref-point="center"/>
      <style:paragraph-properties fo:text-align="center"/>
    </style:style>
    <style:style style:name="P9" style:family="paragraph">
      <loext:graphic-properties draw:fill-color="#ffffff"/>
    </style:style>
    <style:style style:name="P10" style:family="paragraph">
      <style:paragraph-properties fo:margin-left="0cm" fo:margin-right="0cm" fo:margin-top="0cm" fo:margin-bottom="0cm" fo:line-height="100%" fo:text-align="center" fo:text-indent="0cm" style:writing-mode="page"/>
    </style:style>
    <style:style style:name="P11" style:family="paragraph">
      <style:paragraph-properties fo:margin-left="0cm" fo:margin-right="0cm" fo:margin-top="0cm" fo:margin-bottom="0cm" fo:line-height="100%" fo:text-align="center" fo:text-indent="0cm"/>
      <style:text-properties fo:font-size="154.699996948242pt" fo:font-weight="bold" style:font-size-asian="154.699996948242pt" style:font-size-complex="154.699996948242pt"/>
    </style:style>
    <style:style style:name="P12" style:family="paragraph">
      <style:paragraph-properties fo:text-align="justify"/>
    </style:style>
    <style:style style:name="P13" style:family="paragraph">
      <loext:graphic-properties draw:fill="none" draw:fill-color="#ffffff"/>
      <style:paragraph-properties fo:text-align="justify"/>
      <style:text-properties fo:font-size="36pt" fo:font-weight="bold" style:font-size-asian="36pt" style:font-size-complex="36pt"/>
    </style:style>
    <style:style style:name="P14" style:family="paragraph">
      <style:paragraph-properties fo:text-align="end"/>
    </style:style>
    <style:style style:name="P15" style:family="paragraph">
      <loext:graphic-properties draw:fill="none" draw:fill-color="#ffffff"/>
      <style:paragraph-properties fo:text-align="end"/>
      <style:text-properties fo:font-size="44pt" fo:font-weight="bold" style:font-size-asian="44pt" style:font-size-complex="44pt"/>
    </style:style>
    <style:style style:name="P16" style:family="paragraph">
      <style:paragraph-properties fo:text-align="center" style:writing-mode="lr-tb"/>
    </style:style>
    <style:style style:name="P17"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8" style:family="paragraph">
      <style:paragraph-properties fo:text-align="center"/>
      <style:text-properties style:font-name="Noto Sans"/>
    </style:style>
    <style:style style:name="P19" style:family="paragraph">
      <loext:graphic-properties draw:fill="solid" draw:fill-color="#60c4e4"/>
      <style:paragraph-properties fo:text-align="center"/>
      <style:text-properties style:font-name="Noto Sans"/>
    </style:style>
    <style:style style:name="P20"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21" style:family="paragraph">
      <style:paragraph-properties fo:text-align="center"/>
    </style:style>
    <style:style style:name="P22"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23" style:family="paragraph">
      <loext:graphic-properties draw:fill="solid" draw:fill-color="#e54b87"/>
      <style:paragraph-properties fo:text-align="center"/>
      <style:text-properties style:font-name="Noto Sans"/>
    </style:style>
    <style:style style:name="P24"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25" style:family="paragraph">
      <loext:graphic-properties draw:fill="solid" draw:fill-color="#f8b621"/>
      <style:paragraph-properties fo:text-align="center"/>
      <style:text-properties style:font-name="Noto Sans"/>
    </style:style>
    <style:style style:name="P26" style:family="paragraph">
      <style:paragraph-properties fo:text-align="center"/>
      <style:text-properties fo:color="#7f59ae" loext:opacity="100%" style:font-name="Noto Sans"/>
    </style:style>
    <style:style style:name="P27" style:family="paragraph">
      <loext:graphic-properties draw:fill="solid" draw:fill-color="#7f59ae"/>
      <style:paragraph-properties fo:text-align="center"/>
      <style:text-properties fo:color="#7f59ae" loext:opacity="100%" style:font-name="Noto Sans"/>
    </style:style>
    <style:style style:name="P28"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9" style:family="paragraph">
      <loext:graphic-properties draw:fill="solid" draw:fill-color="#7f59ae"/>
      <style:paragraph-properties fo:text-align="center"/>
      <style:text-properties style:font-name="Noto Sans"/>
    </style:style>
    <style:style style:name="P30" style:family="paragraph">
      <style:paragraph-properties fo:text-align="end"/>
      <style:text-properties fo:color="#60c4e4" loext:opacity="100%" style:font-name="Noto Sans" fo:font-size="24pt" fo:font-weight="bold" style:font-size-asian="24pt" style:font-size-complex="24pt"/>
    </style:style>
    <style:style style:name="P31"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32"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33" style:family="paragraph">
      <style:paragraph-properties fo:text-align="start"/>
      <style:text-properties fo:color="#7f59ae" loext:opacity="100%" style:font-name="Noto Sans" fo:font-size="22pt" fo:font-weight="bold" style:font-size-asian="22pt" style:font-size-complex="22pt"/>
    </style:style>
    <style:style style:name="P34"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35" style:family="paragraph">
      <style:paragraph-properties fo:text-align="end"/>
      <style:text-properties fo:color="#fe7130" loext:opacity="100%" style:font-name="Noto Sans" fo:font-size="44pt" fo:font-weight="bold" style:font-size-asian="44pt" style:font-weight-asian="bold" style:font-size-complex="44pt" style:font-weight-complex="bold"/>
    </style:style>
    <style:style style:name="P36" style:family="paragraph">
      <style:paragraph-properties fo:text-align="start"/>
    </style:style>
    <style:style style:name="P37" style:family="paragraph">
      <style:paragraph-properties fo:text-align="start"/>
      <style:text-properties style:font-name="Noto Sans" fo:font-size="20pt" fo:font-weight="bold" style:font-size-asian="20pt" style:font-size-complex="20pt"/>
    </style:style>
    <style:style style:name="P38" style:family="paragraph">
      <style:paragraph-properties fo:text-align="start"/>
      <style:text-properties fo:color="#60c4e4" loext:opacity="100%" style:font-name="Noto Sans" fo:font-size="48pt" fo:font-weight="bold" style:font-size-asian="48pt" style:font-weight-asian="bold" style:font-size-complex="48pt" style:font-weight-complex="bold"/>
    </style:style>
    <style:style style:name="P39"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40" style:family="paragraph">
      <style:paragraph-properties fo:text-align="start"/>
      <style:text-properties style:font-name="Noto Sans" fo:font-size="21pt" style:font-size-asian="21pt" style:font-size-complex="21pt"/>
    </style:style>
    <style:style style:name="P41" style:family="paragraph">
      <loext:graphic-properties draw:fill-color="#ffffff"/>
      <style:text-properties fo:font-size="20pt"/>
    </style:style>
    <style:style style:name="P42" style:family="paragraph">
      <loext:graphic-properties draw:fill="solid" draw:fill-color="#ffffff"/>
      <style:paragraph-properties fo:text-align="center"/>
      <style:text-properties style:font-name="Noto Sans"/>
    </style:style>
    <style:style style:name="P43" style:family="paragraph">
      <loext:graphic-properties draw:fill="none" draw:fill-color="#ffffff"/>
      <style:paragraph-properties fo:text-align="center"/>
      <style:text-properties style:font-name="Noto Sans"/>
    </style:style>
    <style:style style:name="P44" style:family="paragraph">
      <style:paragraph-properties fo:margin-top="0.42cm" fo:margin-bottom="0.35cm" fo:text-align="justify"/>
    </style:style>
    <style:style style:name="P45" style:family="paragraph">
      <style:paragraph-properties fo:margin-top="0.42cm" fo:margin-bottom="0.35cm" fo:text-align="justify"/>
      <style:text-properties fo:color="#ffffff" loext:opacity="100%" style:font-name="Noto Sans" fo:font-size="10.5pt" fo:font-weight="bold" style:font-size-asian="10.5pt" style:font-size-complex="10.5pt"/>
    </style:style>
    <style:style style:name="P46" style:family="paragraph">
      <style:paragraph-properties fo:margin-top="0.42cm" fo:margin-bottom="0.35cm" fo:text-align="justify"/>
      <style:text-properties fo:color="#ffffff" loext:opacity="100%" style:font-name="Noto Sans" fo:font-size="10pt" fo:font-weight="bold" style:font-size-asian="10pt" style:font-size-complex="10pt"/>
    </style:style>
    <style:style style:name="P47" style:family="paragraph">
      <style:paragraph-properties fo:margin-top="0.42cm" fo:margin-bottom="0.35cm" fo:line-height="100%" fo:text-align="justify"/>
    </style:style>
    <style:style style:name="P48" style:family="paragraph">
      <style:paragraph-properties fo:margin-top="0.42cm" fo:margin-bottom="0.35cm" fo:line-height="100%" fo:text-align="justify"/>
      <style:text-properties fo:color="#ffffff" loext:opacity="100%" style:font-name="Noto Sans" fo:font-size="10pt" fo:font-weight="bold" style:font-size-asian="10pt" style:font-size-complex="10pt"/>
    </style:style>
    <style:style style:name="P49" style:family="paragraph">
      <style:paragraph-properties fo:margin-top="0.42cm" fo:margin-bottom="0.35cm" fo:line-height="100%" fo:text-align="justify" style:writing-mode="page"/>
    </style:style>
    <style:style style:name="P50" style:family="paragraph">
      <style:paragraph-properties fo:margin-top="0.42cm" fo:margin-bottom="0.35cm" fo:line-height="100%" fo:text-align="justify"/>
      <style:text-properties style:font-name="Noto Sans" fo:font-size="12pt" fo:font-weight="bold" style:font-size-asian="12pt" style:font-size-complex="12pt"/>
    </style:style>
    <style:style style:name="P51" style:family="paragraph">
      <style:paragraph-properties fo:text-align="center" style:writing-mode="page"/>
    </style:style>
    <style:style style:name="P52" style:family="paragraph">
      <style:paragraph-properties fo:text-align="center"/>
      <style:text-properties fo:color="#ffffff" loext:opacity="100%" style:font-name="Noto Sans" fo:font-size="20pt" fo:font-weight="bold" style:font-size-asian="20pt" style:font-weight-asian="bold" style:font-size-complex="20pt" style:font-weight-complex="bold"/>
    </style:style>
    <style:style style:name="P53" style:family="paragraph">
      <loext:graphic-properties draw:fill-color="#ffffff"/>
      <style:paragraph-properties fo:text-align="center"/>
    </style:style>
    <style:style style:name="P54"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55" style:family="paragraph">
      <style:paragraph-properties fo:text-align="center"/>
      <style:text-properties fo:color="#e54b89" loext:opacity="100%" style:font-name="Noto Sans" fo:font-size="88pt" fo:font-weight="bold" style:font-size-asian="88pt" style:font-weight-asian="bold" style:font-size-complex="88pt" style:font-weight-complex="bold"/>
    </style:style>
    <style:style style:name="P56" style:family="paragraph">
      <style:paragraph-properties fo:margin-top="0cm" fo:margin-bottom="0cm" fo:text-align="justify"/>
    </style:style>
    <style:style style:name="P57" style:family="paragraph">
      <style:paragraph-properties fo:margin-top="0cm" fo:margin-bottom="0cm" fo:text-align="justify"/>
      <style:text-properties style:font-name="Noto Sans" fo:font-size="13pt" fo:font-weight="bold" style:font-size-asian="13pt" style:font-size-complex="13pt"/>
    </style:style>
    <style:style style:name="P58" style:family="paragraph">
      <loext:graphic-properties draw:fill="none" draw:fill-color="#ffffff"/>
      <style:text-properties fo:color="#fffaf0" loext:opacity="100%" fo:font-weight="bold" fo:background-color="#000080" style:font-weight-asian="bold" style:font-weight-complex="bold"/>
    </style:style>
    <style:style style:name="P59" style:family="paragraph">
      <loext:graphic-properties draw:fill="none" draw:fill-color="#ffffff"/>
      <style:paragraph-properties fo:margin-top="0.42cm" fo:margin-bottom="0.35cm" fo:text-align="justify"/>
      <style:text-properties fo:font-size="10pt" fo:font-weight="bold" style:font-size-asian="10pt" style:font-size-complex="10pt"/>
    </style:style>
    <style:style style:name="P60" style:family="paragraph">
      <loext:graphic-properties draw:fill="solid" draw:fill-color="#e54b89"/>
      <style:paragraph-properties fo:text-align="center"/>
      <style:text-properties style:font-name="Noto Sans"/>
    </style:style>
    <style:style style:name="P61" style:family="paragraph">
      <loext:graphic-properties draw:fill="none" draw:fill-color="#e54b89"/>
      <style:paragraph-properties fo:text-align="center"/>
      <style:text-properties style:font-name="Noto Sans"/>
    </style:style>
    <style:style style:name="P62" style:family="paragraph">
      <loext:graphic-properties draw:fill="none" draw:fill-color="#60c4e4"/>
      <style:paragraph-properties fo:text-align="center"/>
      <style:text-properties style:font-name="Noto Sans"/>
    </style:style>
    <style:style style:name="P63" style:family="paragraph">
      <loext:graphic-properties draw:fill="none" draw:fill-color="#7f59ae"/>
      <style:paragraph-properties fo:text-align="center"/>
      <style:text-properties style:font-name="Noto Sans"/>
    </style:style>
    <style:style style:name="P64" style:family="paragraph">
      <loext:graphic-properties draw:fill="solid" draw:fill-color="#baacff"/>
      <style:paragraph-properties fo:text-align="center"/>
      <style:text-properties style:font-name="Noto Sans"/>
    </style:style>
    <style:style style:name="P65" style:family="paragraph">
      <loext:graphic-properties draw:fill="none" draw:fill-color="#baacff"/>
      <style:paragraph-properties fo:text-align="center"/>
      <style:text-properties style:font-name="Noto Sans"/>
    </style:style>
    <style:style style:name="P66" style:family="paragraph">
      <loext:graphic-properties draw:fill="solid" draw:fill-color="#cacfff"/>
      <style:paragraph-properties fo:text-align="center"/>
      <style:text-properties style:font-name="Noto Sans"/>
    </style:style>
    <style:style style:name="P67" style:family="paragraph">
      <loext:graphic-properties draw:fill="solid" draw:fill-color="#ffb6c1"/>
      <style:paragraph-properties fo:text-align="center"/>
      <style:text-properties style:font-name="Noto Sans"/>
    </style:style>
    <style:style style:name="P68" style:family="paragraph">
      <style:paragraph-properties fo:margin-top="0.42cm" fo:margin-bottom="0.35cm" fo:text-align="justify"/>
      <style:text-properties style:font-name="Noto Sans" fo:font-size="14pt" style:font-size-asian="14pt" style:font-size-complex="14pt"/>
    </style:style>
    <style:style style:name="P69" style:family="paragraph">
      <style:paragraph-properties fo:margin-top="0.42cm" fo:margin-bottom="0.35cm" fo:text-align="justify"/>
      <style:text-properties style:font-name="Noto Sans" fo:font-size="13pt" style:font-size-asian="13pt" style:font-size-complex="13pt"/>
    </style:style>
    <style:style style:name="P70" style:family="paragraph">
      <style:paragraph-properties fo:margin-top="0.42cm" fo:margin-bottom="0.35cm" fo:text-align="justify"/>
      <style:text-properties style:font-name="Noto Sans" fo:font-size="16pt" style:font-size-asian="16pt" style:font-size-complex="16pt"/>
    </style:style>
    <style:style style:name="P71"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2"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3" style:family="paragraph">
      <loext:graphic-properties draw:fill="none" draw:fill-color="#ffffff"/>
      <style:text-properties fo:font-size="32pt" fo:font-weight="bold" style:font-size-asian="32pt" style:font-size-complex="32pt"/>
    </style:style>
    <style:style style:name="P74" style:family="paragraph">
      <loext:graphic-properties draw:fill="solid" draw:fill-color="#f8b622"/>
      <style:paragraph-properties fo:text-align="center"/>
      <style:text-properties style:font-name="Noto Sans"/>
    </style:style>
    <style:style style:name="P75" style:family="paragraph">
      <loext:graphic-properties draw:fill="none" draw:fill-color="#f8b622"/>
      <style:paragraph-properties fo:text-align="center"/>
      <style:text-properties style:font-name="Noto Sans"/>
    </style:style>
    <style:style style:name="P76" style:family="paragraph">
      <style:paragraph-properties fo:margin-top="0cm" fo:margin-bottom="0cm" fo:text-align="justify"/>
      <style:text-properties style:font-name="Noto Sans" fo:font-size="15pt" style:font-size-asian="15pt" style:font-size-complex="15pt"/>
    </style:style>
    <style:style style:name="P77" style:family="paragraph">
      <style:paragraph-properties fo:margin-top="0cm" fo:margin-bottom="0cm" fo:text-align="justify"/>
      <style:text-properties style:font-name="Noto Sans" fo:font-size="13pt" style:font-size-asian="13pt" style:font-size-complex="13pt"/>
    </style:style>
    <style:style style:name="P78" style:family="paragraph">
      <style:paragraph-properties fo:text-align="center"/>
      <style:text-properties fo:color="#60c4e4" loext:opacity="100%" style:font-name="Noto Sans" fo:font-size="18pt" fo:font-weight="bold" style:font-size-asian="18pt" style:font-weight-asian="bold" style:font-size-complex="18pt" style:font-weight-complex="bold"/>
    </style:style>
    <style:style style:name="P79" style:family="paragraph">
      <loext:graphic-properties draw:fill="none" draw:fill-color="#ffffff"/>
      <style:paragraph-properties fo:text-align="justify"/>
      <style:text-properties fo:font-size="22pt" fo:font-weight="bold" style:font-size-asian="22pt" style:font-size-complex="22pt"/>
    </style:style>
    <style:style style:name="P80" style:family="paragraph">
      <loext:graphic-properties draw:fill-color="#87ceeb"/>
      <style:paragraph-properties fo:text-align="center"/>
    </style:style>
    <style:style style:name="P81" style:family="paragraph">
      <loext:graphic-properties draw:fill-color="#ffd700"/>
      <style:paragraph-properties fo:text-align="center"/>
    </style:style>
    <style:style style:name="P82" style:family="paragraph">
      <loext:graphic-properties draw:fill-color="#8b7594"/>
      <style:paragraph-properties fo:text-align="center"/>
    </style:style>
    <style:style style:name="P83" style:family="paragraph">
      <style:paragraph-properties fo:text-align="center" loext:tab-stop-distance="0cm">
        <style:tab-stops>
          <style:tab-stop style:position="1.251cm"/>
        </style:tab-stops>
      </style:paragraph-properties>
      <style:text-properties fo:font-weight="bold" style:font-weight-asian="bold" style:font-weight-complex="bold"/>
    </style:style>
    <style:style style:name="P84" style:family="paragraph">
      <style:paragraph-properties fo:text-align="center" style:writing-mode="lr-tb"/>
      <style:text-properties fo:font-weight="bold" style:font-weight-asian="bold" style:font-weight-complex="bold"/>
    </style:style>
    <style:style style:name="P85" style:family="paragraph">
      <style:paragraph-properties fo:text-align="start"/>
      <style:text-properties fo:color="#662881" loext:opacity="100%" style:font-name="Noto Sans" fo:font-size="66pt" fo:font-weight="bold" style:font-size-asian="66pt" style:font-weight-asian="bold" style:font-size-complex="66pt" style:font-weight-complex="bold"/>
    </style:style>
    <style:style style:name="P86" style:family="paragraph">
      <loext:graphic-properties draw:fill="none" draw:fill-color="#ffffff"/>
      <style:text-properties fo:font-size="24pt" fo:font-weight="bold" style:font-size-asian="24pt" style:font-size-complex="24pt"/>
    </style:style>
    <style:style style:name="P87" style:family="paragraph">
      <style:paragraph-properties fo:text-align="end"/>
      <style:text-properties fo:color="#7f59ae" loext:opacity="100%" style:font-name="Noto Sans" fo:font-size="26pt" fo:font-weight="bold" style:font-size-asian="26pt" style:font-weight-asian="bold" style:font-size-complex="26pt" style:font-weight-complex="bold"/>
    </style:style>
    <style:style style:name="P88" style:family="paragraph">
      <loext:graphic-properties draw:fill="none" draw:fill-color="#ffffff"/>
      <style:paragraph-properties fo:text-align="justify"/>
      <style:text-properties fo:font-size="17pt" style:font-size-asian="16pt" style:font-size-complex="16pt"/>
    </style:style>
    <style:style style:name="P89" style:family="paragraph">
      <loext:graphic-properties draw:fill="bitmap" draw:fill-image-name="Capture_25_20d_2019_écran_25_20du_25_202024-11-11_25_2013-26-20" style:repeat="stretch" draw:fill-image-ref-point-x="0%" draw:fill-image-ref-point-y="0%" draw:fill-image-ref-point="center"/>
      <style:paragraph-properties fo:text-align="center"/>
    </style:style>
    <style:style style:name="P90" style:family="paragraph">
      <loext:graphic-properties draw:fill="solid" draw:fill-color="#ffffff" draw:opacity="98%"/>
      <style:paragraph-properties fo:text-align="center"/>
      <style:text-properties style:font-name="Noto Sans"/>
    </style:style>
    <style:style style:name="P91" style:family="paragraph">
      <loext:graphic-properties draw:fill="bitmap" draw:fill-image-name="Capture_25_20d_2019_écran_25_20du_25_202024-11-11_25_2013-49-54" style:repeat="stretch" draw:fill-image-ref-point-x="0%" draw:fill-image-ref-point-y="0%" draw:fill-image-ref-point="center"/>
      <style:paragraph-properties fo:text-align="center"/>
      <style:text-properties style:font-name="Noto Sans"/>
    </style:style>
    <style:style style:name="P92" style:family="paragraph">
      <style:paragraph-properties loext:tab-stop-distance="0cm">
        <style:tab-stops>
          <style:tab-stop style:position="2.501cm"/>
        </style:tab-stops>
      </style:paragraph-properties>
    </style:style>
    <style:style style:name="P93" style:family="paragraph">
      <loext:graphic-properties draw:fill="none" draw:fill-color="#ffffff"/>
    </style:style>
    <style:style style:name="P94"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95" style:family="paragraph">
      <loext:graphic-properties draw:fill="none" draw:fill-color="#ab93ca"/>
      <style:paragraph-properties fo:text-align="center"/>
      <style:text-properties style:font-name="Noto Sans"/>
    </style:style>
    <style:style style:name="P96" style:family="paragraph">
      <loext:graphic-properties draw:fill="solid" draw:fill-color="#ed85ad"/>
      <style:paragraph-properties fo:text-align="center"/>
      <style:text-properties style:font-name="Noto Sans"/>
    </style:style>
    <style:style style:name="P97" style:family="paragraph">
      <loext:graphic-properties draw:fill="solid" draw:fill-color="#ab93ca"/>
      <style:paragraph-properties fo:text-align="center"/>
      <style:text-properties style:font-name="Noto Sans"/>
    </style:style>
    <style:style style:name="P98" style:family="paragraph">
      <loext:graphic-properties draw:fill="none" draw:fill-color="#ffffff"/>
      <style:text-properties fo:color="#39114b" loext:opacity="100%" fo:font-size="24pt" style:font-size-asian="24pt" style:font-size-complex="24pt"/>
    </style:style>
    <style:style style:name="P99" style:family="paragraph">
      <loext:graphic-properties draw:fill="none" draw:fill-color="#ffffff"/>
      <style:text-properties fo:color="#ff69b4" loext:opacity="100%" fo:font-size="32pt" style:font-size-asian="32pt" style:font-size-complex="32pt"/>
    </style:style>
    <style:style style:name="P100" style:family="paragraph">
      <loext:graphic-properties draw:fill="none" draw:fill-color="#ffffff"/>
      <style:paragraph-properties fo:text-align="justify"/>
      <style:text-properties fo:font-size="28pt" style:font-size-asian="28pt" style:font-size-complex="28pt"/>
    </style:style>
    <style:style style:name="P101" style:family="paragraph">
      <loext:graphic-properties draw:fill="none" draw:fill-color="#ffffff"/>
      <style:paragraph-properties fo:text-align="justify"/>
      <style:text-properties fo:font-size="26pt" style:font-size-asian="26pt" style:font-size-complex="26pt"/>
    </style:style>
    <style:style style:name="P102" style:family="paragraph">
      <loext:graphic-properties draw:fill="none" draw:fill-color="#ffffff"/>
      <style:text-properties style:font-size-complex="14pt"/>
    </style:style>
    <style:style style:name="P103" style:family="paragraph">
      <style:paragraph-properties fo:text-align="justify" loext:tab-stop-distance="0cm">
        <style:tab-stops>
          <style:tab-stop style:position="2.501cm"/>
        </style:tab-stops>
      </style:paragraph-properties>
    </style:style>
    <style:style style:name="P104" style:family="paragraph">
      <loext:graphic-properties draw:fill="none" draw:fill-color="#ffffff"/>
      <style:paragraph-properties fo:text-align="justify"/>
      <style:text-properties fo:font-size="20pt" style:font-size-asian="20pt" style:font-size-complex="20pt"/>
    </style:style>
    <style:style style:name="P105" style:family="paragraph">
      <style:paragraph-properties fo:margin-left="0cm" fo:margin-right="0cm" fo:margin-top="0cm" fo:margin-bottom="0cm" fo:line-height="100%" fo:text-align="start" fo:text-indent="0cm" style:writing-mode="page"/>
    </style:style>
    <style:style style:name="P106" style:family="paragraph">
      <style:paragraph-properties fo:text-align="start"/>
      <style:text-properties fo:color="#662881" loext:opacity="100%" style:font-name="Noto Sans" fo:font-size="88pt" fo:font-weight="bold" style:font-size-asian="88pt" style:font-weight-asian="bold" style:font-size-complex="88pt" style:font-weight-complex="bold"/>
    </style:style>
    <style:style style:name="P107" style:family="paragraph">
      <style:paragraph-properties fo:margin-left="0cm" fo:margin-right="0cm" fo:margin-top="0cm" fo:margin-bottom="0cm" fo:line-height="100%" fo:text-indent="0cm" style:writing-mode="page"/>
    </style:style>
    <style:style style:name="P108" style:family="paragraph">
      <loext:graphic-properties draw:fill="none" draw:fill-color="#ffffff"/>
      <style:paragraph-properties fo:margin-left="0cm" fo:margin-right="0cm" fo:margin-top="0cm" fo:margin-bottom="0cm" fo:line-height="100%" fo:text-indent="0cm"/>
      <style:text-properties fo:color="#ff0000" loext:opacity="100%"/>
    </style:style>
    <style:style style:name="P109" style:family="paragraph">
      <loext:graphic-properties draw:fill="solid" draw:fill-color="#c71585"/>
      <style:paragraph-properties fo:text-align="center"/>
      <style:text-properties fo:color="#ffff6d" loext:opacity="100%" style:font-name="Noto Sans" fo:font-size="18pt" fo:font-weight="bold" style:font-weight-asian="bold" style:font-weight-complex="bold"/>
    </style:style>
    <style:style style:name="P110" style:family="paragraph">
      <style:paragraph-properties fo:margin-left="0cm" fo:margin-right="0cm" fo:margin-top="0cm" fo:margin-bottom="0cm" fo:line-height="100%" fo:text-align="center" fo:text-indent="0cm"/>
      <style:text-properties fo:color="#c71585" loext:opacity="100%" style:font-name="Noto Sans" fo:font-size="105.599998474121pt" fo:font-weight="bold" style:font-size-asian="105.599998474121pt" style:font-weight-asian="bold" style:font-size-complex="105.599998474121pt" style:font-weight-complex="bold"/>
    </style:style>
    <style:style style:name="P111" style:family="paragraph">
      <style:paragraph-properties loext:tab-stop-distance="0cm">
        <style:tab-stops>
          <style:tab-stop style:position="1.251cm"/>
        </style:tab-stops>
      </style:paragraph-properties>
    </style:style>
    <style:style style:name="P112" style:family="paragraph">
      <loext:graphic-properties draw:fill="none" draw:fill-color="#ffffff"/>
      <style:paragraph-properties loext:tab-stop-distance="0cm">
        <style:tab-stops>
          <style:tab-stop style:position="1.251cm"/>
        </style:tab-stops>
      </style:paragraph-properties>
      <style:text-properties fo:font-size="44pt" fo:font-weight="bold" style:font-size-asian="44pt" style:font-size-complex="44pt"/>
    </style:style>
    <style:style style:name="P113" style:family="paragraph">
      <style:paragraph-properties fo:margin-left="0cm" fo:margin-right="0cm" fo:margin-top="0cm" fo:margin-bottom="0cm" fo:line-height="100%" fo:text-indent="0cm" loext:tab-stop-distance="0cm" style:writing-mode="page">
        <style:tab-stops>
          <style:tab-stop style:position="1.251cm"/>
        </style:tab-stops>
      </style:paragraph-properties>
    </style:style>
    <style:style style:name="P114" style:family="paragraph">
      <loext:graphic-properties draw:fill="none" draw:fill-color="#ffffff"/>
      <style:paragraph-properties fo:margin-left="0cm" fo:margin-right="0cm" fo:margin-top="0cm" fo:margin-bottom="0cm" fo:line-height="100%" fo:text-indent="0cm" loext:tab-stop-distance="0cm">
        <style:tab-stops>
          <style:tab-stop style:position="1.251cm"/>
        </style:tab-stops>
      </style:paragraph-properties>
      <style:text-properties fo:color="#ff0000" loext:opacity="100%"/>
    </style:style>
    <style:style style:name="P115" style:family="paragraph">
      <loext:graphic-properties draw:fill="none" draw:fill-color="#ffffff"/>
      <style:paragraph-properties fo:margin-left="0cm" fo:margin-right="0cm" fo:margin-top="0cm" fo:margin-bottom="0cm" fo:line-height="100%" fo:text-indent="0cm" loext:tab-stop-distance="0cm">
        <style:tab-stops>
          <style:tab-stop style:position="1.251cm"/>
        </style:tab-stops>
      </style:paragraph-properties>
      <style:text-properties fo:color="#39114b" loext:opacity="100%" fo:font-size="28pt" style:font-size-asian="28pt" style:font-size-complex="28pt"/>
    </style:style>
    <style:style style:name="P116" style:family="paragraph">
      <loext:graphic-properties draw:fill-color="#fffaf0"/>
      <style:paragraph-properties fo:text-align="center"/>
    </style:style>
    <style:style style:name="P117" style:family="paragraph">
      <style:paragraph-properties fo:margin-top="0cm" fo:margin-bottom="0cm" fo:text-align="justify"/>
      <style:text-properties fo:font-size="10pt" style:font-size-asian="10pt" style:font-size-complex="10pt"/>
    </style:style>
    <style:style style:name="P118" style:family="paragraph">
      <style:paragraph-properties fo:margin-top="0cm" fo:margin-bottom="0.35cm" fo:text-align="justify"/>
      <style:text-properties fo:font-size="10pt" style:font-size-asian="10pt" style:font-size-complex="10pt"/>
    </style:style>
    <style:style style:name="P119" style:family="paragraph">
      <loext:graphic-properties draw:fill="none" draw:fill-color="#ffffff"/>
      <style:paragraph-properties fo:margin-top="0cm" fo:margin-bottom="0cm" fo:text-align="justify"/>
      <style:text-properties fo:font-size="10pt" style:font-size-asian="10pt" style:font-size-complex="10pt"/>
    </style:style>
    <style:style style:name="P120" style:family="paragraph">
      <style:paragraph-properties fo:text-align="center"/>
      <style:text-properties fo:font-weight="bold" style:font-weight-asian="bold" style:font-weight-complex="bold"/>
    </style:style>
    <style:style style:name="P121" style:family="paragraph">
      <loext:graphic-properties draw:fill-color="#00bfff"/>
      <style:paragraph-properties fo:text-align="center" style:writing-mode="lr-tb"/>
      <style:text-properties fo:font-weight="bold" style:font-weight-asian="bold" style:font-weight-complex="bold"/>
    </style:style>
    <style:style style:name="P122" style:family="paragraph">
      <loext:graphic-properties draw:fill="none"/>
      <style:text-properties fo:color="#00bfff" loext:opacity="100%" fo:font-size="22pt" fo:font-weight="bold" fo:background-color="#fffaf0" style:font-size-asian="22pt" style:font-size-complex="22pt"/>
    </style:style>
    <style:style style:name="P123" style:family="paragraph">
      <loext:graphic-properties draw:fill="none" draw:fill-color="#ffffff"/>
      <style:paragraph-properties fo:text-align="justify" loext:tab-stop-distance="0cm">
        <style:tab-stops>
          <style:tab-stop style:position="2.501cm"/>
        </style:tab-stops>
      </style:paragraph-properties>
      <style:text-properties fo:font-size="21pt" style:font-size-asian="21pt" style:font-size-complex="21pt"/>
    </style:style>
    <style:style style:name="P124" style:family="paragraph">
      <loext:graphic-properties draw:fill="none"/>
      <style:paragraph-properties fo:margin-left="0cm" fo:margin-right="0cm" fo:margin-top="0cm" fo:margin-bottom="0cm" fo:line-height="100%" fo:text-align="center" fo:text-indent="0cm"/>
      <style:text-properties fo:color="#ffa500" loext:opacity="100%" fo:font-size="30pt" fo:font-weight="bold" fo:background-color="transparent" style:font-size-asian="28pt" style:font-size-complex="28pt"/>
    </style:style>
    <style:style style:name="P125" style:family="paragraph">
      <loext:graphic-properties draw:fill-color="#ffa500"/>
      <style:paragraph-properties fo:text-align="center" style:writing-mode="lr-tb"/>
      <style:text-properties fo:font-weight="bold" style:font-weight-asian="bold" style:font-weight-complex="bold"/>
    </style:style>
    <style:style style:name="P126" style:family="paragraph">
      <style:text-properties style:font-name="Noto Sans"/>
    </style:style>
    <style:style style:name="P127" style:family="paragraph">
      <loext:graphic-properties draw:fill="solid" draw:fill-color="#e54b87"/>
      <style:paragraph-properties fo:text-align="center"/>
    </style:style>
    <style:style style:name="P128" style:family="paragraph">
      <loext:graphic-properties draw:fill="solid" draw:fill-color="#f8b621"/>
      <style:paragraph-properties fo:text-align="center"/>
    </style:style>
    <style:style style:name="P129" style:family="paragraph">
      <loext:graphic-properties draw:fill="solid" draw:fill-color="#7f59ae"/>
      <style:paragraph-properties fo:text-align="center"/>
    </style:style>
    <style:style style:name="P130" style:family="paragraph">
      <loext:graphic-properties draw:fill="solid" draw:fill-color="#60c4e4"/>
      <style:paragraph-properties fo:text-align="center"/>
    </style:style>
    <style:style style:name="T1" style:family="text">
      <style:text-properties fo:font-variant="normal" fo:text-transform="none" fo:color="#000000" loext:opacity="100%" style:text-outline="false" style:text-line-through-style="none" style:text-line-through-type="none" style:font-name="Times New Roman" fo:font-size="28pt" fo:font-style="normal" fo:text-shadow="none" style:text-underline-style="none" fo:font-weight="bold" style:letter-kerning="true" fo:background-color="transparent" style:font-name-asian="Times New Roman1" style:font-size-asian="44pt" style:language-asian="fr" style:country-asian="FR" style:font-style-asian="normal" style:font-weight-asian="normal" style:font-name-complex="Times New Roman" style:font-size-complex="28pt" style:font-style-complex="normal" style:font-weight-complex="normal" style:text-emphasize="none" style:font-relief="none" style:text-overline-style="none" style:text-overline-color="font-color"/>
    </style:style>
    <style:style style:name="T2" style:family="text">
      <style:text-properties fo:color="#050735" loext:opacity="100%" fo:font-weight="bold"/>
    </style:style>
    <style:style style:name="T3" style:family="text">
      <style:text-properties fo:font-size="80pt" fo:font-weight="bold" style:font-size-asian="80pt" style:font-size-complex="80pt"/>
    </style:style>
    <style:style style:name="T4" style:family="text">
      <style:text-properties fo:font-variant="normal" fo:text-transform="none" style:use-window-font-color="true" loext:opacity="0%" style:text-outline="false" style:text-line-through-style="none" style:text-line-through-type="none" style:font-name="Noto Sans1" fo:font-size="36pt" fo:font-style="normal" fo:text-shadow="none" style:text-underline-style="none" fo:font-weight="bold" style:letter-kerning="true" style:font-name-asian="Noto Sans CJK SC" style:font-size-asian="36pt"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Noto Sans1" fo:font-size="44pt" fo:font-style="normal" fo:text-shadow="none" style:text-underline-style="none" fo:font-weight="bold" style:letter-kerning="true" style:font-name-asian="Noto Sans CJK SC"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6" style:family="text">
      <style:text-properties fo:color="#ffffff" loext:opacity="100%" style:font-name="Noto Sans" fo:font-size="18pt" fo:font-weight="bold" style:font-size-asian="18pt" style:font-weight-asian="bold" style:font-size-complex="18pt" style:font-weight-complex="bold"/>
    </style:style>
    <style:style style:name="T7" style:family="text">
      <style:text-properties fo:font-variant="normal" fo:text-transform="none" fo:color="#7f59ae"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bold" style:font-name-complex="Liberation Serif" style:font-size-complex="22pt" style:font-style-complex="normal" style:font-weight-complex="bold" style:text-emphasize="none" style:font-relief="none" style:text-overline-style="none" style:text-overline-color="font-color"/>
    </style:style>
    <style:style style:name="T8" style:family="text">
      <style:text-properties fo:color="#ffffff" loext:opacity="100%" style:font-name="Noto Sans" fo:font-weight="bold" style:font-weight-asian="bold" style:font-weight-complex="bold"/>
    </style:style>
    <style:style style:name="T9" style:family="text">
      <style:text-properties style:font-name="Noto Sans" fo:font-size="18pt" fo:font-weight="bold" style:font-size-asian="18pt" style:font-weight-asian="bold" style:font-size-complex="18pt" style:font-weight-complex="bold"/>
    </style:style>
    <style:style style:name="T10" style:family="text">
      <style:text-properties fo:font-variant="normal" fo:text-transform="none" fo:color="#60c4e4"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normal" style:font-name-complex="Liberation Serif" style:font-size-complex="22pt" style:font-style-complex="normal" style:font-weight-complex="bold" style:text-emphasize="none" style:font-relief="none" style:text-overline-style="none" style:text-overline-color="font-color"/>
    </style:style>
    <style:style style:name="T11" style:family="text">
      <style:text-properties fo:font-variant="normal" fo:text-transform="none" fo:color="#e54b89"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bold" style:font-name-complex="Liberation Serif" style:font-size-complex="22pt" style:font-style-complex="normal" style:font-weight-complex="bold" style:text-emphasize="none" style:font-relief="none" style:text-overline-style="none" style:text-overline-color="font-color"/>
    </style:style>
    <style:style style:name="T12" style:family="text">
      <style:text-properties fo:font-variant="normal" fo:text-transform="none" fo:color="#f8b622"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bold" style:font-name-complex="Liberation Serif" style:font-size-complex="22pt" style:font-style-complex="normal" style:font-weight-complex="bold" style:text-emphasize="none" style:font-relief="none" style:text-overline-style="none" style:text-overline-color="font-color"/>
    </style:style>
    <style:style style:name="T13" style:family="text">
      <style:text-properties fo:font-variant="normal" fo:text-transform="none" fo:color="#7f59ae"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normal" style:font-name-complex="Liberation Serif" style:font-size-complex="22pt" style:font-style-complex="normal" style:font-weight-complex="bold" style:text-emphasize="none" style:font-relief="none" style:text-overline-style="none" style:text-overline-color="font-color"/>
    </style:style>
    <style:style style:name="T14" style:family="text">
      <style:text-properties fo:color="#ffff6d" loext:opacity="100%" style:font-name="Noto Sans" fo:font-size="44pt" fo:font-weight="bold" style:font-size-asian="44pt" style:font-weight-asian="bold" style:font-size-complex="44pt" style:font-weight-complex="bold"/>
    </style:style>
    <style:style style:name="T15" style:family="text">
      <style:text-properties fo:font-variant="normal" fo:text-transform="none" fo:color="#fe7130" loext:opacity="100%" style:text-outline="false" style:text-line-through-style="none" style:text-line-through-type="none" style:font-name="Noto Sans" fo:font-size="44pt" fo:font-style="normal" fo:text-shadow="none" style:text-underline-style="none" fo:font-weight="bold" style:letter-kerning="true" fo:background-color="transparent" style:font-name-asian="Noto Serif CJK SC" style:font-size-asian="44pt" style:font-style-asian="normal" style:font-weight-asian="bold" style:font-name-complex="Liberation Serif" style:font-size-complex="44pt" style:font-style-complex="normal" style:font-weight-complex="bold" style:text-emphasize="none" style:font-relief="none" style:text-overline-style="none" style:text-overline-color="font-color"/>
    </style:style>
    <style:style style:name="T16" style:family="text">
      <style:text-properties style:font-name="Noto Sans" fo:font-size="20pt" fo:font-weight="bold" style:font-size-asian="20pt" style:font-size-complex="20pt"/>
    </style:style>
    <style:style style:name="T17" style:family="text">
      <style:text-properties fo:font-variant="normal" fo:text-transform="none" fo:color="#60c4e4" loext:opacity="100%" style:text-outline="false" style:text-line-through-style="none" style:text-line-through-type="none" style:font-name="Noto Sans" fo:font-size="44pt" fo:font-style="normal" fo:text-shadow="none" style:text-underline-style="none" fo:font-weight="bold" style:letter-kerning="true" fo:background-color="transparent" style:font-name-asian="Noto Serif CJK SC" style:font-size-asian="44pt" style:font-style-asian="normal" style:font-weight-asian="bold" style:font-name-complex="Liberation Serif" style:font-size-complex="44pt" style:font-style-complex="normal" style:font-weight-complex="bold" style:text-emphasize="none" style:font-relief="none" style:text-overline-style="none" style:text-overline-color="font-color"/>
    </style:style>
    <style:style style:name="T18" style:family="text">
      <style:text-properties fo:color="#7f59ae" loext:opacity="100%" style:font-name="Noto Sans" fo:font-size="44pt" fo:font-weight="bold" style:font-size-asian="44pt" style:font-weight-asian="bold" style:font-size-complex="44pt" style:font-weight-complex="bold"/>
    </style:style>
    <style:style style:name="T19" style:family="text">
      <style:text-properties style:font-name="Noto Sans" fo:font-size="21pt" fo:font-weight="normal" style:font-size-asian="21pt" style:font-weight-asian="normal" style:font-size-complex="21pt" style:font-weight-complex="normal"/>
    </style:style>
    <style:style style:name="T20" style:family="text">
      <style:text-properties style:font-name="Noto Sans" fo:font-size="21pt" fo:font-weight="bold" style:font-size-asian="21pt" style:font-size-complex="21pt" style:font-weight-complex="bold"/>
    </style:style>
    <style:style style:name="T21" style:family="text">
      <style:text-properties style:font-name="Noto Sans" fo:font-size="21pt" style:font-size-asian="21pt" style:font-size-complex="21pt"/>
    </style:style>
    <style:style style:name="T22" style:family="text">
      <style:text-properties fo:color="#ffffff" loext:opacity="100%" style:font-name="Noto Sans" fo:font-size="13pt" fo:font-weight="bold" style:font-size-asian="13pt" style:font-size-complex="13pt"/>
    </style:style>
    <style:style style:name="T23" style:family="text">
      <style:text-properties style:font-name="Noto Sans" fo:font-size="12pt" fo:font-weight="bold" style:font-size-asian="12pt" style:font-size-complex="12pt"/>
    </style:style>
    <style:style style:name="T24" style:family="text">
      <style:text-properties fo:color="#ffffff" loext:opacity="100%" style:font-name="Noto Sans" fo:font-size="12pt" fo:font-weight="bold" style:font-size-asian="12pt" style:font-size-complex="12pt"/>
    </style:style>
    <style:style style:name="T25" style:family="text">
      <style:text-properties fo:color="#ffffff" loext:opacity="100%" style:font-name="Noto Sans" fo:font-size="21pt" fo:font-weight="bold" style:font-size-asian="21pt" style:font-weight-asian="bold" style:font-size-complex="21pt" style:font-weight-complex="bold"/>
    </style:style>
    <style:style style:name="T26" style:family="text">
      <style:text-properties fo:font-variant="normal" fo:text-transform="none" fo:color="#e54b89" loext:opacity="100%" style:text-outline="false" style:text-line-through-style="none" style:text-line-through-type="none" style:font-name="Noto Sans" fo:font-size="32pt" fo:font-style="normal" fo:text-shadow="none" style:text-underline-style="none" fo:font-weight="bold" style:letter-kerning="true" fo:background-color="transparent" style:font-name-asian="Noto Serif CJK SC" style:font-size-asian="32pt" style:font-style-asian="normal" style:font-weight-asian="bold" style:font-name-complex="Liberation Serif" style:font-size-complex="32pt" style:font-style-complex="normal" style:font-weight-complex="bold" style:text-emphasize="none" style:font-relief="none" style:text-overline-style="none" style:text-overline-color="font-color"/>
    </style:style>
    <style:style style:name="T27" style:family="text">
      <style:text-properties style:use-window-font-color="true" loext:opacity="0%" style:font-name="Noto Sans" fo:font-size="13pt" fo:language="fr" fo:country="FR" fo:font-weight="bold" style:letter-kerning="false" style:font-name-asian="Calibri1" style:font-size-asian="13pt" style:language-asian="en" style:country-asian="US" style:font-name-complex="Calibri" style:font-size-complex="13pt" style:language-complex="ar" style:country-complex="SA"/>
    </style:style>
    <style:style style:name="T28" style:family="text">
      <style:text-properties fo:color="#fffaf0" loext:opacity="100%" fo:font-size="20pt" fo:font-weight="bold" fo:background-color="#000080" style:font-size-asian="20pt" style:font-weight-asian="bold" style:font-size-complex="20pt" style:font-weight-complex="bold"/>
    </style:style>
    <style:style style:name="T29" style:family="text">
      <style:text-properties fo:font-size="16pt" fo:font-weight="bold" style:font-size-asian="16pt" style:font-size-complex="16pt"/>
    </style:style>
    <style:style style:name="T30" style:family="text">
      <style:text-properties style:use-window-font-color="true" loext:opacity="0%" style:font-name="Noto Sans" fo:font-size="14pt" fo:language="fr" fo:country="FR" fo:font-weight="bold" style:letter-kerning="false" style:font-name-asian="Calibri1" style:font-size-asian="14pt" style:language-asian="en" style:country-asian="US" style:font-weight-asian="bold" style:font-name-complex="Calibri" style:font-size-complex="14pt" style:language-complex="ar" style:country-complex="SA" style:font-weight-complex="bold"/>
    </style:style>
    <style:style style:name="T31" style:family="text">
      <style:text-properties style:use-window-font-color="true" loext:opacity="0%" style:font-name="Noto Sans" fo:font-size="14pt" fo:language="fr" fo:country="FR" style:letter-kerning="false" style:font-name-asian="Calibri1" style:font-size-asian="14pt" style:language-asian="en" style:country-asian="US" style:font-name-complex="Calibri" style:font-size-complex="14pt" style:language-complex="ar" style:country-complex="SA"/>
    </style:style>
    <style:style style:name="T32" style:family="text">
      <style:text-properties style:use-window-font-color="true" loext:opacity="0%" style:font-name="Noto Sans" fo:font-size="13pt" fo:language="fr" fo:country="FR" fo:font-weight="bold" style:letter-kerning="false" style:font-name-asian="Calibri1" style:font-size-asian="13pt" style:language-asian="en" style:country-asian="US" style:font-weight-asian="bold" style:font-name-complex="Calibri" style:font-size-complex="13pt" style:language-complex="ar" style:country-complex="SA" style:font-weight-complex="bold"/>
    </style:style>
    <style:style style:name="T33" style:family="text">
      <style:text-properties style:use-window-font-color="true" loext:opacity="0%" style:font-name="Noto Sans" fo:font-size="13pt" fo:language="fr" fo:country="FR" style:letter-kerning="false" style:font-name-asian="Calibri1" style:font-size-asian="13pt" style:language-asian="en" style:country-asian="US" style:font-name-complex="Calibri" style:font-size-complex="13pt" style:language-complex="ar" style:country-complex="SA"/>
    </style:style>
    <style:style style:name="T34" style:family="text">
      <style:text-properties style:use-window-font-color="true" loext:opacity="0%" style:font-name="Noto Sans" fo:font-size="16pt" fo:language="fr" fo:country="FR" fo:font-weight="bold" style:letter-kerning="false" style:font-name-asian="Calibri1" style:font-size-asian="16pt" style:language-asian="en" style:country-asian="US" style:font-weight-asian="bold" style:font-name-complex="Calibri" style:font-size-complex="16pt" style:language-complex="ar" style:country-complex="SA" style:font-weight-complex="bold"/>
    </style:style>
    <style:style style:name="T35" style:family="text">
      <style:text-properties style:use-window-font-color="true" loext:opacity="0%" style:font-name="Noto Sans" fo:font-size="16pt" fo:language="fr" fo:country="FR" style:letter-kerning="false" style:font-name-asian="Calibri1" style:font-size-asian="16pt" style:language-asian="en" style:country-asian="US" style:font-name-complex="Calibri" style:font-size-complex="16pt" style:language-complex="ar" style:country-complex="SA"/>
    </style:style>
    <style:style style:name="T3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7" style:family="text">
      <style:text-properties fo:font-size="32pt" fo:font-weight="bold" style:font-size-asian="32pt" style:font-size-complex="32pt"/>
    </style:style>
    <style:style style:name="T38" style:family="text">
      <style:text-properties style:use-window-font-color="true" loext:opacity="0%" style:font-name="Noto Sans" fo:font-size="15pt" fo:language="fr" fo:country="FR" fo:font-weight="bold" style:letter-kerning="false" style:font-name-asian="Calibri1" style:font-size-asian="15pt" style:language-asian="en" style:country-asian="US" style:font-name-complex="Calibri" style:font-size-complex="15pt" style:language-complex="ar" style:country-complex="SA" style:font-weight-complex="bold"/>
    </style:style>
    <style:style style:name="T39" style:family="text">
      <style:text-properties fo:color="#60c4e4" loext:opacity="100%" style:font-name="Noto Sans" fo:font-size="18pt" fo:font-weight="bold" style:font-size-asian="18pt" style:font-weight-asian="bold" style:font-size-complex="18pt" style:font-weight-complex="bold"/>
    </style:style>
    <style:style style:name="T40" style:family="text">
      <style:text-properties style:use-window-font-color="true" loext:opacity="0%" style:font-name="Calibri" fo:font-size="14pt" fo:language="fr" fo:country="FR" fo:font-weight="bold" style:letter-kerning="false" style:font-name-asian="Calibri1" style:font-size-asian="14pt" style:language-asian="en" style:country-asian="US" style:font-name-complex="Calibri" style:font-size-complex="14pt" style:language-complex="ar" style:country-complex="SA"/>
    </style:style>
    <style:style style:name="T41" style:family="text">
      <style:text-properties style:use-window-font-color="true" loext:opacity="0%" style:font-name="Calibri" fo:font-size="13pt" fo:language="fr" fo:country="FR" fo:font-weight="bold" style:letter-kerning="false" style:font-name-asian="Calibri1" style:font-size-asian="13pt" style:language-asian="en" style:country-asian="US" style:font-weight-asian="bold" style:font-name-complex="Calibri" style:font-size-complex="13pt" style:language-complex="ar" style:country-complex="SA" style:font-weight-complex="bold"/>
    </style:style>
    <style:style style:name="T42" style:family="text">
      <style:text-properties fo:font-variant="normal" fo:text-transform="none" fo:color="#662881" loext:opacity="100%" style:text-outline="false" style:text-line-through-style="none" style:text-line-through-type="none" style:font-name="Noto Sans" fo:font-size="24pt" fo:font-style="normal" fo:text-shadow="none" style:text-underline-style="none" fo:font-weight="bold" style:letter-kerning="true" fo:background-color="transparent" style:font-name-asian="Noto Serif CJK SC" style:font-size-asian="24pt" style:font-style-asian="normal" style:font-weight-asian="bold" style:font-name-complex="Liberation Serif" style:font-size-complex="24pt" style:font-style-complex="normal" style:font-weight-complex="bold" style:text-emphasize="none" style:font-relief="none" style:text-overline-style="none" style:text-overline-color="font-color"/>
    </style:style>
    <style:style style:name="T43" style:family="text">
      <style:text-properties style:font-name="Liberation Serif" fo:font-size="16pt" fo:font-weight="bold" style:font-name-asian="Noto Serif CJK SC" style:font-size-asian="24pt" style:font-name-complex="Liberation Serif" style:font-size-complex="20pt" style:font-weight-complex="normal"/>
    </style:style>
    <style:style style:name="T44" style:family="text">
      <style:text-properties fo:color="#7f59ae" loext:opacity="100%" style:font-name="Noto Sans" fo:font-size="18pt" fo:font-weight="bold" style:font-name-asian="Noto Serif CJK SC" style:font-size-asian="26pt" style:font-weight-asian="bold" style:font-name-complex="Liberation Serif" style:font-size-complex="26pt" style:font-weight-complex="bold"/>
    </style:style>
    <style:style style:name="T45" style:family="text">
      <style:text-properties fo:font-size="17pt" fo:font-weight="bold" style:font-size-asian="16pt" style:font-size-complex="16pt" style:font-weight-complex="bold"/>
    </style:style>
    <style:style style:name="T46" style:family="text">
      <style:text-properties fo:font-size="17pt" style:font-size-asian="16pt" style:font-size-complex="16pt"/>
    </style:style>
    <style:style style:name="T47" style:family="text">
      <style:text-properties fo:font-size="22pt" fo:font-weight="bold" style:font-size-asian="22pt" style:font-weight-asian="bold" style:font-size-complex="18pt" style:font-weight-complex="bold"/>
    </style:style>
    <style:style style:name="T48" style:family="text">
      <style:text-properties fo:font-weight="bold" style:font-size-complex="14pt" style:font-weight-complex="bold"/>
    </style:style>
    <style:style style:name="T49" style:family="text">
      <style:text-properties style:font-size-complex="14pt"/>
    </style:style>
    <style:style style:name="T50" style:family="text">
      <style:text-properties fo:font-weight="bold" style:font-weight-complex="bold"/>
    </style:style>
    <style:style style:name="T51" style:family="text">
      <style:text-properties fo:color="#39114b" loext:opacity="100%" style:font-name="Calibri" fo:font-size="15pt" fo:language="fr" fo:country="FR" fo:font-weight="bold" style:letter-kerning="false" style:font-name-asian="Calibri1" style:font-size-asian="15pt" style:language-asian="en" style:country-asian="US" style:font-name-complex="Calibri" style:font-size-complex="15pt" style:language-complex="ar" style:country-complex="SA" style:font-weight-complex="bold"/>
    </style:style>
    <style:style style:name="T52" style:family="text">
      <style:text-properties fo:color="#39114b" loext:opacity="100%" style:font-name="Calibri" fo:font-size="15pt" fo:language="fr" fo:country="FR" style:letter-kerning="false" style:font-name-asian="Calibri1" style:font-size-asian="15pt" style:language-asian="en" style:country-asian="US" style:font-name-complex="Calibri" style:font-size-complex="15pt" style:language-complex="ar" style:country-complex="SA"/>
    </style:style>
    <style:style style:name="T53" style:family="text">
      <style:text-properties fo:color="#ff69b4" loext:opacity="100%" style:font-name="Calibri" fo:font-size="20pt" fo:language="fr" fo:country="FR" fo:font-weight="bold" style:letter-kerning="false" style:font-name-asian="Calibri1" style:font-size-asian="20pt" style:language-asian="en" style:country-asian="US" style:font-name-complex="Calibri" style:font-size-complex="20pt" style:language-complex="ar" style:country-complex="SA" style:font-weight-complex="bold"/>
    </style:style>
    <style:style style:name="T54" style:family="text">
      <style:text-properties style:use-window-font-color="true" loext:opacity="0%" style:font-name="Calibri" fo:font-size="18pt" fo:language="fr" fo:country="FR" style:letter-kerning="false" style:font-name-asian="Calibri1" style:font-size-asian="18pt" style:language-asian="en" style:country-asian="US" style:font-name-complex="Calibri" style:font-size-complex="18pt" style:language-complex="ar" style:country-complex="SA"/>
    </style:style>
    <style:style style:name="T55" style:family="text">
      <style:text-properties style:use-window-font-color="true" loext:opacity="0%" style:font-name="Calibri" fo:font-size="16pt" fo:language="fr" fo:country="FR" style:letter-kerning="false" style:font-name-asian="Calibri1" style:font-size-asian="16pt" style:language-asian="en" style:country-asian="US" style:font-name-complex="Calibri" style:font-size-complex="16pt" style:language-complex="ar" style:country-complex="SA"/>
    </style:style>
    <style:style style:name="T56" style:family="text">
      <style:text-properties style:use-window-font-color="true" loext:opacity="0%" style:font-name="Calibri" fo:font-size="16pt" fo:language="fr" fo:country="FR" fo:font-weight="bold" style:letter-kerning="false" style:font-name-asian="Calibri1" style:font-size-asian="16pt" style:language-asian="en" style:country-asian="US" style:font-name-complex="Calibri" style:font-size-complex="16pt" style:language-complex="ar" style:country-complex="SA" style:font-weight-complex="bold"/>
    </style:style>
    <style:style style:name="T57" style:family="text">
      <style:text-properties fo:font-size="18pt" fo:font-weight="bold" style:font-size-asian="18pt" style:font-weight-asian="bold" style:font-size-complex="14pt" style:font-weight-complex="bold"/>
    </style:style>
    <style:style style:name="T58" style:family="text">
      <style:text-properties fo:color="#000080" loext:opacity="100%" fo:font-size="18pt" fo:font-weight="bold" style:font-size-asian="18pt" style:font-weight-asian="bold" style:font-size-complex="14pt" style:font-weight-complex="bold"/>
    </style:style>
    <style:style style:name="T59" style:family="text">
      <style:text-properties fo:color="#ff0000" loext:opacity="100%" fo:font-size="18pt" fo:font-weight="bold" style:font-size-asian="26pt" style:font-weight-asian="bold" style:font-size-complex="26pt" style:font-weight-complex="bold"/>
    </style:style>
    <style:style style:name="T60" style:family="text">
      <style:text-properties fo:font-size="20pt" style:font-size-asian="20pt" style:font-size-complex="20pt"/>
    </style:style>
    <style:style style:name="T61" style:family="text">
      <style:text-properties fo:font-size="20pt" fo:font-weight="bold" style:font-size-asian="20pt" style:font-size-complex="20pt" style:font-weight-complex="bold"/>
    </style:style>
    <style:style style:name="T62" style:family="text">
      <style:text-properties fo:font-variant="normal" fo:text-transform="none" fo:color="#662881" loext:opacity="100%" style:text-outline="false" style:text-line-through-style="none" style:text-line-through-type="none" style:font-name="Noto Sans" fo:font-size="32pt" fo:font-style="normal" fo:text-shadow="none" style:text-underline-style="none" fo:font-weight="bold" style:letter-kerning="true" fo:background-color="transparent" style:font-name-asian="Noto Serif CJK SC" style:font-size-asian="32pt" style:font-style-asian="normal" style:font-weight-asian="bold" style:font-name-complex="Liberation Serif" style:font-size-complex="32pt" style:font-style-complex="normal" style:font-weight-complex="bold" style:text-emphasize="none" style:font-relief="none" style:text-overline-style="none" style:text-overline-color="font-color"/>
    </style:style>
    <style:style style:name="T63" style:family="text">
      <style:text-properties fo:color="#ff0000" loext:opacity="100%" fo:font-weight="bold" style:font-weight-complex="bold"/>
    </style:style>
    <style:style style:name="T64" style:family="text">
      <style:text-properties fo:color="#ff0000" loext:opacity="100%"/>
    </style:style>
    <style:style style:name="T65" style:family="text">
      <style:text-properties fo:color="#000080" loext:opacity="100%"/>
    </style:style>
    <style:style style:name="T66" style:family="text">
      <style:text-properties fo:font-variant="normal" fo:text-transform="none" fo:color="#c71585" loext:opacity="100%" style:text-outline="false" style:text-line-through-style="none" style:text-line-through-type="none" style:font-name="Noto Sans" fo:font-size="26pt" fo:font-style="normal" fo:text-shadow="none" style:text-underline-style="none" fo:font-weight="bold" style:letter-kerning="true" fo:background-color="transparent" style:font-name-asian="Noto Serif CJK SC" style:font-size-asian="26pt" style:font-style-asian="normal" style:font-weight-asian="normal" style:font-name-complex="Liberation Serif" style:font-size-complex="26pt" style:font-style-complex="normal" style:font-weight-complex="bold" style:text-emphasize="none" style:font-relief="none" style:text-overline-style="none" style:text-overline-color="font-color"/>
    </style:style>
    <style:style style:name="T67" style:family="text">
      <style:text-properties style:use-window-font-color="true" loext:opacity="0%" style:font-name="Calibri" fo:font-size="26pt" fo:language="fr" fo:country="FR" fo:font-weight="bold" style:letter-kerning="false" style:font-name-asian="Calibri1" style:font-size-asian="26pt" style:language-asian="en" style:country-asian="US" style:font-name-complex="Calibri" style:font-size-complex="26pt" style:language-complex="ar" style:country-complex="SA" style:font-weight-complex="bold"/>
    </style:style>
    <style:style style:name="T68" style:family="text">
      <style:text-properties style:use-window-font-color="true" loext:opacity="0%" style:font-name="Calibri" fo:font-size="26pt" fo:language="fr" fo:country="FR" fo:font-weight="bold" style:letter-kerning="false" style:font-name-asian="Calibri1" style:font-size-asian="26pt" style:language-asian="en" style:country-asian="US" style:font-name-complex="Calibri" style:font-size-complex="26pt" style:language-complex="ar" style:country-complex="SA"/>
    </style:style>
    <style:style style:name="T69" style:family="text">
      <style:text-properties fo:color="#39114b" loext:opacity="100%" fo:font-size="28pt" fo:font-weight="bold" style:font-size-asian="28pt" style:font-size-complex="28pt" style:font-weight-complex="bold"/>
    </style:style>
    <style:style style:name="T70"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style:letter-kerning="true" style:font-name-asian="Noto Sans CJK SC" style:font-size-asian="18pt" style:font-style-asian="normal" style:font-weight-asian="normal" style:font-name-complex="Mangal" style:font-size-complex="18pt" style:font-style-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normal" style:font-name-complex="Mangal" style:font-size-complex="18pt" style:font-style-complex="normal" style:font-weight-complex="bold"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3" style:family="text">
      <style:text-properties fo:font-size="10.5pt" style:font-size-asian="10.5pt" style:font-size-complex="10.5pt"/>
    </style:style>
    <style:style style:name="T74" style:family="text">
      <style:text-properties fo:font-size="13pt" fo:font-weight="bold" style:font-size-asian="13pt" style:font-weight-asian="bold" style:font-size-complex="13pt" style:font-weight-complex="bold"/>
    </style:style>
    <style:style style:name="T75" style:family="text">
      <style:text-properties fo:font-size="13pt" fo:font-weight="normal" style:font-size-asian="13pt" style:font-weight-asian="normal" style:font-size-complex="13pt" style:font-weight-complex="normal"/>
    </style:style>
    <style:style style:name="T76" style:family="text">
      <style:text-properties fo:font-size="60pt" fo:font-weight="bold" style:font-size-asian="60pt" style:font-weight-asian="bold" style:font-size-complex="60pt" style:font-weight-complex="bold"/>
    </style:style>
    <style:style style:name="T77" style:family="text">
      <style:text-properties fo:font-variant="normal" fo:text-transform="none" fo:color="#00bfff" loext:opacity="100%" style:text-outline="false" style:text-line-through-style="none" style:text-line-through-type="none" style:font-name="Noto Sans" fo:font-size="28pt" fo:font-style="normal" fo:text-shadow="none" style:text-underline-style="none" fo:font-weight="bold" style:letter-kerning="true" fo:background-color="#fffaf0" style:font-name-asian="Noto Serif CJK SC" style:font-size-asian="28pt" style:font-style-asian="normal" style:font-weight-asian="bold" style:font-name-complex="Liberation Serif" style:font-size-complex="28pt" style:font-style-complex="normal" style:font-weight-complex="bold" style:text-emphasize="none" style:font-relief="none" style:text-overline-style="none" style:text-overline-color="font-color"/>
    </style:style>
    <style:style style:name="T78" style:family="text">
      <style:text-properties fo:font-size="22pt" fo:font-weight="bold" style:font-size-asian="22pt" style:font-weight-asian="bold" style:font-size-complex="22pt" style:font-weight-complex="bold"/>
    </style:style>
    <style:style style:name="T79" style:family="text">
      <style:text-properties fo:font-size="21pt" style:font-size-asian="21pt" style:font-size-complex="21pt"/>
    </style:style>
    <style:style style:name="T80" style:family="text">
      <style:text-properties fo:font-size="21pt" fo:font-weight="bold" style:font-size-asian="21pt" style:font-size-complex="21pt" style:font-weight-complex="bold"/>
    </style:style>
    <style:style style:name="T81" style:family="text">
      <style:text-properties fo:font-size="15pt" style:font-size-asian="15pt" style:font-size-complex="15pt"/>
    </style:style>
    <style:style style:name="T82" style:family="text">
      <style:text-properties fo:font-size="20pt" fo:font-weight="bold" style:font-size-asian="20pt" style:font-weight-asian="bold" style:font-size-complex="20pt" style:font-weight-complex="bold"/>
    </style:style>
    <style:style style:name="T83" style:family="text">
      <style:text-properties fo:font-variant="normal" fo:text-transform="none" fo:color="#f8b622" loext:opacity="100%" style:text-outline="false" style:text-line-through-style="none" style:text-line-through-type="none" style:font-name="Noto Sans" fo:font-size="30pt" fo:font-style="normal" fo:text-shadow="none" style:text-underline-style="none" fo:font-weight="bold" style:letter-kerning="true" fo:background-color="transparent" style:font-name-asian="Noto Serif CJK SC" style:font-size-asian="28pt" style:font-style-asian="normal" style:font-weight-asian="bold" style:font-name-complex="Liberation Serif" style:font-size-complex="28pt" style:font-style-complex="normal" style:font-weight-complex="bold" style:text-emphasize="none" style:font-relief="none" style:text-overline-style="none" style:text-overline-color="font-color"/>
    </style:style>
    <style:style style:name="T84" style:family="text">
      <style:text-properties fo:color="#00bfff" loext:opacity="100%" fo:font-weight="bold" style:font-weight-complex="bold"/>
    </style:style>
    <style:style style:name="T85" style:family="text">
      <style:text-properties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Candy" presentation:presentation-page-layout-name="AL1T0">
        <office:forms form:automatic-focus="false" form:apply-design-mode="false"/>
        <draw:g draw:style-name="gr1">
          <draw:polygon draw:style-name="gr2" draw:text-style-name="P1" draw:layer="layout" svg:width="0.221cm" svg:height="0.221cm" svg:x="1.957cm" svg:y="15.3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2" draw:text-style-name="P1" draw:layer="layout" svg:width="0.221cm" svg:height="0.221cm" svg:x="1.431cm" svg:y="15.3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2" draw:text-style-name="P1" draw:layer="layout" svg:width="0.22cm" svg:height="0.221cm" svg:x="3.023cm" svg:y="15.3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2" draw:text-style-name="P1" draw:layer="layout" svg:width="0.221cm" svg:height="0.221cm" svg:x="2.497cm" svg:y="15.3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custom-shape draw:style-name="gr3" draw:text-style-name="P2" draw:layer="layout" svg:width="6.5cm" svg:height="3.5cm" svg:x="1cm" svg:y="0.2cm">
          <text:p/>
          <draw:enhanced-geometry svg:viewBox="0 0 21600 21600" draw:type="rectangle" draw:enhanced-path="M 0 0 L 21600 0 21600 21600 0 21600 0 0 Z N"/>
        </draw:custom-shape>
        <draw:custom-shape draw:style-name="gr4" draw:text-style-name="P3" draw:layer="layout" svg:width="6.5cm" svg:height="3.5cm" svg:x="20cm" svg:y="0.2cm">
          <text:p/>
          <draw:enhanced-geometry svg:viewBox="0 0 21600 21600" draw:type="rectangle" draw:enhanced-path="M 0 0 L 21600 0 21600 21600 0 21600 0 0 Z N"/>
        </draw:custom-shape>
        <draw:frame draw:style-name="gr5" draw:text-style-name="P5" draw:layer="layout" svg:width="28cm" svg:height="5cm" svg:x="0cm" svg:y="3.9cm">
          <draw:text-box>
            <text:p text:style-name="P4"><text:span text:style-name="T1">L’AGENCE PUBLICITAIRE-PANNEAU MOBILE TCHAD</text:span></text:p>
            <text:p text:style-name="P4"><text:span text:style-name="T1">ET</text:span></text:p>
            <text:p text:style-name="P4"><text:span text:style-name="T1">LE RÉSEAU DE TRANSPORT ET LOGISTIQUE AU TCHAD (RTLT)</text:span></text:p>
          </draw:text-box>
        </draw:frame>
        <draw:frame presentation:style-name="pr1" draw:text-style-name="P6" draw:layer="layout" svg:width="25.199cm" svg:height="2.629cm" svg:x="1.5cm" svg:y="8.9cm" presentation:class="title" presentation:user-transformed="true">
          <draw:text-box>
            <text:p><text:span text:style-name="T2">NOVEMBRE NUMÉRIQUE</text:span></text:p>
          </draw:text-box>
        </draw:frame>
        <draw:frame draw:style-name="gr6" draw:text-style-name="P7" draw:layer="layout" svg:width="4.8cm" svg:height="3.707cm" svg:x="23cm" svg:y="11.6cm">
          <draw:text-box>
            <text:p><text:span text:style-name="T2">N’Djamena</text:span></text:p>
            <text:p><text:span text:style-name="T2">Moundou</text:span></text:p>
            <text:p><text:span text:style-name="T2">Abéché</text:span></text:p>
            <text:p><text:span text:style-name="T2">Amdjarass</text:span></text:p>
          </draw:text-box>
        </draw:frame>
        <draw:frame draw:style-name="gr7" draw:text-style-name="P7" draw:layer="layout" svg:width="9cm" svg:height="2cm" svg:x="4.468cm" svg:y="12.749cm">
          <draw:text-box>
            <text:p><text:span text:style-name="T2">Philippe ALIFA</text:span></text:p>
            <text:p><text:span text:style-name="T2">philipalifa.tpa@gmail.com</text:span></text:p>
          </draw:text-box>
        </draw:frame>
        <draw:custom-shape draw:style-name="gr8" draw:text-style-name="P8" draw:layer="layout" svg:width="4cm" svg:height="4cm" svg:x="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9" draw:layer="layout" svg:width="17cm" svg:height="9.56cm" svg:x="2cm" svg:y="2.5cm" draw:page-number="1" presentation:class="page"/>
          <draw:frame presentation:style-name="pr2" draw:text-style-name="P9" draw:layer="layout" svg:width="17cm" svg:height="14cm" svg:x="2cm" svg:y="13cm" presentation:class="notes" presentation:placeholder="true">
            <draw:text-box/>
          </draw:frame>
        </presentation:notes>
      </draw:page>
      <draw:page draw:name="page2" draw:style-name="dp3" draw:master-page-name="Candy" presentation:presentation-page-layout-name="AL2T1">
        <office:forms form:automatic-focus="false" form:apply-design-mode="false"/>
        <draw:frame presentation:style-name="pr3" draw:text-style-name="P11" draw:layer="layout" svg:width="25.199cm" svg:height="3.155cm" svg:x="1.4cm" svg:y="0.366cm" presentation:class="title" presentation:user-transformed="true">
          <draw:text-box>
            <text:p text:style-name="P10"><text:span text:style-name="T3">Formation en :</text:span></text:p>
          </draw:text-box>
        </draw:frame>
        <draw:frame draw:style-name="gr10" draw:text-style-name="P13" draw:layer="layout" svg:width="28cm" svg:height="5.447cm" svg:x="0cm" svg:y="3.8cm">
          <draw:text-box>
            <text:p text:style-name="P12"><text:span text:style-name="T4">Initiation au Cyber sécurité : principes de sécurité en ligne, protection des données et bonnes pratiques</text:span></text:p>
          </draw:text-box>
        </draw:frame>
        <draw:frame draw:style-name="gr10" draw:text-style-name="P15" draw:layer="layout" svg:width="28cm" svg:height="5.447cm" svg:x="0cm" svg:y="8.701cm">
          <draw:text-box>
            <text:p text:style-name="P14"><text:span text:style-name="T5">Maintenance Curative</text:span></text:p>
          </draw:text-box>
        </draw:frame>
        <presentation:notes draw:style-name="dp2">
          <draw:page-thumbnail draw:style-name="gr9"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3" draw:master-page-name="Title_20_of_20_Content" presentation:presentation-page-layout-name="AL2T1">
        <office:forms form:automatic-focus="false" form:apply-design-mode="false"/>
        <draw:g draw:style-name="gr1">
          <draw:polygon draw:style-name="gr11" draw:text-style-name="P17" draw:layer="layout" svg:width="2.14cm" svg:height="1.327cm" svg:x="21.496cm" svg:y="1.637cm" svg:viewBox="0 0 2141 1328" draw:points="2141,664 2140,708 2134,751 2123,794 2105,837 2087,877 2060,918 2032,958 1999,996 1963,1033 1920,1068 1876,1102 1828,1133 1778,1163 1723,1191 1666,1216 1607,1239 1546,1260 1481,1277 1417,1293 1350,1306 1281,1315 1212,1322 1143,1327 1072,1328 1002,1327 933,1322 862,1315 795,1306 727,1293 660,1277 597,1260 535,1239 475,1216 419,1191 365,1163 314,1133 265,1102 221,1068 180,1033 143,996 111,958 82,918 56,877 36,837 20,794 9,751 2,708 0,664 2,620 9,578 22,535 36,493 58,451 82,411 111,371 143,332 182,295 221,260 266,227 314,195 365,164 419,137 475,113 535,89 597,69 660,51 727,35 795,22 862,13 931,6 1002,1 1072,0 1143,1 1212,6 1281,13 1350,22 1414,35 1481,51 1546,69 1607,89 1666,113 1723,137 1778,164 1828,195 1875,227 1920,260 1961,295 1999,332 2032,371 2060,411 2083,451 2105,493 2119,535 2134,578 2140,620">
            <text:p text:style-name="P16"><text:span text:style-name="T6">2</text:span></text:p>
          </draw:polygon>
          <draw:line draw:style-name="gr12" draw:text-style-name="P18" draw:layer="layout" svg:x1="9.179cm" svg:y1="2.916cm" svg:x2="22.335cm" svg:y2="2.916cm">
            <text:p/>
          </draw:line>
          <draw:polygon draw:style-name="gr13" draw:text-style-name="P19" draw:layer="layout" svg:width="0.267cm" svg:height="0.165cm" svg:x="9cm" svg:y="2.834cm" svg:viewBox="0 0 268 166" draw:points="133,166 141,166 150,165 160,164 168,163 176,161 185,160 193,158 199,155 207,152 215,149 221,146 227,142 234,137 240,134 245,129 249,125 254,120 257,115 260,110 263,104 265,99 266,93 268,88 268,83 268,77 266,72 265,66 263,61 260,56 257,52 254,46 249,41 245,37 240,32 234,28 227,24 221,20 215,18 207,14 199,11 193,8 185,7 176,5 168,3 160,2 150,1 141,0 133,0 124,0 116,1 107,2 99,3 91,5 83,7 74,8 66,11 60,14 52,18 45,20 39,24 33,28 28,32 22,37 17,41 13,46 11,52 8,56 5,61 3,66 2,72 0,77 0,83 0,88 2,93 3,99 5,104 8,110 11,115 13,120 17,125 22,129 28,134 33,137 39,142 45,146 52,149 60,152 66,155 74,158 83,160 91,161 99,163 107,164 116,165 124,166">
            <text:p/>
          </draw:polygon>
        </draw:g>
        <draw:frame presentation:style-name="pr5" draw:text-style-name="P20" draw:layer="layout" svg:width="9.968cm" svg:height="2.119cm" svg:x="9.197cm" svg:y="0cm" presentation:class="title" presentation:user-transformed="true">
          <draw:text-box>
            <text:p><text:span text:style-name="T7">Objectifs de la Formation</text:span></text:p>
          </draw:text-box>
        </draw:frame>
        <draw:g draw:style-name="gr1">
          <draw:polygon draw:style-name="gr14" draw:text-style-name="P22" draw:layer="layout" svg:width="2.542cm" svg:height="1.46cm" svg:x="9.5cm" svg:y="3.083cm" svg:viewBox="0 0 2543 1461" draw:points="2543,731 2541,779 2534,826 2521,874 2500,921 2478,965 2446,1011 2413,1055 2374,1096 2331,1137 2281,1175 2229,1213 2171,1247 2111,1279 2046,1310 1979,1338 1908,1364 1836,1386 1759,1406 1683,1423 1603,1437 1521,1447 1439,1455 1357,1460 1273,1461 1190,1460 1108,1455 1024,1447 944,1437 864,1423 784,1406 709,1386 635,1364 564,1338 497,1310 434,1279 372,1247 315,1213 263,1175 214,1137 169,1096 132,1055 97,1011 67,965 43,921 24,874 11,826 2,779 0,731 2,682 11,636 26,589 43,543 69,497 97,452 132,408 169,365 216,324 263,286 317,249 372,214 434,181 497,151 564,124 635,97 709,76 784,56 864,39 944,25 1024,14 1106,6 1190,1 1273,0 1357,1 1439,6 1521,14 1603,25 1679,39 1759,56 1836,76 1908,97 1979,124 2046,151 2111,181 2171,214 2227,249 2281,286 2329,324 2374,365 2413,408 2446,452 2474,497 2500,543 2517,589 2534,636 2541,682">
            <text:p text:style-name="P21"><text:span text:style-name="T8">3</text:span></text:p>
          </draw:polygon>
          <draw:line draw:style-name="gr15" draw:text-style-name="P18" draw:layer="layout" svg:x1="26.345cm" svg:y1="4.508cm" svg:x2="10.723cm" svg:y2="4.508cm">
            <text:p/>
          </draw:line>
          <draw:polygon draw:style-name="gr16" draw:text-style-name="P23" draw:layer="layout" svg:width="0.317cm" svg:height="0.182cm" svg:x="26.182cm" svg:y="4.417cm" svg:viewBox="0 0 318 183" draw:points="158,183 168,183 179,182 190,181 199,180 209,178 220,176 229,173 236,170 246,167 255,164 263,161 270,156 277,151 285,148 290,142 296,137 302,132 305,126 309,121 313,115 315,109 317,103 318,96 318,91 318,85 317,79 315,73 313,67 309,62 305,57 302,50 296,45 290,41 285,35 277,31 270,27 263,22 255,19 246,15 236,12 229,9 220,7 209,5 199,3 190,2 179,1 168,0 158,0 147,0 138,1 127,2 117,3 108,5 99,7 88,9 78,12 71,15 61,19 54,22 47,27 39,31 34,35 26,41 20,45 15,50 13,57 9,62 6,67 4,73 2,79 0,85 0,91 0,96 2,103 4,109 6,115 9,121 13,126 15,132 20,137 26,142 34,148 39,151 47,156 54,161 61,164 71,167 78,170 88,173 99,176 108,178 117,180 127,181 138,182 147,183">
            <text:p/>
          </draw:polygon>
        </draw:g>
        <draw:g draw:style-name="gr1">
          <draw:polygon draw:style-name="gr17" draw:text-style-name="P24" draw:layer="layout" svg:width="2.3cm" svg:height="1.274cm" svg:x="24.166cm" svg:y="4.701cm" svg:viewBox="0 0 2301 1275" draw:points="2301,638 2300,680 2293,721 2281,762 2263,803 2242,842 2214,882 2184,920 2148,956 2109,992 2064,1026 2017,1058 1964,1088 1911,1116 1852,1143 1791,1168 1727,1190 1661,1210 1592,1226 1523,1241 1451,1254 1376,1263 1302,1269 1228,1274 1152,1275 1077,1274 1002,1269 927,1263 854,1254 782,1241 709,1226 642,1210 575,1190 510,1168 450,1143 393,1116 337,1088 285,1058 238,1026 194,992 153,956 120,920 88,882 61,842 39,803 22,762 10,721 2,680 0,638 2,595 10,555 24,514 39,474 62,433 88,394 120,356 153,319 195,283 238,249 286,218 337,187 393,158 450,132 510,108 575,85 642,66 709,49 782,34 854,21 927,12 1001,6 1077,1 1152,0 1228,1 1302,6 1376,12 1451,21 1520,34 1592,49 1661,66 1727,85 1791,108 1852,132 1911,158 1964,187 2015,218 2064,249 2108,283 2148,319 2184,356 2214,394 2239,433 2263,474 2278,514 2293,555 2300,595">
            <text:p text:style-name="P16"><text:span text:style-name="T9">4</text:span></text:p>
          </draw:polygon>
          <draw:line draw:style-name="gr18" draw:text-style-name="P18" draw:layer="layout" svg:x1="10.64cm" svg:y1="5.812cm" svg:x2="24.779cm" svg:y2="5.812cm">
            <text:p/>
          </draw:line>
          <draw:polygon draw:style-name="gr19" draw:text-style-name="P25" draw:layer="layout" svg:width="0.287cm" svg:height="0.159cm" svg:x="10.5cm" svg:y="5.732cm" svg:viewBox="0 0 288 160" draw:points="143,160 133,160 125,159 115,158 106,157 98,155 89,153 79,151 71,149 64,146 56,143 49,140 42,136 35,132 30,129 24,124 19,120 13,115 12,110 8,106 5,100 3,95 2,90 0,84 0,79 0,74 2,69 3,64 5,59 8,54 12,50 13,44 19,39 24,35 30,31 35,27 42,23 49,20 56,17 64,13 71,10 79,7 89,7 98,5 106,3 115,2 125,1 133,0 143,0 152,0 162,1 172,2 180,3 189,5 199,7 207,7 214,10 222,13 231,17 238,20 244,23 251,27 258,31 263,35 268,39 273,44 276,50 280,54 283,59 285,64 286,69 288,74 288,79 288,84 286,90 285,95 283,100 280,106 276,110 273,115 268,120 263,124 258,129 251,132 244,136 238,140 231,143 222,146 214,149 207,151 199,153 189,155 180,157 172,158 162,159 152,160">
            <text:p/>
          </draw:polygon>
        </draw:g>
        <draw:g draw:style-name="gr1">
          <draw:line draw:style-name="gr20" draw:text-style-name="P26" draw:layer="layout" svg:x1="19.059cm" svg:y1="1.637cm" svg:x2="8.343cm" svg:y2="1.637cm">
            <text:p/>
          </draw:line>
          <draw:polygon draw:style-name="gr21" draw:text-style-name="P27" draw:layer="layout" svg:width="0.217cm" svg:height="0.155cm" svg:x="18.947cm" svg:y="1.56cm" svg:viewBox="0 0 218 156" draw:points="109,156 115,156 123,155 130,154 137,153 143,152 151,150 157,148 162,145 169,142 175,140 180,137 185,133 190,129 195,126 199,121 203,117 207,112 209,108 212,103 215,98 216,93 217,88 218,82 218,78 218,72 217,68 216,62 215,58 212,53 209,48 207,43 203,38 199,35 195,30 190,26 185,23 180,19 175,16 169,13 162,10 157,7 151,6 143,5 137,3 130,2 123,1 115,0 109,0 101,0 95,1 87,2 80,3 74,5 68,6 60,7 54,10 49,13 42,16 37,19 32,23 27,26 23,30 18,35 14,38 10,43 9,48 6,53 4,58 3,62 1,68 0,72 0,78 0,82 1,88 3,93 4,98 6,103 9,108 10,112 14,117 18,121 23,126 27,129 32,133 37,137 42,140 49,142 54,145 60,148 68,150 74,152 80,153 87,154 95,155 101,156">
            <text:p/>
          </draw:polygon>
          <draw:polygon draw:style-name="gr22" draw:text-style-name="P28" draw:layer="layout" svg:width="1.744cm" svg:height="1.245cm" svg:x="7.5cm" svg:y="0.437cm" svg:viewBox="0 0 1745 1246" draw:points="1745,624 1743,665 1738,705 1729,745 1715,785 1700,823 1678,862 1655,899 1628,935 1599,970 1564,1002 1529,1034 1489,1064 1448,1091 1404,1117 1358,1141 1309,1163 1259,1182 1207,1199 1154,1213 1100,1225 1043,1234 987,1241 931,1245 874,1246 816,1245 760,1241 702,1234 647,1225 593,1213 538,1199 487,1182 435,1163 387,1141 341,1117 298,1091 255,1064 216,1034 180,1002 147,970 116,935 91,899 66,862 46,823 29,785 17,745 8,705 1,665 0,624 1,582 8,542 18,502 29,463 47,424 66,385 91,348 116,311 148,277 180,244 217,213 255,183 298,154 341,129 387,106 435,83 487,65 538,47 593,33 647,21 702,12 759,5 816,1 874,0 931,1 987,5 1043,12 1100,21 1152,33 1207,47 1259,65 1309,83 1358,106 1404,129 1448,154 1489,183 1527,213 1564,244 1598,277 1628,311 1655,348 1678,385 1697,424 1715,463 1727,502 1738,542 1743,582">
            <text:p text:style-name="P21"><text:span text:style-name="T8">1</text:span></text:p>
          </draw:polygon>
        </draw:g>
        <draw:g draw:style-name="gr1">
          <draw:polygon draw:style-name="gr22" draw:text-style-name="P28" draw:layer="layout" svg:width="2.51cm" svg:height="0.949cm" svg:x="7.416cm" svg:y="6.105cm" svg:viewBox="0 0 2511 950" draw:points="2511,475 2509,507 2502,537 2489,568 2469,598 2447,627 2415,657 2382,685 2344,713 2301,739 2252,764 2200,788 2143,811 2084,831 2020,852 1954,870 1884,886 1812,901 1737,914 1662,925 1583,934 1502,941 1421,946 1340,949 1257,950 1175,949 1094,946 1011,941 932,934 853,925 774,914 700,901 627,886 557,870 491,852 428,831 368,811 311,788 259,764 211,739 167,713 131,685 96,657 66,627 42,598 24,568 11,537 2,507 0,475 2,443 11,413 26,383 42,353 68,323 96,294 131,265 167,237 213,211 259,186 312,162 368,139 428,118 491,98 557,81 627,63 700,49 774,36 853,25 932,16 1011,9 1092,4 1175,1 1257,0 1340,1 1421,4 1502,9 1583,16 1658,25 1737,36 1812,49 1884,63 1954,81 2020,98 2084,118 2143,139 2198,162 2252,186 2300,211 2344,237 2382,265 2415,294 2443,323 2469,353 2485,383 2502,413 2509,443">
            <text:p text:style-name="P21"><text:span text:style-name="T8">5</text:span></text:p>
          </draw:polygon>
          <draw:line draw:style-name="gr20" draw:text-style-name="P18" draw:layer="layout" svg:x1="24.048cm" svg:y1="7.04cm" svg:x2="8.624cm" svg:y2="7.04cm">
            <text:p/>
          </draw:line>
          <draw:polygon draw:style-name="gr21" draw:text-style-name="P29" draw:layer="layout" svg:width="0.313cm" svg:height="0.118cm" svg:x="23.886cm" svg:y="6.981cm" svg:viewBox="0 0 314 119" draw:points="156,119 165,119 176,118 187,118 197,117 206,116 217,114 226,113 233,111 243,109 252,106 259,104 267,102 274,98 281,96 287,93 292,89 298,86 301,82 305,79 309,74 311,72 312,67 314,63 314,60 314,56 312,51 311,48 309,44 305,40 301,37 298,33 292,29 287,26 281,23 274,20 267,17 259,15 252,13 243,10 233,8 226,6 217,5 206,3 197,2 187,1 176,1 165,0 156,0 145,0 136,1 125,1 116,2 107,3 97,5 86,6 77,8 70,10 61,13 53,15 46,17 39,20 33,23 26,26 20,29 15,33 13,37 9,40 6,44 4,48 2,51 0,56 0,60 0,63 2,67 4,72 6,74 9,79 13,82 15,86 20,89 26,93 33,96 39,98 46,102 53,104 61,106 70,109 77,111 86,113 97,114 107,116 116,117 125,118 136,118 145,119">
            <text:p/>
          </draw:polygon>
        </draw:g>
        <draw:frame presentation:style-name="pr5" draw:text-style-name="P30" draw:layer="layout" svg:width="13.218cm" svg:height="2.119cm" svg:x="8.5cm" svg:y="1.381cm" presentation:class="title" presentation:user-transformed="true">
          <draw:text-box>
            <text:p><text:span text:style-name="T10">Introduction à la Cybersécurité</text:span></text:p>
          </draw:text-box>
        </draw:frame>
        <draw:frame presentation:style-name="pr6" draw:text-style-name="P31" draw:layer="layout" svg:width="15.5cm" svg:height="1.619cm" svg:x="11.6cm" svg:y="3.081cm" presentation:class="title" presentation:user-transformed="true">
          <draw:text-box>
            <text:p><text:span text:style-name="T11">Principes de base de la Cybersécurité</text:span></text:p>
          </draw:text-box>
        </draw:frame>
        <draw:frame presentation:style-name="pr7" draw:text-style-name="P32" draw:layer="layout" svg:width="14.518cm" svg:height="1.468cm" svg:x="9.9cm" svg:y="4.508cm" presentation:class="title" presentation:user-transformed="true">
          <draw:text-box>
            <text:p><text:span text:style-name="T12">Exemple d'Hameçonnage (Phishing)</text:span></text:p>
          </draw:text-box>
        </draw:frame>
        <draw:frame presentation:style-name="pr5" draw:text-style-name="P33" draw:layer="layout" svg:width="14.587cm" svg:height="2.119cm" svg:x="9.913cm" svg:y="5.596cm" presentation:class="title" presentation:user-transformed="true">
          <draw:text-box>
            <text:p><text:span text:style-name="T13">Protection des Données Personnelles</text:span></text:p>
          </draw:text-box>
        </draw:frame>
        <draw:g draw:style-name="gr1">
          <draw:polygon draw:style-name="gr11" draw:text-style-name="P17" draw:layer="layout" svg:width="2.14cm" svg:height="1.327cm" svg:x="21.896cm" svg:y="9.138cm" svg:viewBox="0 0 2141 1328" draw:points="2141,664 2140,708 2134,751 2123,794 2105,837 2087,877 2060,918 2032,958 1999,996 1963,1033 1920,1068 1876,1102 1828,1133 1778,1163 1723,1191 1666,1216 1607,1239 1546,1260 1481,1277 1417,1293 1350,1306 1281,1315 1212,1322 1143,1327 1072,1328 1002,1327 933,1322 862,1315 795,1306 727,1293 660,1277 597,1260 535,1239 475,1216 419,1191 365,1163 314,1133 265,1102 221,1068 180,1033 143,996 111,958 82,918 56,877 36,837 20,794 9,751 2,708 0,664 2,620 9,578 22,535 36,493 58,451 82,411 111,371 143,332 182,295 221,260 266,227 314,195 365,164 419,137 475,113 535,89 597,69 660,51 727,35 795,22 862,13 931,6 1002,1 1072,0 1143,1 1212,6 1281,13 1350,22 1414,35 1481,51 1546,69 1607,89 1666,113 1723,137 1778,164 1828,195 1875,227 1920,260 1961,295 1999,332 2032,371 2060,411 2083,451 2105,493 2119,535 2134,578 2140,620">
            <text:p text:style-name="P16"><text:span text:style-name="T6">7</text:span></text:p>
          </draw:polygon>
          <draw:line draw:style-name="gr12" draw:text-style-name="P18" draw:layer="layout" svg:x1="9.579cm" svg:y1="10.417cm" svg:x2="22.735cm" svg:y2="10.417cm">
            <text:p/>
          </draw:line>
          <draw:polygon draw:style-name="gr13" draw:text-style-name="P19" draw:layer="layout" svg:width="0.267cm" svg:height="0.165cm" svg:x="9.4cm" svg:y="10.335cm" svg:viewBox="0 0 268 166" draw:points="133,166 141,166 150,165 160,164 168,163 176,161 185,160 193,158 199,155 207,152 215,149 221,146 227,142 234,137 240,134 245,129 249,125 254,120 257,115 260,110 263,104 265,99 266,93 268,88 268,83 268,77 266,72 265,66 263,61 260,56 257,52 254,46 249,41 245,37 240,32 234,28 227,24 221,20 215,18 207,14 199,11 193,8 185,7 176,5 168,3 160,2 150,1 141,0 133,0 124,0 116,1 107,2 99,3 91,5 83,7 74,8 66,11 60,14 52,18 45,20 39,24 33,28 28,32 22,37 17,41 13,46 11,52 8,56 5,61 3,66 2,72 0,77 0,83 0,88 2,93 3,99 5,104 8,110 11,115 13,120 17,125 22,129 28,134 33,137 39,142 45,146 52,149 60,152 66,155 74,158 83,160 91,161 99,163 107,164 116,165 124,166">
            <text:p/>
          </draw:polygon>
        </draw:g>
        <draw:frame presentation:style-name="pr5" draw:text-style-name="P20" draw:layer="layout" svg:width="17.903cm" svg:height="2.119cm" svg:x="9.597cm" svg:y="7.301cm" presentation:class="title" presentation:user-transformed="true">
          <draw:text-box>
            <text:p><text:span text:style-name="T7">Gestion des Mots de Passe et Authentification</text:span></text:p>
          </draw:text-box>
        </draw:frame>
        <draw:g draw:style-name="gr1">
          <draw:polygon draw:style-name="gr14" draw:text-style-name="P22" draw:layer="layout" svg:width="2.542cm" svg:height="1.46cm" svg:x="9.9cm" svg:y="10.784cm" svg:viewBox="0 0 2543 1461" draw:points="2543,731 2541,779 2534,826 2521,874 2500,921 2478,965 2446,1011 2413,1055 2374,1096 2331,1137 2281,1175 2229,1213 2171,1247 2111,1279 2046,1310 1979,1338 1908,1364 1836,1386 1759,1406 1683,1423 1603,1437 1521,1447 1439,1455 1357,1460 1273,1461 1190,1460 1108,1455 1024,1447 944,1437 864,1423 784,1406 709,1386 635,1364 564,1338 497,1310 434,1279 372,1247 315,1213 263,1175 214,1137 169,1096 132,1055 97,1011 67,965 43,921 24,874 11,826 2,779 0,731 2,682 11,636 26,589 43,543 69,497 97,452 132,408 169,365 216,324 263,286 317,249 372,214 434,181 497,151 564,124 635,97 709,76 784,56 864,39 944,25 1024,14 1106,6 1190,1 1273,0 1357,1 1439,6 1521,14 1603,25 1679,39 1759,56 1836,76 1908,97 1979,124 2046,151 2111,181 2171,214 2227,249 2281,286 2329,324 2374,365 2413,408 2446,452 2474,497 2500,543 2517,589 2534,636 2541,682">
            <text:p text:style-name="P21"><text:span text:style-name="T8">8</text:span></text:p>
          </draw:polygon>
          <draw:line draw:style-name="gr15" draw:text-style-name="P18" draw:layer="layout" svg:x1="26.745cm" svg:y1="12.209cm" svg:x2="11.123cm" svg:y2="12.209cm">
            <text:p/>
          </draw:line>
          <draw:polygon draw:style-name="gr16" draw:text-style-name="P23" draw:layer="layout" svg:width="0.317cm" svg:height="0.182cm" svg:x="26.582cm" svg:y="12.118cm" svg:viewBox="0 0 318 183" draw:points="158,183 168,183 179,182 190,181 199,180 209,178 220,176 229,173 236,170 246,167 255,164 263,161 270,156 277,151 285,148 290,142 296,137 302,132 305,126 309,121 313,115 315,109 317,103 318,96 318,91 318,85 317,79 315,73 313,67 309,62 305,57 302,50 296,45 290,41 285,35 277,31 270,27 263,22 255,19 246,15 236,12 229,9 220,7 209,5 199,3 190,2 179,1 168,0 158,0 147,0 138,1 127,2 117,3 108,5 99,7 88,9 78,12 71,15 61,19 54,22 47,27 39,31 34,35 26,41 20,45 15,50 13,57 9,62 6,67 4,73 2,79 0,85 0,91 0,96 2,103 4,109 6,115 9,121 13,126 15,132 20,137 26,142 34,148 39,151 47,156 54,161 61,164 71,167 78,170 88,173 99,176 108,178 117,180 127,181 138,182 147,183">
            <text:p/>
          </draw:polygon>
        </draw:g>
        <draw:g draw:style-name="gr1">
          <draw:line draw:style-name="gr20" draw:text-style-name="P26" draw:layer="layout" svg:x1="27.304cm" svg:y1="8.923cm" svg:x2="7.461cm" svg:y2="8.923cm">
            <text:p/>
          </draw:line>
          <draw:polygon draw:style-name="gr21" draw:text-style-name="P27" draw:layer="layout" svg:width="0.403cm" svg:height="0.153cm" svg:x="27.096cm" svg:y="8.846cm" svg:viewBox="0 0 404 154" draw:points="201,154 213,154 227,153 241,152 253,151 265,150 279,148 291,146 300,143 312,141 324,138 333,135 343,132 352,127 362,124 369,120 376,115 383,111 388,106 393,102 397,96 400,92 402,86 404,81 404,77 404,71 402,67 400,61 397,57 393,52 388,48 383,42 376,38 369,34 362,30 352,26 343,23 333,19 324,16 312,13 300,10 291,7 279,6 265,5 253,3 241,2 227,1 213,0 201,0 187,0 175,1 161,2 149,3 137,5 125,6 111,7 99,10 90,13 78,16 69,19 59,23 50,26 43,30 33,34 26,38 19,42 17,48 12,52 7,57 5,61 2,67 0,71 0,77 0,81 2,86 5,92 7,96 12,102 17,106 19,111 26,115 33,120 43,124 50,127 59,132 69,135 78,138 90,141 99,143 111,146 125,148 137,150 149,151 161,152 175,153 187,154">
            <text:p/>
          </draw:polygon>
          <draw:polygon draw:style-name="gr22" draw:text-style-name="P28" draw:layer="layout" svg:width="3.229cm" svg:height="1.229cm" svg:x="5.9cm" svg:y="7.738cm" svg:viewBox="0 0 3230 1230" draw:points="3230,615 3228,656 3218,695 3202,735 3176,775 3148,812 3107,850 3065,887 3015,922 2961,957 2897,989 2831,1021 2757,1049 2682,1076 2599,1103 2514,1126 2424,1148 2332,1167 2235,1183 2138,1197 2036,1209 1932,1218 1828,1224 1724,1229 1618,1230 1511,1229 1407,1224 1301,1218 1199,1209 1097,1197 996,1183 901,1167 806,1148 717,1126 631,1103 551,1076 473,1049 400,1021 333,989 272,957 215,922 168,887 123,850 85,812 54,775 31,735 14,695 2,656 0,615 2,574 14,535 33,495 54,457 87,418 123,380 168,343 215,307 274,273 333,241 402,210 473,180 551,152 631,127 717,104 806,82 901,64 996,47 1097,32 1199,21 1301,12 1405,5 1511,1 1618,0 1724,1 1828,5 1932,12 2036,21 2133,32 2235,47 2332,64 2424,82 2514,104 2599,127 2682,152 2757,180 2828,210 2897,241 2958,273 3015,307 3065,343 3107,380 3143,418 3176,457 3197,495 3218,535 3228,574">
            <text:p text:style-name="P21"><text:span text:style-name="T8">6</text:span></text:p>
          </draw:polygon>
        </draw:g>
        <draw:g draw:style-name="gr1">
          <draw:polygon draw:style-name="gr22" draw:text-style-name="P28" draw:layer="layout" svg:width="1.328cm" svg:height="1.139cm" svg:x="9.616cm" svg:y="13.806cm" svg:viewBox="0 0 1329 1140" draw:points="1329,570 1328,608 1324,645 1317,681 1307,718 1295,752 1278,788 1261,822 1241,855 1218,887 1192,917 1165,946 1134,973 1103,998 1069,1022 1034,1044 997,1064 959,1081 919,1096 880,1110 838,1121 795,1129 752,1135 709,1139 665,1140 622,1139 579,1135 535,1129 493,1121 451,1110 410,1096 371,1081 332,1064 295,1044 260,1022 227,998 195,973 164,946 137,917 112,887 89,855 69,822 51,788 35,752 22,718 13,681 6,645 1,608 0,570 1,532 6,496 14,459 22,423 36,387 51,352 69,318 89,285 113,253 137,223 165,195 195,167 227,141 260,118 295,97 332,76 371,59 410,43 451,30 493,19 535,11 578,5 622,1 665,0 709,1 752,5 795,11 838,19 878,30 919,43 959,59 997,76 1034,97 1069,118 1103,141 1134,167 1164,195 1192,223 1217,253 1241,285 1261,318 1278,352 1293,387 1307,423 1315,459 1324,496 1328,532">
            <text:p text:style-name="P21"><text:span text:style-name="T8">10</text:span></text:p>
          </draw:polygon>
          <draw:line draw:style-name="gr20" draw:text-style-name="P18" draw:layer="layout" svg:x1="18.419cm" svg:y1="14.928cm" svg:x2="10.255cm" svg:y2="14.928cm">
            <text:p/>
          </draw:line>
          <draw:polygon draw:style-name="gr21" draw:text-style-name="P29" draw:layer="layout" svg:width="0.165cm" svg:height="0.142cm" svg:x="18.334cm" svg:y="14.857cm" svg:viewBox="0 0 166 143" draw:points="83,143 88,143 93,142 99,141 104,140 109,139 115,137 120,135 124,133 128,130 133,128 137,125 141,122 145,118 149,115 152,111 155,107 158,103 160,99 162,94 163,89 164,86 165,81 166,76 166,72 166,67 165,62 164,58 163,53 162,48 160,44 158,39 155,35 152,32 149,28 145,24 141,21 137,18 133,15 128,12 124,9 120,7 115,6 109,4 104,3 99,2 93,1 88,0 83,0 77,0 72,1 66,2 61,3 56,4 52,6 46,7 41,9 37,12 32,15 28,18 24,21 20,24 18,28 14,32 11,35 8,39 7,44 5,48 3,53 2,58 1,62 0,67 0,72 0,76 1,81 2,86 3,89 5,94 7,99 8,103 11,107 14,111 18,115 20,118 24,122 28,125 32,128 37,130 41,133 46,135 52,137 56,139 61,140 66,141 72,142 77,143">
            <text:p/>
          </draw:polygon>
        </draw:g>
        <draw:frame presentation:style-name="pr5" draw:text-style-name="P30" draw:layer="layout" svg:width="13.218cm" svg:height="2.119cm" svg:x="8.9cm" svg:y="8.882cm" presentation:class="title" presentation:user-transformed="true">
          <draw:text-box>
            <text:p><text:span text:style-name="T10"><text:s/></text:span><text:span text:style-name="T10">Sécurité en ligne et Wi-Fi public</text:span></text:p>
          </draw:text-box>
        </draw:frame>
        <draw:frame presentation:style-name="pr6" draw:text-style-name="P31" draw:layer="layout" svg:width="15.5cm" svg:height="1.619cm" svg:x="12cm" svg:y="10.782cm" presentation:class="title" presentation:user-transformed="true">
          <draw:text-box>
            <text:p><text:span text:style-name="T11">Navigation Sécurisée et Extensions</text:span></text:p>
          </draw:text-box>
        </draw:frame>
        <draw:frame presentation:style-name="pr7" draw:text-style-name="P32" draw:layer="layout" svg:width="14.518cm" svg:height="1.468cm" svg:x="10.3cm" svg:y="12.309cm" presentation:class="title" presentation:user-transformed="true">
          <draw:text-box>
            <text:p><text:span text:style-name="T12">Bonnes Pratiques de Cybersécurité</text:span></text:p>
          </draw:text-box>
        </draw:frame>
        <draw:frame presentation:style-name="pr5" draw:text-style-name="P33" draw:layer="layout" svg:width="8.687cm" svg:height="2.119cm" svg:x="10.313cm" svg:y="13.297cm" presentation:class="title" presentation:user-transformed="true">
          <draw:text-box>
            <text:p><text:span text:style-name="T13">Exercices Pratiques</text:span></text:p>
          </draw:text-box>
        </draw:frame>
        <draw:g draw:style-name="gr1">
          <draw:polygon draw:style-name="gr17" draw:text-style-name="P24" draw:layer="layout" svg:width="2.3cm" svg:height="1.274cm" svg:x="24.667cm" svg:y="12.502cm" svg:viewBox="0 0 2301 1275" draw:points="2301,638 2300,680 2293,721 2281,762 2263,803 2242,842 2214,882 2184,920 2148,956 2109,992 2064,1026 2017,1058 1964,1088 1911,1116 1852,1143 1791,1168 1727,1190 1661,1210 1592,1226 1523,1241 1451,1254 1376,1263 1302,1269 1228,1274 1152,1275 1077,1274 1002,1269 927,1263 854,1254 782,1241 709,1226 642,1210 575,1190 510,1168 450,1143 393,1116 337,1088 285,1058 238,1026 194,992 153,956 120,920 88,882 61,842 39,803 22,762 10,721 2,680 0,638 2,595 10,555 24,514 39,474 62,433 88,394 120,356 153,319 195,283 238,249 286,218 337,187 393,158 450,132 510,108 575,85 642,66 709,49 782,34 854,21 927,12 1001,6 1077,1 1152,0 1228,1 1302,6 1376,12 1451,21 1520,34 1592,49 1661,66 1727,85 1791,108 1852,132 1911,158 1964,187 2015,218 2064,249 2108,283 2148,319 2184,356 2214,394 2239,433 2263,474 2278,514 2293,555 2300,595">
            <text:p text:style-name="P16"><text:span text:style-name="T9">9</text:span></text:p>
          </draw:polygon>
          <draw:line draw:style-name="gr18" draw:text-style-name="P18" draw:layer="layout" svg:x1="11.141cm" svg:y1="13.613cm" svg:x2="25.28cm" svg:y2="13.613cm">
            <text:p/>
          </draw:line>
          <draw:polygon draw:style-name="gr19" draw:text-style-name="P25" draw:layer="layout" svg:width="0.287cm" svg:height="0.159cm" svg:x="11.001cm" svg:y="13.533cm" svg:viewBox="0 0 288 160" draw:points="143,160 133,160 125,159 115,158 106,157 98,155 89,153 79,151 71,149 64,146 56,143 49,140 42,136 35,132 30,129 24,124 19,120 13,115 12,110 8,106 5,100 3,95 2,90 0,84 0,79 0,74 2,69 3,64 5,59 8,54 12,50 13,44 19,39 24,35 30,31 35,27 42,23 49,20 56,17 64,13 71,10 79,7 89,7 98,5 106,3 115,2 125,1 133,0 143,0 152,0 162,1 172,2 180,3 189,5 199,7 207,7 214,10 222,13 231,17 238,20 244,23 251,27 258,31 263,35 268,39 273,44 276,50 280,54 283,59 285,64 286,69 288,74 288,79 288,84 286,90 285,95 283,100 280,106 276,110 273,115 268,120 263,124 258,129 251,132 244,136 238,140 231,143 222,146 214,149 207,151 199,153 189,155 180,157 172,158 162,159 152,160">
            <text:p/>
          </draw:polygon>
        </draw:g>
        <presentation:notes draw:style-name="dp2">
          <draw:page-thumbnail draw:style-name="gr9" draw:layer="layout" svg:width="17cm" svg:height="9.56cm" svg:x="2cm" svg:y="2.5cm" draw:page-number="3" presentation:class="page"/>
          <draw:frame presentation:style-name="pr8" draw:text-style-name="P9" draw:layer="layout" svg:width="17cm" svg:height="14cm" svg:x="2cm" svg:y="13cm" presentation:class="notes" presentation:placeholder="true">
            <draw:text-box/>
          </draw:frame>
        </presentation:notes>
      </draw:page>
      <draw:page draw:name="page4" draw:style-name="dp3" draw:master-page-name="Topic_20_Title_20_1" presentation:presentation-page-layout-name="AL2T1">
        <office:forms form:automatic-focus="false" form:apply-design-mode="false"/>
        <draw:polygon draw:style-name="gr23" draw:text-style-name="P34" draw:layer="layout" svg:width="3.111cm" svg:height="3.111cm" svg:x="10.388cm" svg:y="0.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4">1</text:span></text:p>
        </draw:polygon>
        <draw:frame presentation:style-name="pr9" draw:text-style-name="P35" draw:layer="layout" svg:width="10.8cm" svg:height="2.888cm" svg:x="14cm" svg:y="0.612cm" presentation:class="title" presentation:user-transformed="true">
          <draw:text-box>
            <text:p><text:span text:style-name="T15">Objectifs de</text:span></text:p>
          </draw:text-box>
        </draw:frame>
        <draw:frame presentation:style-name="pr10" draw:text-style-name="P37" draw:layer="layout" svg:width="17cm" svg:height="6.5cm" svg:x="10cm" svg:y="5cm" presentation:class="title" presentation:user-transformed="true">
          <draw:text-box>
            <text:list text:style-name="L3">
              <text:list-header>
                <text:p text:style-name="P36"><text:span text:style-name="T16">1.</text:span><text:span text:style-name="T16"><text:tab/></text:span><text:span text:style-name="T16">Comprendre les bases de la cybersécurité</text:span><text:span text:style-name="T16"><text:line-break/></text:span><text:span text:style-name="T16">2.</text:span><text:span text:style-name="T16"><text:tab/></text:span><text:span text:style-name="T16">Apprendre à protéger ses données en ligne</text:span><text:span text:style-name="T16"><text:line-break/></text:span><text:span text:style-name="T16">3.</text:span><text:span text:style-name="T16"><text:tab/></text:span><text:span text:style-name="T16">Adopter des bonnes pratiques de sécurité en ligne</text:span></text:p>
              </text:list-header>
            </text:list>
          </draw:text-box>
        </draw:frame>
        <draw:frame presentation:style-name="pr9" draw:text-style-name="P35" draw:layer="layout" svg:width="10.8cm" svg:height="2.888cm" svg:x="16.5cm" svg:y="2.212cm" presentation:class="title" presentation:user-transformed="true">
          <draw:text-box>
            <text:p><text:span text:style-name="T15">La formation</text:span></text:p>
          </draw:text-box>
        </draw:frame>
        <presentation:notes draw:style-name="dp2">
          <draw:page-thumbnail draw:style-name="gr9" draw:layer="layout" svg:width="17cm" svg:height="9.56cm" svg:x="2cm" svg:y="2.5cm" draw:page-number="4" presentation:class="page"/>
          <draw:frame presentation:style-name="pr11" draw:text-style-name="P9" draw:layer="layout" svg:width="17cm" svg:height="14cm" svg:x="2cm" svg:y="13cm" presentation:class="notes" presentation:placeholder="true">
            <draw:text-box/>
          </draw:frame>
        </presentation:notes>
      </draw:page>
      <draw:page draw:name="page5" draw:style-name="dp3" draw:master-page-name="Topic_20_Title_20_2">
        <office:forms form:automatic-focus="false" form:apply-design-mode="false"/>
        <draw:frame presentation:style-name="pr12" draw:text-style-name="P38" draw:layer="layout" svg:width="14cm" svg:height="4.235cm" svg:x="4.3cm" svg:y="0.27cm" presentation:class="title" presentation:user-transformed="true">
          <draw:text-box>
            <text:p><text:span text:style-name="T17">Introduction à la Cybersécurité</text:span></text:p>
          </draw:text-box>
        </draw:frame>
        <draw:polygon draw:style-name="gr24" draw:text-style-name="P39" draw:layer="layout" svg:width="3.111cm" svg:height="3.111cm" svg:x="0.966cm" svg:y="0.2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8">2</text:span></text:p>
        </draw:polygon>
        <draw:frame presentation:style-name="pr13" draw:text-style-name="P40" draw:layer="layout" svg:width="17.728cm" svg:height="9.032cm" svg:x="1.772cm" svg:y="4cm" presentation:class="title" presentation:user-transformed="true">
          <draw:text-box>
            <text:p text:style-name="P36"><text:span text:style-name="T19">i.</text:span><text:span text:style-name="T20"><text:tab/></text:span><text:span text:style-name="T20">Objectifs de la session</text:span><text:span text:style-name="T21"> (rappel pour contextualiser).</text:span><text:span text:style-name="T21"><text:line-break/></text:span><text:span text:style-name="T21">ii.</text:span><text:span text:style-name="T21"><text:tab/></text:span><text:span text:style-name="T20">Importance actuelle</text:span><text:span text:style-name="T21"> : Quelques statistiques d’attaques (ex. phishing, ransomware).</text:span><text:span text:style-name="T21"><text:line-break/></text:span><text:span text:style-name="T21">iii.</text:span><text:span text:style-name="T21"><text:tab/></text:span><text:span text:style-name="T20">Conséquences d'une mauvaise sécurité</text:span><text:span text:style-name="T21"> : exemples comme le vol d'identité ou la perte de données.</text:span></text:p>
          </draw:text-box>
        </draw:frame>
        <presentation:notes draw:style-name="dp2">
          <draw:page-thumbnail draw:style-name="gr9" draw:layer="layout" svg:width="17cm" svg:height="9.56cm" svg:x="2cm" svg:y="2.5cm" draw:page-number="5" presentation:class="page"/>
          <draw:frame presentation:style-name="pr14" draw:text-style-name="P41" draw:layer="layout" svg:width="17cm" svg:height="14cm" svg:x="2cm" svg:y="13cm" presentation:class="notes" presentation:placeholder="true">
            <draw:text-box/>
          </draw:frame>
        </presentation:notes>
      </draw:page>
      <draw:page draw:name="page6" draw:style-name="dp3" draw:master-page-name="Sample_20_Article" presentation:presentation-page-layout-name="AL2T1">
        <office:forms form:automatic-focus="false" form:apply-design-mode="false"/>
        <draw:g draw:style-name="gr1">
          <draw:path draw:style-name="gr25" draw:text-style-name="P42" draw:layer="layout" svg:width="1.291cm" svg:height="1.228cm" svg:x="2.855cm" svg:y="3.3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6" draw:text-style-name="P43" draw:layer="layout" svg:width="1.291cm" svg:height="1.228cm" svg:x="2.855cm" svg:y="3.3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1">
          <draw:path draw:style-name="gr27" draw:text-style-name="P42" draw:layer="layout" svg:width="1.422cm" svg:height="1.423cm" svg:x="16.79cm" svg:y="3.2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6" draw:text-style-name="P43" draw:layer="layout" svg:width="1.422cm" svg:height="1.423cm" svg:x="16.79cm" svg:y="3.2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frame presentation:style-name="pr15" draw:text-style-name="P45" draw:layer="layout" svg:width="5.428cm" svg:height="4.977cm" svg:x="0.787cm" svg:y="7.222cm" presentation:class="title" presentation:user-transformed="true">
          <draw:text-box>
            <text:p text:style-name="P44"><text:span text:style-name="T22">L'objectif est de comprendre les fondamentaux de la cybersécurité pour protéger efficacement ses données en ligne et adopter de bonnes pratiques de sécurité.</text:span></text:p>
          </draw:text-box>
        </draw:frame>
        <draw:frame presentation:style-name="pr16" draw:text-style-name="P46" draw:layer="layout" svg:width="7cm" svg:height="6.913cm" svg:x="7cm" svg:y="5.868cm" presentation:class="title" presentation:user-transformed="true">
          <draw:text-box>
            <text:p text:style-name="P44"><text:span text:style-name="T23">La cybersécurité est cruciale pour protéger contre la montée des cyberattaques de plus en plus sophistiquées qui menacent les données personnelles, les entreprises, et les infrastructures critiques. Elle assure la confidentialité des informations, la continuité des activités et la confiance des utilisateurs dans les services numériques. </text:span></text:p>
          </draw:text-box>
        </draw:frame>
        <draw:frame presentation:style-name="pr17" draw:text-style-name="P48" draw:layer="layout" svg:width="6.713cm" svg:height="5.582cm" svg:x="14.087cm" svg:y="7.418cm" presentation:class="title" presentation:user-transformed="true">
          <draw:text-box>
            <text:p text:style-name="P47"><text:span text:style-name="T24">Une mauvaise sécurité expose les données sensibles aux vols et aux violations, compromettant la confidentialité des utilisateurs et des organisations. Elle peut entraîner des interruptions de service, </text:span></text:p>
          </draw:text-box>
        </draw:frame>
        <draw:frame presentation:style-name="pr18" draw:text-style-name="P50" draw:layer="layout" svg:width="6.5cm" svg:height="9.5cm" svg:x="21.3cm" svg:y="3cm" presentation:class="title" presentation:user-transformed="true">
          <draw:text-box>
            <text:p text:style-name="P49"><text:span text:style-name="T24">perturbant les opérations et impactant la productivité et la rentabilité des entreprises. Les infrastructures critiques deviennent vulnérables aux attaques, ce qui peut entraîner des impacts graves pour la santé publique et la sécurité nationale. De plus, les organisations risquent des amendes légales et une perte de confiance de leurs clients, nuisant à leur réputation.</text:span></text:p>
          </draw:text-box>
        </draw:frame>
        <draw:frame presentation:style-name="pr19" draw:text-style-name="P52" draw:layer="layout" svg:width="6.5cm" svg:height="3.025cm" svg:x="0.5cm" svg:y="4.489cm" presentation:class="title" presentation:user-transformed="true">
          <draw:text-box>
            <text:p text:style-name="P51"><text:span text:style-name="T25">Objectifs de la session</text:span></text:p>
          </draw:text-box>
        </draw:frame>
        <draw:frame presentation:style-name="pr20" draw:text-style-name="P52" draw:layer="layout" svg:width="4.399cm" svg:height="2.017cm" svg:x="8.303cm" svg:y="3.693cm" presentation:class="title" presentation:user-transformed="true">
          <draw:text-box>
            <text:p text:style-name="P51"><text:span text:style-name="T25">Importance actuelle</text:span></text:p>
          </draw:text-box>
        </draw:frame>
        <draw:frame presentation:style-name="pr21" draw:text-style-name="P52" draw:layer="layout" svg:width="7cm" svg:height="4.033cm" svg:x="14cm" svg:y="4.1cm" presentation:class="title" presentation:user-transformed="true">
          <draw:text-box>
            <text:p text:style-name="P51"><text:span text:style-name="T25">Conséquences d'une mauvaise sécurité</text:span></text:p>
          </draw:text-box>
        </draw:frame>
        <draw:custom-shape draw:style-name="gr28" draw:text-style-name="P53" draw:layer="layout" svg:width="1.5cm" svg:height="1.188cm" svg:x="9.3cm" svg:y="2.8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draw:page-thumbnail draw:style-name="gr9" draw:layer="layout" svg:width="17cm" svg:height="9.56cm" svg:x="2cm" svg:y="2.5cm" draw:page-number="6" presentation:class="page"/>
          <draw:frame presentation:style-name="pr22" draw:text-style-name="P9" draw:layer="layout" svg:width="17cm" svg:height="14cm" svg:x="2cm" svg:y="13cm" presentation:class="notes" presentation:placeholder="true">
            <draw:text-box/>
          </draw:frame>
        </presentation:notes>
      </draw:page>
      <draw:page draw:name="page7" draw:style-name="dp3" draw:master-page-name="Topic_20_title_20_3">
        <office:forms form:automatic-focus="false" form:apply-design-mode="false"/>
        <draw:polygon draw:style-name="gr24" draw:text-style-name="P54" draw:layer="layout" svg:width="3.111cm" svg:height="3.111cm" svg:x="1.388cm" svg:y="1.5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8">3</text:span></text:p>
        </draw:polygon>
        <draw:frame presentation:style-name="pr23" draw:text-style-name="P55" draw:layer="layout" svg:width="12.279cm" svg:height="3.075cm" svg:x="5.421cm" svg:y="2.641cm" presentation:class="title" presentation:user-transformed="true">
          <draw:text-box>
            <text:p text:style-name="P51"><text:span text:style-name="T26">Principes de base de la Cybersécurité</text:span></text:p>
          </draw:text-box>
        </draw:frame>
        <draw:frame presentation:style-name="pr24" draw:text-style-name="P57" draw:layer="layout" svg:width="8.228cm" svg:height="2.5cm" svg:x="18.772cm" svg:y="12.5cm" presentation:class="title" presentation:user-transformed="true">
          <draw:text-box>
            <text:p text:style-name="P56"><text:span text:style-name="T27">protection des systèmes informatiques contre les attaques numériques.</text:span></text:p>
          </draw:text-box>
        </draw:frame>
        <draw:frame draw:style-name="gr29" draw:text-style-name="P58" draw:layer="layout" svg:width="5cm" svg:height="1.216cm" svg:x="1cm" svg:y="5.784cm">
          <draw:text-box>
            <text:p><text:span text:style-name="T28">Définition :</text:span></text:p>
          </draw:text-box>
        </draw:frame>
        <draw:frame draw:style-name="gr30" draw:text-style-name="P59" draw:layer="layout" svg:width="15.5cm" svg:height="7.145cm" svg:x="1.5cm" svg:y="7.5cm">
          <draw:text-box>
            <text:p text:style-name="P44"><text:span text:style-name="T29">La cybersécurité consiste à protéger les ordinateurs, les serveurs, les appareils mobiles, les systèmes électroniques, les réseaux et les données contre les attaques malveillantes. On l’appelle également sécurité informatique ou sécurité des systèmes d'information. Vous pouvez la rencontrer dans de nombreux contextes, de l'informatique d'entreprise aux terminaux mobiles. Elle peut être divisée en plusieurs catégories.</text:span></text:p>
          </draw:text-box>
        </draw:frame>
        <presentation:notes draw:style-name="dp2">
          <draw:page-thumbnail draw:style-name="gr9" draw:layer="layout" svg:width="17cm" svg:height="9.56cm" svg:x="2cm" svg:y="2.5cm" draw:page-number="7" presentation:class="page"/>
          <draw:frame presentation:style-name="pr25" draw:text-style-name="P41" draw:layer="layout" svg:width="17cm" svg:height="14cm" svg:x="2cm" svg:y="13cm" presentation:class="notes" presentation:placeholder="true">
            <draw:text-box/>
          </draw:frame>
        </presentation:notes>
      </draw:page>
      <draw:page draw:name="page8" draw:style-name="dp3" draw:master-page-name="Content_20_">
        <office:forms form:automatic-focus="false" form:apply-design-mode="false"/>
        <draw:path draw:style-name="gr31" draw:text-style-name="P60" draw:layer="layout" svg:width="4.883cm" svg:height="2.972cm" svg:x="15.97cm" svg:y="6.944cm" svg:viewBox="0 0 4884 2973" svg:d="M0 531c0 814 0 1628 0 2442 1628 0 3256 0 4884 0 0-814 0-1628 0-2442-121-177-242-354-363-531-122 177-245 354-367 531 0 571 0 1142 0 1713-1141 0-2283 0-3424 0 0-571 0-1142 0-1713-243 0-487 0-730 0z">
          <text:p/>
        </draw:path>
        <draw:path draw:style-name="gr32" draw:text-style-name="P19" draw:layer="layout" svg:width="4.883cm" svg:height="2.92cm" svg:x="11.816cm" svg:y="5.734cm" svg:viewBox="0 0 4884 2921" svg:d="M0 0c0 814 0 1627 0 2441 243 0 486 0 729 0 0-571 0-1141 0-1712 1142 0 2283 0 3425 0 0 571 0 1141 0 1712 118 160 237 320 355 480 125-160 250-320 375-480 0-814 0-1627 0-2441-1628 0-3256 0-4884 0z">
          <text:p/>
        </draw:path>
        <draw:g draw:style-name="gr1">
          <draw:path draw:style-name="gr33" draw:text-style-name="P42" draw:layer="layout" svg:width="0.728cm" svg:height="0.449cm" svg:x="18.063cm" svg:y="9.187cm" svg:viewBox="0 0 729 450" svg:d="M729 225c0 40-17 78-49 112s-78 63-133 82c-56 20-118 31-182 31s-128-11-183-31c-56-19-101-48-133-82s-49-72-49-112c0-39 17-78 49-113 32-34 77-62 133-82 55-20 119-30 183-30s126 10 182 30c55 20 101 48 133 82 32 35 49 74 49 113z">
            <text:p/>
          </draw:path>
          <draw:path draw:style-name="gr34" draw:text-style-name="P43" draw:layer="layout" svg:width="0.728cm" svg:height="0.449cm" svg:x="18.063cm" svg:y="9.187cm" svg:viewBox="0 0 729 450" svg:d="M729 225c0 40-17 78-49 112s-78 63-133 82c-56 20-118 31-182 31s-128-11-183-31c-56-19-101-48-133-82s-49-72-49-112c0-39 17-79 49-113s77-62 133-82c55-20 119-30 183-30s126 10 182 30c55 20 101 48 133 82s49 74 49 113z">
            <text:p/>
          </draw:path>
          <draw:path draw:style-name="gr35" draw:text-style-name="P18" draw:layer="layout" svg:width="0cm" svg:height="0.757cm" svg:x="18.428cm" svg:y="9.637cm" svg:viewBox="0 0 0 758" svg:d="M0 0c0 253 0 505 0 758">
            <text:p/>
          </draw:path>
          <draw:path draw:style-name="gr36" draw:text-style-name="P60" draw:layer="layout" svg:width="0.342cm" svg:height="0.211cm" svg:x="18.256cm" svg:y="10.288cm" svg:viewBox="0 0 343 212" svg:d="M343 106c0 19-8 36-23 52-15 17-37 30-63 39-26 10-55 15-85 15s-60-5-86-15c-26-9-48-22-63-39-15-16-23-33-23-52s8-37 23-53 37-30 63-39 56-14 86-14 59 5 85 14 48 23 63 39 23 34 23 53z">
            <text:p/>
          </draw:path>
          <draw:path draw:style-name="gr37" draw:text-style-name="P61" draw:layer="layout" svg:width="0.342cm" svg:height="0.211cm" svg:x="18.256cm" svg:y="10.288cm" svg:viewBox="0 0 343 212" svg:d="M343 106c0 19-8 36-23 52-15 17-37 30-63 39-26 10-55 15-85 15s-60-5-86-15c-26-9-48-22-63-39-15-16-23-33-23-52s8-37 23-53 37-30 63-39 56-14 86-14 59 5 85 14 48 23 63 39 23 34 23 53z">
            <text:p/>
          </draw:path>
        </draw:g>
        <draw:g draw:style-name="gr1">
          <draw:path draw:style-name="gr38" draw:text-style-name="P42" draw:layer="layout" svg:width="0.728cm" svg:height="0.466cm" svg:x="13.929cm" svg:y="5.896cm" svg:viewBox="0 0 729 467" svg:d="M729 234c0 41-17 80-49 116-32 35-78 65-133 85-56 21-119 32-183 32s-127-11-182-32c-55-20-101-50-133-85-32-36-49-75-49-116s17-82 49-117c32-36 78-65 133-86 55-20 118-31 182-31s127 11 183 31c55 21 101 50 133 86 32 35 49 76 49 117z">
            <text:p/>
          </draw:path>
          <draw:path draw:style-name="gr39" draw:text-style-name="P43" draw:layer="layout" svg:width="0.728cm" svg:height="0.466cm" svg:x="13.929cm" svg:y="5.896cm" svg:viewBox="0 0 729 467" svg:d="M729 234c0 41-17 80-49 116-32 35-78 65-133 85-56 21-119 32-183 32s-127-11-182-32c-55-20-101-50-133-85-32-36-49-75-49-116s17-82 49-117c32-36 78-65 133-86 55-20 118-31 182-31s127 11 183 31c55 21 101 50 133 86 32 35 49 76 49 117z">
            <text:p/>
          </draw:path>
          <draw:path draw:style-name="gr40" draw:text-style-name="P18" draw:layer="layout" svg:width="0cm" svg:height="0.785cm" svg:x="14.293cm" svg:y="5.11cm" svg:viewBox="0 0 0 786" svg:d="M0 786c0-262 0-524 0-786">
            <text:p/>
          </draw:path>
          <draw:path draw:style-name="gr41" draw:text-style-name="P19" draw:layer="layout" svg:width="0.342cm" svg:height="0.219cm" svg:x="14.122cm" svg:y="5cm" svg:viewBox="0 0 343 220" svg:d="M343 110c0-20-8-38-23-55s-37-31-63-40c-26-10-56-15-86-15s-59 5-85 15c-26 9-48 23-63 40s-23 35-23 55c0 19 8 38 23 55 15 16 37 30 63 40 26 9 55 15 85 15s60-6 86-15c26-10 48-24 63-40 15-17 23-36 23-55z">
            <text:p/>
          </draw:path>
          <draw:path draw:style-name="gr42" draw:text-style-name="P62" draw:layer="layout" svg:width="0.342cm" svg:height="0.219cm" svg:x="14.122cm" svg:y="5cm" svg:viewBox="0 0 343 220" svg:d="M343 110c0-20-8-38-23-55s-37-31-63-40c-26-10-56-15-86-15s-59 5-85 15c-26 9-48 23-63 40s-23 35-23 55c0 19 8 38 23 55 15 16 37 30 63 40 26 9 55 15 85 15s60-6 86-15c26-10 48-24 63-40 15-17 23-36 23-55z">
            <text:p/>
          </draw:path>
        </draw:g>
        <draw:path draw:style-name="gr43" draw:text-style-name="P29" draw:layer="layout" svg:width="4.882cm" svg:height="2.888cm" svg:x="7.662cm" svg:y="7.028cm" svg:viewBox="0 0 4883 2889" svg:d="M0 447c0 814 0 1628 0 2442 1628 0 3255 0 4883 0 0-814 0-1628 0-2442-122-149-244-298-366-447-121 149-242 298-363 447 0 571 0 1142 0 1713-1142 0-2283 0-3425 0 0-571 0-1142 0-1713-243 0-486 0-729 0z">
          <text:p/>
        </draw:path>
        <draw:g draw:style-name="gr1">
          <draw:path draw:style-name="gr33" draw:text-style-name="P42" draw:layer="layout" svg:width="0.728cm" svg:height="0.449cm" svg:x="9.741cm" svg:y="9.187cm" svg:viewBox="0 0 729 450" svg:d="M729 225c0 40-17 78-49 112s-78 63-133 82c-56 20-118 31-182 31s-128-11-183-31c-56-19-101-48-133-82s-49-72-49-112c0-39 17-78 49-113 32-34 77-62 133-82 55-20 119-30 183-30s126 10 182 30c55 20 101 48 133 82 32 35 49 74 49 113z">
            <text:p/>
          </draw:path>
          <draw:path draw:style-name="gr44" draw:text-style-name="P43" draw:layer="layout" svg:width="0.728cm" svg:height="0.449cm" svg:x="9.741cm" svg:y="9.187cm" svg:viewBox="0 0 729 450" svg:d="M729 225c0 40-17 78-49 112s-78 63-133 82c-56 20-118 31-182 31s-128-11-183-31c-56-19-101-48-133-82s-49-72-49-112c0-39 17-79 49-113s77-62 133-82c55-20 119-30 183-30s126 10 182 30c55 20 101 48 133 82s49 74 49 113z">
            <text:p/>
          </draw:path>
          <draw:path draw:style-name="gr45" draw:text-style-name="P18" draw:layer="layout" svg:width="0cm" svg:height="0.757cm" svg:x="10.106cm" svg:y="9.637cm" svg:viewBox="0 0 0 758" svg:d="M0 0c0 253 0 505 0 758">
            <text:p/>
          </draw:path>
          <draw:path draw:style-name="gr46" draw:text-style-name="P29" draw:layer="layout" svg:width="0.342cm" svg:height="0.211cm" svg:x="9.934cm" svg:y="10.288cm" svg:viewBox="0 0 343 212" svg:d="M343 106c0 19-8 36-23 52-15 17-37 30-63 39-26 10-55 15-85 15-31 0-60-5-86-15-26-9-48-22-63-39-15-16-23-33-23-52s8-37 23-53 37-30 63-39 55-14 86-14c30 0 59 5 85 14s48 23 63 39 23 34 23 53z">
            <text:p/>
          </draw:path>
          <draw:path draw:style-name="gr47" draw:text-style-name="P63" draw:layer="layout" svg:width="0.342cm" svg:height="0.211cm" svg:x="9.934cm" svg:y="10.288cm" svg:viewBox="0 0 343 212" svg:d="M343 106c0 19-8 36-23 52-15 17-37 30-63 39-26 10-55 15-85 15-31 0-60-5-86-15-26-9-48-22-63-39-15-16-23-33-23-52s8-37 23-53 37-30 63-39 55-14 86-14c30 0 59 5 85 14s48 23 63 39 23 34 23 53z">
            <text:p/>
          </draw:path>
        </draw:g>
        <draw:g draw:style-name="gr1">
          <draw:path draw:style-name="gr48" draw:text-style-name="P64" draw:layer="layout" svg:width="1.02cm" svg:height="1.02cm" svg:x="7.516cm" svg:y="6.9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9" draw:text-style-name="P65" draw:layer="layout" svg:width="1.02cm" svg:height="1.02cm" svg:x="7.516cm" svg:y="6.9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50" draw:text-style-name="P66" draw:layer="layout" svg:width="0.582cm" svg:height="0.582cm" svg:x="7.735cm" svg:y="7.1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1">
          <draw:path draw:style-name="gr51" draw:text-style-name="P67" draw:layer="layout" svg:width="1.02cm" svg:height="1.02cm" svg:x="19.979cm" svg:y="6.8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2" draw:text-style-name="P67" draw:layer="layout" svg:width="1.02cm" svg:height="1.02cm" svg:x="19.979cm" svg:y="6.8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1" draw:text-style-name="P67" draw:layer="layout" svg:width="0.582cm" svg:height="0.582cm" svg:x="20.198cm" svg:y="7.019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68" draw:layer="layout" svg:width="11.4cm" svg:height="5.25cm" svg:x="2.5cm" svg:y="10.2cm" presentation:class="title" presentation:user-transformed="true">
          <draw:text-box>
            <text:p text:style-name="P44"><text:span text:style-name="T30">Confidentialité</text:span><text:span text:style-name="T31"> : Assurer que seules les personnes autorisées ont accès aux informations sensibles. Cela implique des contrôles d'accès, le chiffrement des données et des méthodes d'authentification pour protéger les informations contre l'accès non autorisé.</text:span></text:p>
          </draw:text-box>
        </draw:frame>
        <draw:frame presentation:style-name="pr27" draw:text-style-name="P69" draw:layer="layout" svg:width="12cm" svg:height="5.083cm" svg:x="15cm" svg:y="10.2cm" presentation:class="title" presentation:user-transformed="true">
          <draw:text-box>
            <text:p text:style-name="P44"><text:span text:style-name="T32">Disponibilité</text:span><text:span text:style-name="T33"> : Assurer que les informations et les systèmes sont accessibles aux utilisateurs autorisés lorsqu'ils en ont besoin. Cela comprend la protection contre les pannes de système, les cyberattaques (comme les attaques par déni de service), et l'optimisation des performances des systèmes.</text:span></text:p>
          </draw:text-box>
        </draw:frame>
        <draw:frame presentation:style-name="pr28" draw:text-style-name="P70" draw:layer="layout" svg:width="16cm" svg:height="4.5cm" svg:x="7.5cm" svg:y="0.9cm" presentation:class="title" presentation:user-transformed="true">
          <draw:text-box>
            <text:p text:style-name="P44"><text:span text:style-name="T34">Intégrité</text:span><text:span text:style-name="T35"> : Maintenir l'exactitude et la cohérence des données, en empêchant toute modification non autorisée. Les contrôles d'intégrité permettent de vérifier que les données n'ont pas été altérées, délibérément ou accidentellement, garantissant leur fiabilité.</text:span></text:p>
          </draw:text-box>
        </draw:frame>
        <draw:custom-shape draw:name="Simple_ 1" draw:style-name="gr53" draw:text-style-name="P72" draw:layer="layout" svg:width="6.501cm" svg:height="1.902cm" svg:x="0.499cm" svg:y="1.098cm">
          <text:p text:style-name="P71"><text:span text:style-name="T36">Principe de base de la sécurité</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54" draw:text-style-name="P73" draw:layer="layout" svg:width="1cm" svg:height="1.788cm" svg:x="9.5cm" svg:y="7.6cm">
          <draw:text-box>
            <text:p><text:span text:style-name="T37">C</text:span></text:p>
          </draw:text-box>
        </draw:frame>
        <draw:frame draw:style-name="gr54" draw:text-style-name="P73" draw:layer="layout" svg:width="1cm" svg:height="1.788cm" svg:x="13.8cm" svg:y="6.201cm">
          <draw:text-box>
            <text:p><text:span text:style-name="T37">I</text:span></text:p>
          </draw:text-box>
        </draw:frame>
        <draw:frame draw:style-name="gr54" draw:text-style-name="P73" draw:layer="layout" svg:width="1cm" svg:height="1.788cm" svg:x="17.8cm" svg:y="7.502cm">
          <draw:text-box>
            <text:p><text:span text:style-name="T37">A</text:span></text:p>
          </draw:text-box>
        </draw:frame>
        <draw:polygon draw:style-name="gr24" draw:text-style-name="P54" draw:layer="layout" svg:width="3.111cm" svg:height="3.111cm" svg:x="24.5cm" svg:y="0.5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8">3</text:span></text:p>
        </draw:polygon>
        <presentation:notes draw:style-name="dp2">
          <draw:page-thumbnail draw:style-name="gr9" draw:layer="layout" svg:width="17cm" svg:height="9.56cm" svg:x="2cm" svg:y="2.5cm" draw:page-number="8" presentation:class="page"/>
          <draw:frame presentation:style-name="pr29" draw:text-style-name="P9" draw:layer="layout" svg:width="17cm" svg:height="14cm" svg:x="2cm" svg:y="13cm" presentation:class="notes" presentation:placeholder="true">
            <draw:text-box/>
          </draw:frame>
        </presentation:notes>
      </draw:page>
      <draw:page draw:name="page9" draw:style-name="dp3" draw:master-page-name="Content_20_">
        <office:forms form:automatic-focus="false" form:apply-design-mode="false"/>
        <draw:g draw:style-name="gr1">
          <draw:path draw:style-name="gr55" draw:text-style-name="P29" draw:layer="layout" svg:width="4.746cm" svg:height="0.689cm" svg:x="4.514cm" svg:y="7.505cm" svg:viewBox="0 0 4747 690" svg:d="M345 0c-191 0-345 153-345 345 0 191 154 345 345 345 115 0 230 0 345 0 69 0 138 0 207 0 1283 0 2567 0 3850 0 0-230 0-460 0-690-1283 0-2567 0-3850 0-69 0-138 0-207 0-115 0-230 0-345 0z">
            <text:p/>
          </draw:path>
          <draw:path draw:style-name="gr56" draw:text-style-name="P19" draw:layer="layout" svg:width="4.746cm" svg:height="0.689cm" svg:x="9.261cm" svg:y="7.505cm" svg:viewBox="0 0 4747 690" svg:d="M0 0c1582 0 3165 0 4747 0 0 230 0 460 0 690-1582 0-3165 0-4747 0 0-230 0-460 0-690z">
            <text:p/>
          </draw:path>
          <draw:path draw:style-name="gr57" draw:text-style-name="P60" draw:layer="layout" svg:width="4.746cm" svg:height="0.689cm" svg:x="14.007cm" svg:y="7.505cm" svg:viewBox="0 0 4747 690" svg:d="M0 0c1582 0 3165 0 4747 0 0 230 0 460 0 690-1582 0-3165 0-4747 0 0-230 0-460 0-690z">
            <text:p/>
          </draw:path>
          <draw:path draw:style-name="gr58" draw:text-style-name="P74" draw:layer="layout" svg:width="4.746cm" svg:height="0.689cm" svg:x="18.753cm" svg:y="7.505cm" svg:viewBox="0 0 4747 690" svg:d="M0 0c1582 0 3165 0 4747 0 0 230 0 460 0 690-1582 0-3165 0-4747 0 0-230 0-460 0-690z">
            <text:p/>
          </draw:path>
        </draw:g>
        <draw:g draw:style-name="gr1">
          <draw:path draw:style-name="gr59" draw:text-style-name="P42" draw:layer="layout" svg:width="0.64cm" svg:height="0.64cm" svg:x="13.4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0" draw:text-style-name="P43" draw:layer="layout" svg:width="0.64cm" svg:height="0.64cm" svg:x="13.4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1" draw:text-style-name="P18" draw:layer="layout" svg:width="2.848cm" svg:height="0cm" draw:transform="rotate (1.5707963267949) translate (13.8005cm 7.50452349206349cm)" svg:viewBox="0 0 2849 0" svg:d="M0 0c950 0 1899 0 2849 0">
            <text:p/>
          </draw:path>
          <draw:path draw:style-name="gr62" draw:text-style-name="P19" draw:layer="layout" svg:width="2.632cm" svg:height="2.632cm" svg:x="12.7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3" draw:text-style-name="P62" draw:layer="layout" svg:width="2.632cm" svg:height="2.632cm" svg:x="12.4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style-name="gr1">
          <draw:path draw:style-name="gr64" draw:text-style-name="P42"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65" draw:text-style-name="P43"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66" draw:text-style-name="P18" draw:layer="layout" svg:width="2.848cm" svg:height="0cm" draw:transform="rotate (1.5707963267949) translate (23.4931609642857cm 7.50452349206349cm)" svg:viewBox="0 0 2849 0" svg:d="M0 0c950 0 1899 0 2849 0">
            <text:p/>
          </draw:path>
          <draw:path draw:style-name="gr67" draw:text-style-name="P74"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68" draw:text-style-name="P75"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30" draw:text-style-name="P76" draw:layer="layout" svg:width="5.428cm" svg:height="3.457cm" svg:x="7.173cm" svg:y="3.823cm" presentation:class="title" presentation:user-transformed="true">
          <draw:text-box>
            <text:p text:style-name="P56"><text:span text:style-name="T38">L'hameçonnage ou phishing est une forme d'escroquerie sur internet.</text:span></text:p>
          </draw:text-box>
        </draw:frame>
        <draw:frame presentation:style-name="pr31" draw:text-style-name="P77" draw:layer="layout" svg:width="12.227cm" svg:height="3.88cm" svg:x="10.821cm" svg:y="8.195cm" presentation:class="title" presentation:user-transformed="true">
          <draw:text-box>
            <text:p text:style-name="P56"><text:span text:style-name="T33">Il vous envoie un mail vous demandant généralement de "mettre à jour" ou de "confirmer vos informations suite à un incident technique", notamment vos coordonnées bancaires (numéro de compte, codes personnels, etc.).</text:span></text:p>
          </draw:text-box>
        </draw:frame>
        <draw:frame presentation:style-name="pr32" draw:text-style-name="P77" draw:layer="layout" svg:width="6.827cm" svg:height="3.733cm" svg:x="15.349cm" svg:y="3.772cm" presentation:class="title" presentation:user-transformed="true">
          <draw:text-box>
            <text:p text:style-name="P56"><text:span text:style-name="T33">Le fraudeur se fait passer pour un organisme que vous connaissez (banque, service des impôts, CAF, etc.), en utilisant le logo et le nom de cet organisme.</text:span></text:p>
          </draw:text-box>
        </draw:frame>
        <draw:frame presentation:style-name="pr33" draw:text-style-name="P78" draw:layer="layout" svg:width="6cm" svg:height="1.813cm" svg:x="0.5cm" svg:y="1.5cm" presentation:class="title" presentation:user-transformed="true">
          <draw:text-box>
            <text:p text:style-name="P21"><text:span text:style-name="T39">Types de menaces</text:span></text:p>
          </draw:text-box>
        </draw:frame>
        <draw:frame draw:style-name="gr69" draw:text-style-name="P79" draw:layer="layout" svg:width="4cm" svg:height="3.616cm" svg:x="0.5cm" svg:y="3.7cm">
          <draw:text-box>
            <text:p text:style-name="P12"><text:span text:style-name="T40">virus, logiciels malveillants, phishing, ransomware.</text:span></text:p>
          </draw:text-box>
        </draw:frame>
        <draw:custom-shape draw:style-name="gr70" draw:text-style-name="P80" draw:layer="layout" svg:width="2cm" svg:height="1cm" svg:x="13.1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81" draw:layer="layout" svg:width="3cm" svg:height="4cm" svg:x="23cm" svg:y="6.5cm">
          <text:p/>
          <draw:enhanced-geometry svg:viewBox="0 0 21600 21600" draw:text-areas="0 0 21600 21600" draw:type="circular-arrow" draw:modifiers="-100.474557444584 78.3325083896201 6459.742565521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2" draw:text-style-name="P82" draw:layer="layout" svg:width="1.5cm" svg:height="3cm" svg:x="4.5cm" svg:y="3.8cm">
          <text:p/>
          <draw:enhanced-geometry svg:viewBox="0 0 21600 21600" draw:text-areas="0 0 ?f0 21600" draw:type="right-arrow-callout" draw:modifiers="11382.8114590273 2591.13628790403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73" draw:text-style-name="P84" draw:layer="layout" svg:width="8cm" svg:height="4cm" svg:x="0.5cm" svg:y="9.5cm">
          <text:p text:style-name="P83"><text:span text:style-name="T41">Exemples d'attaques récentes :</text:span></text:p>
          <text:p text:style-name="P83"><text:span text:style-name="T41">discutons brièvement D’incidents</text:span></text:p>
          <text:p text:style-name="P83"><text:span text:style-name="T41">notables pour sensibiliser.</text:span></text:p>
          <draw:enhanced-geometry svg:viewBox="0 0 21600 21600" draw:type="rectangle" draw:enhanced-path="M 0 0 L 21600 0 21600 21600 0 21600 0 0 Z N"/>
        </draw:custom-shape>
        <draw:polygon draw:style-name="gr24" draw:text-style-name="P54" draw:layer="layout" svg:width="1.499cm" svg:height="1.499cm" svg:x="0.5cm" svg:y="0.5cm" svg:viewBox="0 0 1500 1500" draw:points="1500,750 1499,799 1493,848 1486,897 1474,944 1460,991 1443,1037 1422,1082 1399,1125 1373,1167 1345,1206 1313,1245 1280,1280 1245,1313 1206,1345 1167,1373 1125,1399 1082,1422 1037,1443 991,1460 944,1474 897,1486 848,1493 799,1498 750,1500 701,1498 652,1493 603,1486 556,1474 509,1460 463,1443 418,1422 375,1399 333,1373 293,1345 255,1313 219,1280 186,1245 155,1206 126,1167 100,1125 77,1082 57,1037 40,991 26,944 14,897 6,848 1,799 0,750 1,701 6,652 14,603 26,556 40,509 57,463 77,418 100,375 126,333 155,293 186,255 220,219 255,186 293,155 333,126 375,100 418,77 463,57 509,40 556,26 603,14 652,6 701,1 750,0 799,1 848,6 897,14 944,26 991,40 1037,57 1082,77 1125,100 1167,126 1206,155 1245,186 1280,219 1313,255 1345,293 1373,333 1399,375 1422,418 1443,463 1460,509 1474,556 1486,603 1493,652 1499,701">
          <text:p text:style-name="P21"><text:span text:style-name="T18">3</text:span></text:p>
        </draw:polygon>
        <presentation:notes draw:style-name="dp2">
          <draw:page-thumbnail draw:style-name="gr9" draw:layer="layout" svg:width="17cm" svg:height="9.56cm" svg:x="2cm" svg:y="2.5cm" draw:page-number="9" presentation:class="page"/>
          <draw:frame presentation:style-name="pr34" draw:text-style-name="P9" draw:layer="layout" svg:width="17cm" svg:height="14cm" svg:x="2cm" svg:y="13cm" presentation:class="notes" presentation:placeholder="true">
            <draw:text-box/>
          </draw:frame>
        </presentation:notes>
      </draw:page>
      <draw:page draw:name="page10" draw:style-name="dp3" draw:master-page-name="Insert_20_Picture">
        <office:forms form:automatic-focus="false" form:apply-design-mode="false"/>
        <draw:polygon draw:style-name="gr23" draw:text-style-name="P34" draw:layer="layout" svg:width="3.111cm" svg:height="3.111cm" svg:x="0.388cm" svg:y="0.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4">4</text:span></text:p>
        </draw:polygon>
        <draw:frame presentation:style-name="pr35" draw:text-style-name="P85" draw:layer="layout" svg:width="9.279cm" svg:height="3.469cm" svg:x="3.721cm" svg:y="0.228cm" presentation:class="title" presentation:user-transformed="true">
          <draw:text-box>
            <text:p text:style-name="P36"><text:span text:style-name="T42">Protection des données personnelles</text:span></text:p>
          </draw:text-box>
        </draw:frame>
        <draw:frame draw:style-name="gr74" draw:text-style-name="P86" draw:layer="layout" svg:width="10.5cm" svg:height="1.505cm" svg:x="0.5cm" svg:y="4.5cm">
          <draw:text-box>
            <text:p><text:span text:style-name="T43">informations personnelles, financières, professionnelles.</text:span></text:p>
          </draw:text-box>
        </draw:frame>
        <draw:frame presentation:style-name="pr36" draw:text-style-name="P87" draw:layer="layout" svg:width="12.112cm" svg:height="1.729cm" svg:x="0.388cm" svg:y="3.042cm" presentation:class="title" presentation:user-transformed="true">
          <draw:text-box>
            <text:p><text:span text:style-name="T44">Ce que sont les données personnelles</text:span></text:p>
          </draw:text-box>
        </draw:frame>
        <draw:frame draw:style-name="gr75" draw:text-style-name="P88" draw:layer="layout" svg:width="12.5cm" svg:height="9.282cm" svg:x="0.5cm" svg:y="6.005cm">
          <draw:text-box>
            <text:p text:style-name="P12"><text:span text:style-name="T45">1. <text:s text:c="2"/>Chiffrement des données</text:span><text:span text:style-name="T46"> :</text:span></text:p>
            <text:p text:style-name="P12"><text:span text:style-name="T46">Qu'est-ce que le chiffrement des données ?</text:span></text:p>
            <text:list text:style-name="L3">
              <text:list-item>
                <text:p text:style-name="P12"><text:span text:style-name="T46"><text:tab/></text:span><text:span text:style-name="T46">Le chiffrement des données est une technique utilisée pour protéger les informations en les </text:span><text:span text:style-name="T46"><text:tab/></text:span><text:span text:style-name="T46">transformant en une forme codée que seules les personnes autorisées peuvent lire. </text:span></text:p>
              </text:list-item>
              <text:list-item>
                <text:p text:style-name="P12"><text:span text:style-name="T46">Cela </text:span><text:span text:style-name="T46"><text:tab/></text:span><text:span text:style-name="T46">empêche les personnes non autorisées d'accéder aux informations sensibles.</text:span></text:p>
              </text:list-item>
            </text:list>
          </draw:text-box>
        </draw:frame>
        <draw:custom-shape draw:style-name="gr76" draw:text-style-name="P89" draw:layer="layout" svg:width="11.5cm" svg:height="11.5cm" svg:x="13.9cm" svg:y="2cm">
          <text:p/>
          <draw:enhanced-geometry svg:viewBox="0 0 21600 21600" draw:type="rectangle" draw:enhanced-path="M 0 0 L 21600 0 21600 21600 0 21600 0 0 Z N"/>
        </draw:custom-shape>
        <presentation:notes draw:style-name="dp2">
          <draw:page-thumbnail draw:style-name="gr9" draw:layer="layout" svg:width="17cm" svg:height="9.56cm" svg:x="2cm" svg:y="2.5cm" draw:page-number="10" presentation:class="page"/>
          <draw:frame presentation:style-name="pr37" draw:text-style-name="P41" draw:layer="layout" svg:width="17cm" svg:height="14cm" svg:x="2cm" svg:y="13cm" presentation:class="notes" presentation:placeholder="true">
            <draw:text-box/>
          </draw:frame>
        </presentation:notes>
      </draw:page>
      <draw:page draw:name="page11" draw:style-name="dp3" draw:master-page-name="Insert_20_Picture_20_1">
        <office:forms form:automatic-focus="false" form:apply-design-mode="false"/>
        <draw:path draw:style-name="gr77" draw:text-style-name="P62" draw:layer="layout" svg:width="10.386cm" svg:height="11.163cm" svg:x="2.618cm" svg:y="2.291cm" svg:viewBox="0 0 10387 11164" svg:d="M0 0c3462 0 6924 0 10387 0 0 3721 0 7443 0 11164-3463 0-6925 0-10387 0 0-3721 0-7443 0-11164z">
          <text:p/>
        </draw:path>
        <draw:path draw:style-name="gr78" draw:text-style-name="P90" draw:layer="layout" svg:width="10.852cm" svg:height="11.664cm" svg:x="2.385cm" svg:y="2.041cm" svg:viewBox="0 0 10853 11665" svg:d="M0 0c3618 0 7235 0 10853 0 0 3888 0 7777 0 11665-3618 0-7235 0-10853 0 0-3888 0-7777 0-11665z">
          <text:p/>
        </draw:path>
        <draw:path draw:style-name="gr79" draw:text-style-name="P91"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0" draw:text-style-name="P43" draw:layer="layout" svg:width="10.852cm" svg:height="11.664cm" svg:x="2.385cm" svg:y="2.041cm" svg:viewBox="0 0 10853 11665" svg:d="M0 0c3618 0 7235 0 10853 0 0 3888 0 7777 0 11665-3618 0-7235 0-10853 0 0-3888 0-7777 0-11665z">
          <text:p/>
        </draw:path>
        <draw:frame draw:style-name="gr81" draw:text-style-name="P93" draw:layer="layout" svg:width="12.5cm" svg:height="13cm" svg:x="14.5cm" svg:y="1.5cm">
          <draw:text-box>
            <text:p><text:span text:style-name="T47">Comment ça marche ?</text:span><text:span text:style-name="T48">Chiffrement</text:span><text:span text:style-name="T49"> : Lorsque vous voulez protéger des données, vous utilisez un </text:span><text:span text:style-name="T48">algorithme de chiffrement</text:span><text:span text:style-name="T49"> et une </text:span><text:span text:style-name="T48">clé de chiffrement</text:span><text:span text:style-name="T49"> pour convertir les données en un code incompréhensible, appelé </text:span><text:span text:style-name="T48">texte chiffré</text:span><text:span text:style-name="T49">.</text:span></text:p>
            <text:p text:style-name="P92"><text:span text:style-name="T50">Algorithme de chiffrement</text:span> : Une méthode ou une procédure mathématique qui transforme les données.</text:p>
            <text:p text:style-name="P92"><text:span text:style-name="T50">Clé de chiffrement</text:span> : Une séquence de bits utilisée par l'algorithme pour chiffrer et déchiffrer les données.</text:p>
          </draw:text-box>
        </draw:frame>
        <draw:polygon draw:style-name="gr23" draw:text-style-name="P94" draw:layer="layout" svg:width="1.964cm" svg:height="1.652cm" svg:x="0.388cm" svg:y="0.388cm" svg:viewBox="0 0 1965 1653" draw:points="1965,827 1963,881 1956,934 1946,988 1932,1041 1913,1092 1890,1143 1863,1192 1833,1240 1799,1286 1762,1330 1721,1371 1677,1411 1630,1447 1580,1482 1529,1513 1474,1542 1417,1567 1358,1590 1298,1609 1237,1624 1174,1637 1111,1646 1047,1651 983,1653 918,1651 854,1646 791,1637 728,1624 667,1609 607,1590 548,1567 491,1542 436,1513 384,1482 335,1447 287,1411 244,1371 203,1330 165,1286 131,1240 101,1192 75,1143 52,1092 33,1041 19,988 8,934 2,881 0,827 2,772 8,718 19,665 33,612 52,561 75,510 101,461 131,413 165,367 203,323 244,281 288,242 335,205 384,171 436,139 491,110 548,85 607,63 667,44 728,28 791,16 854,7 918,2 983,0 1047,2 1111,7 1174,16 1237,28 1298,44 1358,63 1417,85 1474,110 1529,139 1580,171 1630,205 1677,242 1721,281 1762,323 1799,367 1833,413 1863,461 1890,510 1913,561 1932,612 1946,665 1956,718 1963,772">
          <text:p text:style-name="P21"><text:span text:style-name="T14">4</text:span></text:p>
        </draw:polygon>
        <presentation:notes draw:style-name="dp2">
          <draw:page-thumbnail draw:style-name="gr9" draw:layer="layout" svg:width="17cm" svg:height="9.56cm" svg:x="2cm" svg:y="2.5cm" draw:page-number="11" presentation:class="page"/>
          <draw:frame presentation:style-name="pr38" draw:text-style-name="P9" draw:layer="layout" svg:width="17cm" svg:height="14cm" svg:x="2cm" svg:y="13cm" presentation:class="notes" presentation:placeholder="true">
            <draw:text-box/>
          </draw:frame>
        </presentation:notes>
      </draw:page>
      <draw:page draw:name="page12" draw:style-name="dp3" draw:master-page-name="Content_20_">
        <office:forms form:automatic-focus="false" form:apply-design-mode="false"/>
        <draw:g draw:style-name="gr1">
          <draw:path draw:style-name="gr82" draw:text-style-name="P18" draw:layer="layout" svg:width="4.133cm" svg:height="0.727cm" draw:transform="rotate (-0.422369678982627) translate (2.85724780548699cm 0.217498854726964cm)" svg:viewBox="0 0 4134 728" svg:d="M4134 559c-164-186-329-373-494-559-1213 243-2426 485-3640 728">
            <text:p/>
          </draw:path>
          <draw:path draw:style-name="gr83" draw:text-style-name="P29" draw:layer="layout" svg:width="0.241cm" svg:height="0.242cm" svg:x="6.258cm" svg:y="2.257cm" svg:viewBox="0 0 242 243" svg:d="M242 134c-3 22-10 42-23 59-12 17-29 31-49 40-19 8-40 11-62 9-21-2-41-9-59-22-17-13-30-29-39-49s-11-41-9-62c1-22 9-43 21-59 13-18 30-31 49-40 20-8 41-12 62-9 21 2 42 9 59 22 18 12 31 29 40 49s12 41 10 62z">
            <text:p/>
          </draw:path>
        </draw:g>
        <draw:g draw:style-name="gr1">
          <draw:path draw:style-name="gr84" draw:text-style-name="P18" draw:layer="layout" svg:width="4.149cm" svg:height="0.623cm" draw:transform="skewX (0.00157079632679485) rotate (-0.390081087820734) translate (21.7613180136073cm 13.0597601769671cm)" svg:viewBox="0 0 4150 624" svg:d="M0 65c181 186 362 373 543 559 1202-208 2405-416 3607-624">
            <text:p/>
          </draw:path>
          <draw:path draw:style-name="gr83" draw:text-style-name="P29" draw:layer="layout" svg:width="0.241cm" svg:height="0.242cm" svg:x="21.623cm" svg:y="13cm" svg:viewBox="0 0 242 243" svg:d="M242 134c-2 21-10 41-23 58-12 17-28 32-48 41-19 8-41 11-63 9-21-2-41-10-59-23-17-13-30-28-39-48s-11-41-9-62c1-22 9-42 21-59 13-18 30-31 49-40 20-8 41-12 62-9 21 2 42 9 59 22 18 12 31 29 40 49 9 19 12 41 10 62z">
            <text:p/>
          </draw:path>
        </draw:g>
        <draw:g draw:style-name="gr1">
          <draw:path draw:style-name="gr85" draw:text-style-name="P95" draw:layer="layout" svg:width="2.651cm" svg:height="3.061cm" svg:x="25cm" svg:y="11.938cm" svg:viewBox="0 0 2652 3062" svg:d="M2652 2296c-441 256-884 511-1325 766-443-255-885-510-1327-766 0-510 0-1020 0-1531 442-255 884-510 1327-765 441 255 884 510 1325 765 0 511 0 1021 0 1531z">
            <text:p/>
          </draw:path>
          <draw:path draw:style-name="gr86" draw:text-style-name="P96" draw:layer="layout" svg:width="2.241cm" svg:height="2.587cm" svg:x="25.206cm" svg:y="12.175cm" svg:viewBox="0 0 2242 2588" svg:d="M2242 1941c-373 216-748 431-1121 647-373-216-748-431-1121-647 0-431 0-863 0-1294 373-216 748-431 1121-647 373 216 748 431 1121 647 0 431 0 863 0 1294z">
            <text:p/>
          </draw:path>
        </draw:g>
        <draw:g draw:style-name="gr1">
          <draw:path draw:style-name="gr87" draw:text-style-name="P29" draw:layer="layout" svg:width="0.767cm" svg:height="0.637cm" svg:x="26cm" svg:y="13.362cm" svg:viewBox="0 0 768 638" svg:d="M381 0c-211 0-381 179-381 402 0 62 0 125 0 187 0 17 1 33 3 49 254-1 508-1 762-1 2-16 3-32 3-48 0-62 0-125 0-187 0-223-170-402-381-402-2 0-4 0-6 0z">
            <text:p/>
          </draw:path>
          <draw:path draw:style-name="gr27" draw:text-style-name="P42" draw:layer="layout" svg:width="0.482cm" svg:height="0.517cm" svg:x="26.143cm" svg:y="12.801cm" svg:viewBox="0 0 483 518" svg:d="M483 259c0 45-12 90-33 129-21 40-51 73-88 96-37 22-79 34-121 34s-84-12-120-34c-37-23-68-56-89-96-21-39-32-84-32-129 0-46 11-90 32-130 21-39 52-72 89-95 36-23 78-34 120-34s84 11 121 34 67 56 88 95c21 40 33 84 33 130z">
            <text:p/>
          </draw:path>
          <draw:path draw:style-name="gr27" draw:text-style-name="P42" draw:layer="layout" svg:width="0.156cm" svg:height="0.091cm" svg:x="26.302cm" svg:y="13.357cm" svg:viewBox="0 0 157 92" svg:d="M0 13c27 27 55 53 82 79 26-26 50-52 75-79-49-20-102-15-157 0z">
            <text:p/>
          </draw:path>
          <draw:path draw:style-name="gr27" draw:text-style-name="P42" draw:layer="layout" svg:width="0.132cm" svg:height="0.353cm" svg:x="26.321cm" svg:y="13.49cm" svg:viewBox="0 0 133 354" svg:d="M67 0c22 101 44 200 66 301-23 17-46 36-68 53-22-17-43-36-65-53 23-101 45-200 67-301z">
            <text:p/>
          </draw:path>
        </draw:g>
        <draw:g draw:style-name="gr1">
          <draw:path draw:style-name="gr88" draw:text-style-name="P43" draw:layer="layout" svg:width="2.651cm" svg:height="3.061cm" svg:x="0.5cm" svg:y="0.438cm" svg:viewBox="0 0 2652 3062" svg:d="M0 2297c442 255 884 510 1326 765 442-255 884-510 1326-765 0-511 0-1020 0-1531-442-255-884-511-1326-766-442 255-884 511-1326 766 0 511 0 1020 0 1531z">
            <text:p/>
          </draw:path>
          <draw:path draw:style-name="gr89" draw:text-style-name="P97" draw:layer="layout" svg:width="2.24cm" svg:height="2.587cm" svg:x="0.706cm" svg:y="0.675cm" svg:viewBox="0 0 2241 2588" svg:d="M0 1941c373 216 747 431 1120 647 374-216 748-431 1121-647 0-431 0-863 0-1294-373-216-747-431-1121-647-373 216-747 431-1120 647 0 431 0 863 0 1294z">
            <text:p/>
          </draw:path>
        </draw:g>
        <draw:frame draw:style-name="gr90" draw:text-style-name="P98" draw:layer="layout" svg:width="7cm" svg:height="1.5cm" svg:x="6.55cm" svg:y="1.545cm">
          <draw:text-box>
            <text:p><text:span text:style-name="T51">Transmission sécurisée</text:span><text:span text:style-name="T52"> :</text:span></text:p>
          </draw:text-box>
        </draw:frame>
        <draw:frame draw:style-name="gr91" draw:text-style-name="P99" draw:layer="layout" svg:width="6.237cm" svg:height="2cm" svg:x="15.5cm" svg:y="12cm">
          <draw:text-box>
            <text:p><text:span text:style-name="T53">Déchiffrement :</text:span></text:p>
          </draw:text-box>
        </draw:frame>
        <draw:frame draw:style-name="gr92" draw:text-style-name="P100" draw:layer="layout" svg:width="14cm" svg:height="3.707cm" svg:x="1.5cm" svg:y="3.397cm">
          <draw:text-box>
            <text:p text:style-name="P12"><text:span text:style-name="T54">Le texte chiffré peut être transmis ou stocké en toute sécurité, car même s'il est intercepté, il ne peut pas être compris sans la clé appropriée.</text:span></text:p>
          </draw:text-box>
        </draw:frame>
        <draw:frame draw:style-name="gr93" draw:text-style-name="P101" draw:layer="layout" svg:width="13.5cm" svg:height="5cm" svg:x="10cm" svg:y="8.2cm">
          <draw:text-box>
            <text:p text:style-name="P12"><text:span text:style-name="T55">Lorsque les données doivent être lues par une personne autorisée, le texte chiffré est reconverti en </text:span><text:span text:style-name="T56">texte en clair</text:span><text:span text:style-name="T55"> (forme originale lisible) à l'aide de l'algorithme de chiffrement et de la clé de déchiffrement.</text:span></text:p>
          </draw:text-box>
        </draw:frame>
        <draw:polygon draw:style-name="gr23" draw:text-style-name="P94" draw:layer="layout" svg:width="3.111cm" svg:height="3.111cm" svg:x="23.888cm" svg:y="0.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4">4</text:span></text:p>
        </draw:polygon>
        <presentation:notes draw:style-name="dp2">
          <draw:page-thumbnail draw:style-name="gr9" draw:layer="layout" svg:width="17cm" svg:height="9.56cm" svg:x="2cm" svg:y="2.5cm" draw:page-number="12" presentation:class="page"/>
          <draw:frame presentation:style-name="pr29" draw:text-style-name="P9" draw:layer="layout" svg:width="17cm" svg:height="14cm" svg:x="2cm" svg:y="13cm" presentation:class="notes" presentation:placeholder="true">
            <draw:text-box/>
          </draw:frame>
        </presentation:notes>
      </draw:page>
      <draw:page draw:name="page13" draw:style-name="dp3" draw:master-page-name="Content_20_">
        <office:forms form:automatic-focus="false" form:apply-design-mode="false"/>
        <draw:frame draw:style-name="gr94" draw:text-style-name="P102" draw:layer="layout" svg:width="25cm" svg:height="12.982cm" svg:x="1.5cm" svg:y="1cm">
          <draw:text-box>
            <text:p><text:span text:style-name="T57"><text:tab/></text:span><text:span text:style-name="T58">Exemple simplifié</text:span></text:p>
            <text:p text:style-name="P92"><text:span text:style-name="T50">Texte en clair</text:span> : "Bonjour"</text:p>
            <text:p text:style-name="P92"><text:span text:style-name="T50">Algorithme de chiffrement</text:span> : Une règle qui remplace chaque lettre par une autre lettre.</text:p>
            <text:p text:style-name="P92"><text:span text:style-name="T50">Clé de chiffrement</text:span> : La règle spécifique, par exemple, décaler chaque lettre de 3 positions dans l'alphabet (A devient D, B devient E, etc.).</text:p>
            <text:p text:style-name="P92"><text:span text:style-name="T50">Texte chiffré</text:span> : "Erqmrxu"</text:p>
            <text:p><text:tab/>Seule une personne avec la clé de déchiffrement (ici, la règle de décalage inverse) <text:tab/>pourra lire le message original "Bonjour".</text:p>
            <text:p><text:tab/><text:span text:style-name="T59">Pourquoi est-ce important ?</text:span></text:p>
            <text:p>Le chiffrement des données est essentiel pour protéger les informations sensibles telles que les mots de passe, les informations bancaires et les communications privées contre les cybercriminels et les accès non autorisés.</text:p>
          </draw:text-box>
        </draw:frame>
        <draw:polygon draw:style-name="gr23" draw:text-style-name="P94" draw:layer="layout" svg:width="2.499cm" svg:height="2.499cm" svg:x="25cm" svg:y="0cm" svg:viewBox="0 0 2500 2500" draw:points="2500,1250 2498,1332 2489,1413 2476,1494 2457,1574 2433,1652 2404,1728 2371,1803 2332,1875 2289,1945 2241,2011 2189,2074 2134,2134 2074,2189 2011,2241 1945,2289 1875,2332 1803,2371 1728,2404 1652,2433 1574,2457 1494,2476 1413,2489 1332,2497 1250,2500 1168,2497 1086,2489 1006,2476 926,2457 848,2433 772,2404 697,2371 625,2332 555,2289 488,2241 426,2189 366,2134 310,2074 258,2011 210,1945 167,1875 129,1803 95,1728 66,1652 43,1574 24,1494 10,1413 2,1332 0,1250 2,1168 10,1086 24,1006 43,926 66,848 95,772 129,697 167,625 210,555 259,488 310,425 366,366 426,310 488,258 555,210 625,167 697,129 772,95 848,66 926,43 1006,24 1086,10 1168,2 1250,0 1332,2 1413,10 1494,24 1574,43 1652,66 1728,95 1803,129 1875,167 1945,210 2011,258 2074,310 2134,366 2189,425 2241,488 2289,555 2332,625 2371,697 2404,772 2433,848 2457,926 2476,1006 2489,1086 2498,1168">
          <text:p text:style-name="P21"><text:span text:style-name="T14">4</text:span></text:p>
        </draw:polygon>
        <presentation:notes draw:style-name="dp2">
          <draw:page-thumbnail draw:style-name="gr9" draw:layer="layout" svg:width="17cm" svg:height="9.56cm" svg:x="2cm" svg:y="2.5cm" draw:page-number="13" presentation:class="page"/>
          <draw:frame presentation:style-name="pr29" draw:text-style-name="P9" draw:layer="layout" svg:width="17cm" svg:height="14cm" svg:x="2cm" svg:y="13cm" presentation:class="notes" presentation:placeholder="true">
            <draw:text-box/>
          </draw:frame>
        </presentation:notes>
      </draw:page>
      <draw:page draw:name="page14" draw:style-name="dp3" draw:master-page-name="Insert_20_Picture">
        <office:forms form:automatic-focus="false" form:apply-design-mode="false"/>
        <draw:polygon draw:style-name="gr23" draw:text-style-name="P94" draw:layer="layout" svg:width="3.111cm" svg:height="3.111cm" svg:x="0.388cm" svg:y="0.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4">5</text:span></text:p>
        </draw:polygon>
        <draw:custom-shape draw:style-name="gr76" draw:text-style-name="P89" draw:layer="layout" svg:width="11.5cm" svg:height="11.5cm" svg:x="13.9cm" svg:y="2cm">
          <text:p/>
          <draw:enhanced-geometry svg:viewBox="0 0 21600 21600" draw:type="rectangle" draw:enhanced-path="M 0 0 L 21600 0 21600 21600 0 21600 0 0 Z N"/>
        </draw:custom-shape>
        <draw:frame draw:style-name="gr95" draw:text-style-name="P104" draw:layer="layout" svg:width="12cm" svg:height="6.905cm" svg:x="1cm" svg:y="3.4cm">
          <draw:text-box>
            <text:p text:style-name="P12"><text:span text:style-name="T60">Importance des mots de passe forts et de leur renouvellement régulier.</text:span></text:p>
            <text:p text:style-name="P103"><text:span text:style-name="T60">Présentation des gestionnaires de mots de passe (ex. </text:span><text:span text:style-name="T61">LastPass</text:span><text:span text:style-name="T60">, </text:span><text:span text:style-name="T61">Bitwarden</text:span><text:span text:style-name="T60">, </text:span><text:span text:style-name="T61">1Password</text:span><text:span text:style-name="T60">).</text:span></text:p>
            <text:p text:style-name="P12"/>
          </draw:text-box>
        </draw:frame>
        <draw:frame presentation:style-name="pr39" draw:text-style-name="P106" draw:layer="layout" svg:width="9.279cm" svg:height="3.469cm" svg:x="3.722cm" svg:y="0.229cm" presentation:class="title" presentation:user-transformed="true">
          <draw:text-box>
            <text:p text:style-name="P105"><text:span text:style-name="T62">Gestion des mots de passe</text:span></text:p>
          </draw:text-box>
        </draw:frame>
        <draw:frame draw:style-name="gr96" draw:text-style-name="P108" draw:layer="layout" svg:width="11.5cm" svg:height="3cm" svg:x="1cm" svg:y="11.5cm">
          <draw:text-box>
            <text:p text:style-name="P107"><text:span text:style-name="T63">Authentification à deux facteurs (2FA)</text:span><text:span text:style-name="T64"> : </text:span><text:span text:style-name="T65">essayons <text:s/>une activation de la 2FA sur un compte.</text:span></text:p>
          </draw:text-box>
        </draw:frame>
        <presentation:notes draw:style-name="dp2">
          <draw:page-thumbnail draw:style-name="gr9" draw:layer="layout" svg:width="17cm" svg:height="9.56cm" svg:x="2cm" svg:y="2.5cm" draw:page-number="14" presentation:class="page"/>
          <draw:frame presentation:style-name="pr37" draw:text-style-name="P41" draw:layer="layout" svg:width="17cm" svg:height="14cm" svg:x="2cm" svg:y="13cm" presentation:class="notes" presentation:placeholder="true">
            <draw:text-box/>
          </draw:frame>
        </presentation:notes>
      </draw:page>
      <draw:page draw:name="page15" draw:style-name="dp3" draw:master-page-name="List_20_Content">
        <office:forms form:automatic-focus="false" form:apply-design-mode="false"/>
        <draw:polygon draw:style-name="gr97" draw:text-style-name="P109" draw:layer="layout" svg:width="2.499cm" svg:height="2.111cm" svg:x="0.5cm" svg:y="0.388cm" svg:viewBox="0 0 2500 2112" draw:points="2500,1056 2498,1125 2489,1194 2476,1262 2457,1330 2433,1395 2404,1460 2371,1523 2332,1584 2289,1643 2241,1699 2189,1752 2134,1803 2074,1849 2011,1893 1945,1934 1875,1970 1803,2003 1728,2031 1652,2056 1574,2075 1494,2092 1413,2102 1332,2109 1250,2112 1168,2109 1086,2102 1006,2092 926,2075 848,2056 772,2031 697,2003 625,1970 555,1934 488,1893 426,1849 366,1803 310,1752 258,1699 210,1643 167,1584 129,1523 95,1460 66,1395 43,1330 24,1262 10,1194 2,1125 0,1056 2,987 10,918 24,850 43,782 66,717 95,652 129,589 167,528 210,469 259,413 310,359 366,309 426,262 488,218 555,178 625,141 697,109 772,80 848,56 926,36 1006,20 1086,9 1168,2 1250,0 1332,2 1413,9 1494,20 1574,36 1652,56 1728,80 1803,109 1875,141 1945,178 2011,218 2074,262 2134,309 2189,359 2241,413 2289,469 2332,528 2371,589 2404,652 2433,717 2457,782 2476,850 2489,918 2498,987">
          <text:p text:style-name="P21"><text:span text:style-name="T14">6</text:span></text:p>
        </draw:polygon>
        <draw:frame presentation:style-name="pr40" draw:text-style-name="P110" draw:layer="layout" svg:width="19.077cm" svg:height="2.507cm" svg:x="1.023cm" svg:y="-0.138cm" presentation:class="title" presentation:user-transformed="true">
          <draw:text-box>
            <text:p text:style-name="P10"><text:span text:style-name="T66">Sécurité en ligne et Wi-Fi public</text:span></text:p>
          </draw:text-box>
        </draw:frame>
        <draw:frame draw:style-name="gr98" draw:text-style-name="P112" draw:layer="layout" svg:width="7.5cm" svg:height="4.01cm" svg:x="21cm" svg:y="5.117cm">
          <draw:text-box>
            <text:p text:style-name="P111"><text:span text:style-name="T67">VPN (Virtual Private Network)</text:span><text:span text:style-name="T68"> : </text:span></text:p>
          </draw:text-box>
        </draw:frame>
        <draw:frame draw:style-name="gr99" draw:text-style-name="P114" draw:layer="layout" svg:width="8.5cm" svg:height="1.115cm" svg:x="0.7cm" svg:y="2.299cm">
          <draw:text-box>
            <text:p text:style-name="P113"><text:span text:style-name="T63">Risques des Wi-Fi publics</text:span></text:p>
          </draw:text-box>
        </draw:frame>
        <draw:frame draw:style-name="gr100" draw:text-style-name="P115" draw:layer="layout" svg:width="5.5cm" svg:height="1.8cm" svg:x="0.5cm" svg:y="8.8cm">
          <draw:text-box>
            <text:p text:style-name="P113"><text:span text:style-name="T69">solutions</text:span></text:p>
          </draw:text-box>
        </draw:frame>
        <draw:custom-shape draw:style-name="gr101" draw:text-style-name="P116" draw:layer="layout" svg:width="9.1cm" svg:height="6.75cm" svg:x="19cm" svg:y="9cm">
          <text:p/>
          <draw:enhanced-geometry svg:viewBox="0 0 21600 21600" draw:type="rectangle" draw:enhanced-path="M 0 0 L 21600 0 21600 21600 0 21600 0 0 Z N"/>
        </draw:custom-shape>
        <draw:frame draw:style-name="gr102" draw:text-style-name="P93" draw:layer="layout" svg:width="26cm" svg:height="5.435cm" svg:x="1cm" svg:y="10.101cm">
          <draw:text-box>
            <text:p text:style-name="P111">Un VPN est une technologie qui crée une connexion sécurisée et cryptée entre votre appareil (ordinateur, smartphone, etc.) et un serveur distant. Cette connexion permet de masquer votre adresse IP, de sécuriser vos données et d'accéder à des ressources sur le réseau privé comme si vous étiez physiquement présent à cet emplacement.</text:p>
            <text:p text:style-name="P107"><text:span text:style-name="T70">expliquer son fonctionnement de base et recommander des outils comme </text:span><text:span text:style-name="T71">NordVPN</text:span><text:span text:style-name="T70">, </text:span><text:span text:style-name="T71">ProtonVPN</text:span><text:span text:style-name="T70">, ou </text:span><text:span text:style-name="T71">OpenVPN</text:span><text:span text:style-name="T72">. </text:span>Naviguer uniquement dans des cites securiser (https)</text:p>
          </draw:text-box>
        </draw:frame>
        <draw:frame draw:style-name="gr103" draw:text-style-name="P119" draw:layer="layout" svg:width="20cm" svg:height="6.227cm" svg:x="0.5cm" svg:y="3.214cm">
          <draw:text-box>
            <text:p text:style-name="P117"><text:span text:style-name="T73">Les réseaux Wi-Fi publics, comme leur nom l’indique, restent des réseaux dont vous ne connaissez pas le niveau sécurité, ni qui le gère.</text:span></text:p>
            <text:p text:style-name="P117"><text:span text:style-name="T74">Sniffing de Paquets (</text:span><text:span text:style-name="T75">Un cybercriminel utilise un logiciel de sniffing pour intercepter et surveiller le trafic des utilisateurs</text:span><text:span text:style-name="T74">)</text:span></text:p>
            <text:p text:style-name="P117"><text:span text:style-name="T74">Attaques de l’homme du milieu (MitM: Man in the Middle) :</text:span><text:span text:style-name="T75"> Vos données peuvent être interceptées par des individus malveillants qui se positionnent entre vous et le point d’accès Wifi.</text:span></text:p>
            <text:p text:style-name="P118"><text:span text:style-name="T74">Faux réseaux Wi-Fi ou piégés : </text:span><text:span text:style-name="T75">Les pirates informatiques peuvent créer de faux réseaux Wi-Fi qui ressemblent à des réseaux légitimes mais qui sont en réalité conçus pour voler vos informations.</text:span></text:p>
          </draw:text-box>
        </draw:frame>
        <presentation:notes draw:style-name="dp2">
          <draw:page-thumbnail draw:style-name="gr9" draw:layer="layout" svg:width="17cm" svg:height="9.56cm" svg:x="2cm" svg:y="2.5cm" draw:page-number="15" presentation:class="page"/>
          <draw:frame presentation:style-name="pr41" draw:text-style-name="P9" draw:layer="layout" svg:width="17cm" svg:height="14cm" svg:x="2cm" svg:y="13cm" presentation:class="notes" presentation:placeholder="true">
            <draw:text-box/>
          </draw:frame>
        </presentation:notes>
      </draw:page>
      <draw:page draw:name="page16" draw:style-name="dp4" draw:master-page-name="List_20_Content">
        <office:forms form:automatic-focus="false" form:apply-design-mode="false"/>
        <draw:custom-shape draw:style-name="gr104" draw:text-style-name="P116" draw:layer="layout" svg:width="10.5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5" draw:text-style-name="P121" draw:layer="layout" svg:width="3cm" svg:height="3cm" svg:x="0.5cm" svg:y="0.5cm">
          <text:p text:style-name="P120"><text:span text:style-name="T76">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122" draw:layer="layout" svg:width="18.5cm" svg:height="2.311cm" svg:x="3.5cm" svg:y="1.189cm">
          <draw:text-box>
            <text:p><text:span text:style-name="T77">Navigation Sécurisée et Extensions</text:span></text:p>
          </draw:text-box>
        </draw:frame>
        <draw:frame draw:style-name="gr107" draw:text-style-name="P123" draw:layer="layout" svg:width="23cm" svg:height="9.892cm" svg:x="1.5cm" svg:y="4cm">
          <draw:text-box>
            <text:p text:style-name="P103"><text:span text:style-name="T78">Utilisation de navigateurs sécurisés</text:span><text:span text:style-name="T79"> (ex. </text:span><text:span text:style-name="T80">Brave</text:span><text:span text:style-name="T79">, </text:span><text:span text:style-name="T80">Mozilla Firefox)</text:span></text:p>
            <text:p text:style-name="P103"><text:span text:style-name="T81">Brave et Firefox sont réputés pour leur sécurité car ils bloquent les traqueurs et les cookies tiers par défaut, protégeant ainsi la vie privée. Leur code open source permet des vérifications publiques pour identifier et corriger rapidement les failles. Enfin, ils surveillent les permissions des extensions pour limiter les risques d'intrusion et de malware.</text:span></text:p>
            <text:p text:style-name="P103"><text:span text:style-name="T78">Activation de la protection anti-phishing.</text:span></text:p>
            <text:p text:style-name="P103"><text:span text:style-name="T82">Kasperky, Avast, … (Il faut mettre tous les fonctionnalités des antivirus : plus precisement le ENDpoint security. La version 11 est la plus rescente.)</text:span></text:p>
          </draw:text-box>
        </draw:frame>
        <presentation:notes draw:style-name="dp2">
          <draw:page-thumbnail draw:style-name="gr9" draw:layer="layout" svg:width="17cm" svg:height="9.56cm" svg:x="2cm" svg:y="2.5cm" draw:page-number="16" presentation:class="page"/>
          <draw:frame presentation:style-name="pr42" draw:text-style-name="P9" draw:layer="layout" svg:width="17cm" svg:height="14cm" svg:x="2cm" svg:y="13cm" presentation:class="notes" presentation:placeholder="true">
            <draw:text-box/>
          </draw:frame>
        </presentation:notes>
      </draw:page>
      <draw:page draw:name="page17" draw:style-name="dp3" draw:master-page-name="Topic_20_Title_20_2">
        <office:forms form:automatic-focus="false" form:apply-design-mode="false"/>
        <draw:frame draw:style-name="gr108" draw:text-style-name="P124" draw:layer="layout" svg:width="19cm" svg:height="1.81cm" svg:x="3.5cm" svg:y="1.19cm">
          <draw:text-box>
            <text:p text:style-name="P10"><text:span text:style-name="T83">Bonnes Pratiques de Cybersécurité</text:span></text:p>
          </draw:text-box>
        </draw:frame>
        <draw:custom-shape draw:style-name="gr109" draw:text-style-name="P125" draw:layer="layout" svg:width="3cm" svg:height="3cm" svg:x="0.501cm" svg:y="0.501cm">
          <text:p text:style-name="P120"><text:span text:style-name="T76">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93" draw:layer="layout" svg:width="22.5cm" svg:height="10.075cm" svg:x="1.5cm" svg:y="3.925cm">
          <draw:text-box>
            <text:p><text:span text:style-name="T84">Mises à jour régulières</text:span> : importance de garder les logiciels et systèmes d'exploitation à jour.</text:p>
            <text:p text:style-name="P111"><text:span text:style-name="T84">Courriels et phishing</text:span> : comment détecter les courriels suspects, analyser les liens et pièces jointes.</text:p>
            <text:p text:style-name="P111"><text:span text:style-name="T84">Utilisation sécurisée des réseaux sociaux</text:span> : paramétrage de la confidentialité, éviter de partager des informations sensibles.</text:p>
            <text:p text:style-name="P111"><text:span text:style-name="T84">Sécurité des appareils</text:span> : installation d’un antivirus (ex. <text:span text:style-name="T50">Windows Defender</text:span>, <text:span text:style-name="T50">Avast</text:span>, <text:span text:style-name="T50">Kaspersky</text:span>), sécurisation des appareils mobiles.</text:p>
            <text:p text:style-name="P111"><text:span text:style-name="T84">Sauvegarde des données</text:span> : stratégie de sauvegarde en 3-2-1 (3 copies, 2 emplacements différents, 1 copie hors site) avec des solutions comme <text:span text:style-name="T50">Google Drive</text:span>, <text:span text:style-name="T50">Dropbox</text:span>, <text:span text:style-name="T50">iCloud</text:span>, ou des disques durs externes.</text:p>
          </draw:text-box>
        </draw:frame>
        <presentation:notes draw:style-name="dp2">
          <draw:page-thumbnail draw:style-name="gr9" draw:layer="layout" svg:width="17cm" svg:height="9.56cm" svg:x="2cm" svg:y="2.5cm" draw:page-number="17" presentation:class="page"/>
          <draw:frame presentation:style-name="pr43" draw:text-style-name="P41" draw:layer="layout" svg:width="17cm" svg:height="14cm" svg:x="2cm" svg:y="13cm" presentation:class="notes" presentation:placeholder="true">
            <draw:text-box/>
          </draw:frame>
        </presentation:notes>
      </draw:page>
      <draw:page draw:name="page18" draw:style-name="dp3" draw:master-page-name="Greetings">
        <office:forms form:automatic-focus="false" form:apply-design-mode="false"/>
        <draw:frame presentation:style-name="pr44" draw:text-style-name="P126" draw:layer="layout" svg:width="25.199cm" svg:height="6.352cm" svg:x="1.602cm" svg:y="2.81cm" presentation:class="title" presentation:user-transformed="true">
          <draw:text-box>
            <text:p><text:span text:style-name="T85">Merci pour votre généreuse attention et votre esprit participative</text:span></text:p>
          </draw:text-box>
        </draw:frame>
        <draw:g draw:style-name="gr1">
          <draw:path draw:style-name="gr111" draw:text-style-name="P12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12" draw:text-style-name="P12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87" draw:text-style-name="P12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 draw:text-style-name="P13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
          <draw:path draw:style-name="gr113" draw:text-style-name="P127"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14" draw:text-style-name="P128"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129"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15" draw:text-style-name="P130"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16" draw:text-style-name="P21" draw:layer="layout" svg:width="6.485cm" svg:height="0cm" svg:x="16.463cm" svg:y="9.478cm" svg:viewBox="0 0 6486 0" svg:d="M0 0c2162 0 4324 0 6486 0">
            <text:p/>
          </draw:path>
          <draw:path draw:style-name="gr117" draw:text-style-name="P21" draw:layer="layout" svg:width="6.485cm" svg:height="0cm" svg:x="5.247cm" svg:y="9.478cm" svg:viewBox="0 0 6486 0" svg:d="M0 0c2162 0 4324 0 6486 0">
            <text:p/>
          </draw:path>
        </draw:g>
        <draw:frame draw:style-name="gr118" draw:text-style-name="P93" draw:layer="layout" svg:width="16.5cm" svg:height="1.979cm" svg:x="12.5cm" svg:y="14.521cm">
          <draw:text-box>
            <text:p>#PhilippeAlifa #TaïwèPhilippeAlifa @philipalifa.tpa</text:p>
          </draw:text-box>
        </draw:frame>
        <presentation:notes draw:style-name="dp2">
          <draw:page-thumbnail draw:style-name="gr9" draw:layer="layout" svg:width="17cm" svg:height="9.56cm" svg:x="2cm" svg:y="2.5cm" draw:page-number="18" presentation:class="page"/>
          <draw:frame presentation:style-name="pr45"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pitch="variable"/>
    <style:font-face style:name="Cambria" svg:font-family="Cambria" style:font-family-generic="roman" style:font-pitch="variable"/>
    <style:font-face style:name="Cambria1" svg:font-family="Cambria"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Noto Serif CJK SC" svg:font-family="'Noto Serif CJK SC'"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gradient" draw:style="linear" draw:start-color="#7f83e0" draw:end-color="#dee7e5" draw:start-intensity="100%" draw:end-intensity="100%" draw:angle="30deg" draw:border="0%">
      <loext:gradient-stop svg:offset="0" loext:color-type="rgb" loext:color-value="#7f83e0"/>
      <loext:gradient-stop svg:offset="1" loext:color-type="rgb" loext:color-value="#dee7e5"/>
    </draw:gradient>
    <draw:fill-image draw:name="Bitmap_20_11" draw:display-name="Bitmap 11" xlink:href="Pictures/100000000000078000000438F7F559D0.png" xlink:type="simple" xlink:show="embed" xlink:actuate="onLoad"/>
    <draw:fill-image draw:name="Capture_25_20d_2019_écran_25_20du_25_202024-10-31_25_2015-30-49" draw:display-name="Capture%20d’écran%20du%202024-10-31%2015-30-49" xlink:href="Pictures/100000010000012700000114D71FC023.png" xlink:type="simple" xlink:show="embed" xlink:actuate="onLoad"/>
    <draw:fill-image draw:name="Capture_25_20d_2019_écran_25_20du_25_202024-10-31_25_2015-31-371" draw:display-name="Capture%20d’écran%20du%202024-10-31%2015-31-371" xlink:href="Pictures/10000001000001750000011D61CC8044.png" xlink:type="simple" xlink:show="embed" xlink:actuate="onLoad"/>
    <draw:fill-image draw:name="Capture_25_20d_2019_écran_25_20du_25_202024-11-11_25_2013-26-20" draw:display-name="Capture%20d’écran%20du%202024-11-11%2013-26-20" xlink:href="Pictures/10000001000001BD0000012572EB1744.png" xlink:type="simple" xlink:show="embed" xlink:actuate="onLoad"/>
    <draw:fill-image draw:name="Capture_25_20d_2019_écran_25_20du_25_202024-11-11_25_2013-49-54" draw:display-name="Capture%20d’écran%20du%202024-11-11%2013-49-54" xlink:href="Pictures/100000010000014F00000100B23B5E63.png" xlink:type="simple" xlink:show="embed" xlink:actuate="onLoad"/>
    <draw:fill-image draw:name="tPA" xlink:href="Pictures/10000000000014A900000DC261A6779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ListLabel_20_1" style:display-name="ListLabel 1" style:family="graphic">
      <style:paragraph-properties style:text-autospace="none"/>
      <style:text-properties fo:color="#222222" loext:opacity="100%"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graphic-properties style:writing-mode="lr-tb"/>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Caption" style:family="graphic">
      <style:graphic-properties style:writing-mode="lr-tb"/>
      <style:paragraph-properties fo:margin-top="0.374cm" fo:margin-bottom="0.374cm" fo:line-height="108%" fo:text-align="start" style:text-autospace="none" style:writing-mode="lr-tb"/>
      <style:text-properties style:use-window-font-color="true" loext:opacity="0%" style:font-name="Calibri" fo:font-family="Calibri" style:font-family-generic="roman" style:font-pitch="variable" fo:font-size="12pt" fo:language="fr" fo:country="FR" fo:font-style="italic" style:letter-kerning="false" style:font-name-asian="Calibri1" style:font-family-asian="Calibri" style:font-pitch-asian="variable" style:font-size-asian="12pt" style:language-asian="en" style:country-asian="US" style:font-style-asian="italic" style:font-name-complex="Calibri" style:font-family-complex="Calibri" style:font-family-generic-complex="roman" style:font-pitch-complex="variable" style:font-size-complex="12pt" style:language-complex="ar" style:country-complex="SA"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eading_20_1" style:display-name="Heading 1" style:family="graphic">
      <style:graphic-properties style:writing-mode="lr-tb"/>
      <style:paragraph-properties fo:margin-left="1.381cm" fo:margin-right="0cm" fo:margin-top="0cm" fo:margin-bottom="0.395cm" fo:line-height="100%" fo:text-align="start" fo:text-indent="0cm" style:text-autospace="none" style:writing-mode="lr-tb"/>
      <style:text-properties fo:color="#000000" loext:opacity="100%" style:font-name="Cambria" fo:font-family="Cambria" style:font-family-generic="roman" style:font-pitch="variable" fo:font-size="40pt" fo:language="fr" fo:country="FR" style:letter-kerning="false" style:font-name-asian="Cambria1" style:font-family-asian="Cambria" style:font-pitch-asian="variable" style:font-size-asian="40pt" style:language-asian="fr" style:country-asian="FR" style:font-name-complex="Cambria" style:font-family-complex="Cambria" style:font-family-generic-complex="roman" style:font-pitch-complex="variable" style:font-size-complex="40pt" style:language-complex="ar" style:country-complex="SA"/>
    </style:style>
    <style:style style:name="Heading_20_2" style:display-name="Heading 2" style:family="graphic">
      <style:graphic-properties style:writing-mode="lr-tb"/>
      <style:paragraph-properties fo:margin-top="0cm" fo:margin-bottom="0.799cm" fo:line-height="100%" fo:text-align="center" style:text-autospace="none" style:writing-mode="lr-tb"/>
      <style:text-properties fo:color="#000000" loext:opacity="100%" style:font-name="Times New Roman" fo:font-family="'Times New Roman'" style:font-family-generic="roman" style:font-pitch="variable" fo:font-size="16pt" fo:language="fr" fo:country="FR" style:text-underline-style="solid" style:text-underline-width="auto" style:text-underline-color="#000000" fo:font-weight="bold" style:letter-kerning="false" style:font-name-asian="Times New Roman1" style:font-family-asian="'Times New Roman'" style:font-pitch-asian="variable" style:font-size-asian="16pt" style:language-asian="fr" style:country-asian="FR"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stLabel_20_45" style:display-name="ListLabel 45" style:family="graphic">
      <style:paragraph-properties style:text-autospace="none"/>
    </style:style>
    <style:style style:name="ListLabel_20_44" style:display-name="ListLabel 44" style:family="graphic">
      <style:paragraph-properties style:text-autospace="none"/>
    </style:style>
    <style:style style:name="ListLabel_20_43" style:display-name="ListLabel 43" style:family="graphic">
      <style:paragraph-properties style:text-autospace="none"/>
    </style:style>
    <style:style style:name="ListLabel_20_42" style:display-name="ListLabel 42" style:family="graphic">
      <style:paragraph-properties style:text-autospace="none"/>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style>
    <style:style style:name="ListLabel_20_39" style:display-name="ListLabel 39" style:family="graphic">
      <style:paragraph-properties style:text-autospace="none"/>
    </style:style>
    <style:style style:name="ListLabel_20_38" style:display-name="ListLabel 38" style:family="graphic">
      <style:paragraph-properties style:text-autospace="none"/>
    </style:style>
    <style:style style:name="ListLabel_20_37" style:display-name="ListLabel 37" style:family="graphic">
      <style:paragraph-properties style:text-autospace="non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ListLabel_20_32" style:display-name="ListLabel 32" style:family="graphic">
      <style:paragraph-properties style:text-autospace="non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style>
    <style:style style:name="ListLabel_20_29" style:display-name="ListLabel 29" style:family="graphic">
      <style:paragraph-properties style:text-autospace="none"/>
    </style:style>
    <style:style style:name="ListLabel_20_28" style:display-name="ListLabel 28" style:family="graphic">
      <style:paragraph-properties style:text-autospace="none"/>
    </style:style>
    <style:style style:name="ListLabel_20_27" style:display-name="ListLabel 27"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6" style:display-name="ListLabel 26"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5" style:display-name="ListLabel 25"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4" style:display-name="ListLabel 24"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3" style:display-name="ListLabel 23"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2" style:display-name="ListLabel 22"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1" style:display-name="ListLabel 21"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0" style:display-name="ListLabel 20"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9" style:display-name="ListLabel 19"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8" style:display-name="ListLabel 18"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7" style:display-name="ListLabel 17"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6" style:display-name="ListLabel 16"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5" style:display-name="ListLabel 15"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4" style:display-name="ListLabel 14"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3" style:display-name="ListLabel 13"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2" style:display-name="ListLabel 12"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1" style:display-name="ListLabel 11"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0" style:display-name="ListLabel 10"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9" style:display-name="ListLabel 9"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8" style:display-name="ListLabel 8"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7" style:display-name="ListLabel 7"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6" style:display-name="ListLabel 6"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5" style:display-name="ListLabel 5"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4" style:display-name="ListLabel 4"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3" style:display-name="ListLabel 3"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 style:display-name="ListLabel 2"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Titre_20_2_20_Car" style:display-name="Titre 2 Car" style:family="graphic">
      <style:paragraph-properties style:text-autospace="none"/>
      <style:text-properties fo:color="#000000" loext:opacity="100%" style:font-name="Times New Roman" fo:font-family="'Times New Roman'" style:font-family-generic="roman" style:font-pitch="variable" fo:font-size="16pt" style:text-underline-style="solid" style:text-underline-width="auto" style:text-underline-color="#000000" fo:font-weight="bold"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style>
    <style:style style:name="Titre_20_1_20_Car" style:display-name="Titre 1 Car" style:family="graphic">
      <style:paragraph-properties style:text-autospace="none"/>
      <style:text-properties fo:color="#000000" loext:opacity="100%" style:font-name="Cambria" fo:font-family="Cambria" style:font-family-generic="roman" style:font-pitch="variable" fo:font-size="40pt" style:font-name-asian="Cambria1" style:font-family-asian="Cambria" style:font-pitch-asian="variable" style:language-asian="fr" style:country-asian="FR" style:font-name-complex="Cambria" style:font-family-complex="Cambria" style:font-family-generic-complex="roman" style:font-pitch-complex="variable"/>
    </style:style>
    <style:style style:name="Contenu_20_de_20_cadre" style:display-name="Contenu de cadre" style:family="graphic">
      <style:graphic-properties style:writing-mode="lr-tb"/>
      <style:paragraph-properties fo:margin-left="0cm" fo:margin-right="0cm" fo:margin-top="0cm" fo:margin-bottom="0.162cm" fo:line-height="115%" fo:text-align="justify" fo:text-indent="-0.032cm" style:text-autospace="none" style:writing-mode="lr-tb"/>
      <style:text-properties fo:color="#000000" loext:opacity="100%" style:font-name="Times New Roman" fo:font-family="'Times New Roman'"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Times New Roman" style:font-family-complex="'Times New Roman'" style:font-family-generic-complex="roman" style:font-pitch-complex="variable" style:font-size-complex="14pt" style:language-complex="ar" style:country-complex="SA"/>
    </style:style>
    <style:style style:name="List_20_Paragraph" style:display-name="List Paragraph" style:family="graphic">
      <style:graphic-properties style:writing-mode="lr-tb"/>
      <style:paragraph-properties fo:margin-left="2.24cm" fo:margin-right="0cm" fo:margin-top="0cm" fo:margin-bottom="0.162cm" fo:line-height="115%" fo:text-align="justify" fo:text-indent="-0.032cm" style:text-autospace="none" style:writing-mode="lr-tb"/>
      <style:text-properties fo:color="#000000" loext:opacity="100%" style:font-name="Times New Roman" fo:font-family="'Times New Roman'"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Times New Roman" style:font-family-complex="'Times New Roman'" style:font-family-generic-complex="roman" style:font-pitch-complex="variable" style:font-size-complex="14pt" style:language-complex="ar" style:country-complex="SA"/>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 style:family="graphic">
      <style:paragraph-properties style:text-autospace="none"/>
      <style:text-properties fo:font-weight="bold" style:font-weight-complex="bold"/>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2pt" style:font-weight-complex="bold"/>
    </style:style>
    <style:style style:name="Caractères_20_de_20_numérotation" style:display-name="Caractères de numérotation" style:family="graphic">
      <style:paragraph-properties style:text-autospace="none"/>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éro&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6.2$Linux_X86_64 LibreOffice_project/420$Build-2</meta:generator>
    <meta:creation-date>2024-11-10T19:03:22.221535982</meta:creation-date>
    <meta:editing-duration>PT3H47M58S</meta:editing-duration>
    <meta:editing-cycles>19</meta:editing-cycles>
    <dc:date>2024-11-12T09:43:31.365981234</dc:date>
    <meta:document-statistic meta:object-count="493"/>
  </office:meta>
</office:document-meta>
</file>